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32.3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9.65mm" fo:break-before="auto" style:use-optimal-row-height="true"/>
    </style:style>
    <style:style style:name="ro7" style:family="table-row">
      <style:table-row-properties style:row-height="18.86mm" fo:break-before="auto" style:use-optimal-row-height="true"/>
    </style:style>
    <style:style style:name="ro8" style:family="table-row">
      <style:table-row-properties style:row-height="14.04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6mm" fo:break-before="auto" style:use-optimal-row-height="tru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5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71mm"/>
    </style:style>
    <style:style style:name="ce163" style:family="table-cell" style:parent-style-name="Default" style:data-style-name="N100">
      <style:table-cell-properties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5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1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2" style:family="table-cell" style:parent-style-name="Default" style:data-style-name="N164">
      <style:table-cell-properties fo:padding="0.71mm"/>
    </style:style>
    <style:style style:name="ce5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 style:vertical-align="top"/>
    </style:style>
    <style:style style:name="ce5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164"/>
    <style:style style:name="ce18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71mm"/>
    </style:style>
    <style:style style:name="ce91" style:family="table-cell" style:parent-style-name="Default" style:data-style-name="N1">
      <style:table-cell-properties fo:padding="0.71m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2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>
      <style:table-cell-properties fo:background-color="transparent" fo:padding="0.71mm"/>
    </style:style>
    <style:style style:name="ce138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5"/>
        </table:table-header-columns>
        <table:table-column table:style-name="co4" table:default-cell-style-name="ce157"/>
        <table:table-column table:style-name="co5" table:default-cell-style-name="ce157"/>
        <table:table-column table:style-name="co6" table:default-cell-style-name="ce157"/>
        <table:table-column table:style-name="co7" table:default-cell-style-name="ce157"/>
        <table:table-column table:style-name="co8" table:default-cell-style-name="ce171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157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6"/>
        <table:table-column table:style-name="co11" table:default-cell-style-name="ce123"/>
        <table:table-column table:style-name="co20" table:default-cell-style-name="ce116"/>
        <table:table-column table:style-name="co21" table:default-cell-style-name="ce135"/>
        <table:table-column table:style-name="co22" table:number-columns-repeated="218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1" office:value-type="string" calcext:value-type="string" table:number-columns-spanned="4" table:number-rows-spanned="1">
              <text:p>Farnell / Element14</text:p>
            </table:table-cell>
            <table:covered-table-cell table:style-name="ce161"/>
            <table:covered-table-cell table:style-name="ce42"/>
            <table:covered-table-cell table:style-name="ce48"/>
            <table:table-cell table:style-name="ce60" office:value-type="string" calcext:value-type="string" table:number-columns-spanned="2" table:number-rows-spanned="1">
              <text:p>Digi-Key</text:p>
            </table:table-cell>
            <table:covered-table-cell table:style-name="ce67"/>
            <table:table-cell table:style-name="ce198"/>
            <table:table-cell table:style-name="ce60" office:value-type="string" calcext:value-type="string" table:number-columns-spanned="2" table:number-rows-spanned="1">
              <text:p>Mouser</text:p>
            </table:table-cell>
            <table:covered-table-cell table:style-name="ce67"/>
            <table:table-cell table:style-name="ce198"/>
            <table:table-cell table:style-name="ce161" office:value-type="string" calcext:value-type="string" table:number-columns-spanned="4" table:number-rows-spanned="1">
              <text:p>RS Components</text:p>
            </table:table-cell>
            <table:covered-table-cell table:style-name="ce161"/>
            <table:covered-table-cell table:style-name="ce87"/>
            <table:covered-table-cell table:style-name="ce89"/>
            <table:table-cell table:style-name="ce218" office:value-type="string" calcext:value-type="string" table:number-columns-spanned="3" table:number-rows-spanned="1">
              <text:p>TME</text:p>
            </table:table-cell>
            <table:covered-table-cell table:style-name="ce96"/>
            <table:covered-table-cell table:style-name="ce198"/>
            <table:table-cell table:style-name="ce101"/>
            <table:table-cell table:style-name="ce107"/>
            <table:table-cell table:style-name="ce21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36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101" office:value-type="string" calcext:value-type="string">
              <text:p>THT</text:p>
            </table:table-cell>
            <table:table-cell table:style-name="ce75" office:value-type="string" calcext:value-type="string">
              <text:p>SMD</text:p>
            </table:table-cell>
            <table:table-cell table:style-name="ce101" office:value-type="string" calcext:value-type="string">
              <text:p>Best Supplier</text:p>
            </table:table-cell>
            <table:table-cell table:style-name="ce101" office:value-type="string" calcext:value-type="string">
              <text:p>Lowest unit price €</text:p>
            </table:table-cell>
            <table:table-cell table:style-name="ce101" office:value-type="string" calcext:value-type="string">
              <text:p>Order Qty</text:p>
            </table:table-cell>
            <table:table-cell table:style-name="ce127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n/2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1, C3, C4, C93, C97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3" office:value-type="float" office:value="0.0783" calcext:value-type="float">
            <text:p>0,07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4491-1-ND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1206KRX7RABB103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69" office:value-type="float" office:value="0.128" calcext:value-type="float">
            <text:p>0,1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3" office:value-type="float" office:value="0.01899" calcext:value-type="float">
            <text:p>0,01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5" calcext:value-type="float">
            <text:p>5</text:p>
          </table:table-cell>
          <table:table-cell table:style-name="ce11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18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2" table:formula="of:=[.B3]" office:value-type="float" office:value="5" calcext:value-type="float">
            <text:p>5</text:p>
          </table:table-cell>
          <table:table-cell table:style-name="ce128" table:formula="of:=[.Z3]*[.AA3]" office:value-type="float" office:value="0.09495" calcext:value-type="float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10, C15</text:p>
          </table:table-cell>
          <table:table-cell table:style-name="ce14" office:value-type="string" calcext:value-type="string">
            <text:p>2672214</text:p>
          </table:table-cell>
          <table:table-cell table:style-name="ce23" office:value-type="string" calcext:value-type="string">
            <text:p>GRT31CR61H106KE01L</text:p>
          </table:table-cell>
          <table:table-cell table:style-name="ce44" office:value-type="float" office:value="0.684" calcext:value-type="float">
            <text:p>0,6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736-1-ND</text:p>
          </table:table-cell>
          <table:table-cell table:style-name="ce70" office:value-type="float" office:value="0.184" calcext:value-type="float">
            <text:p>0,18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3216X7R1HK160AC</text:p>
          </table:table-cell>
          <table:table-cell table:style-name="ce70" office:value-type="float" office:value="0.597" calcext:value-type="float">
            <text:p>0,5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63</text:p>
          </table:table-cell>
          <table:table-cell table:style-name="ce86" office:value-type="string" calcext:value-type="string">
            <text:p>UMK316BBJ106KL-T</text:p>
          </table:table-cell>
          <table:table-cell table:style-name="ce70" office:value-type="float" office:value="0.236" calcext:value-type="float">
            <text:p>0,236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CL31A106KBHNNNE</text:p>
          </table:table-cell>
          <table:table-cell table:style-name="ce44" office:value-type="float" office:value="0.546" calcext:value-type="float">
            <text:p>0,546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4]&lt;&gt;&quot;&quot;;&quot;&quot;;[.B4])" office:value-type="float" office:value="2" calcext:value-type="float">
            <text:p>2</text:p>
          </table:table-cell>
          <table:table-cell table:style-name="ce112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18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2" table:formula="of:=[.B4]" office:value-type="float" office:value="2" calcext:value-type="float">
            <text:p>2</text:p>
          </table:table-cell>
          <table:table-cell table:style-name="ce128" table:formula="of:=[.Z4]*[.AA4]" office:value-type="float" office:value="0.368" calcext:value-type="float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J101P</text:p>
          </table:table-cell>
          <table:table-cell table:style-name="ce22" office:value-type="string" calcext:value-type="string">
            <text:p>Ø10mm, low ESR</text:p>
          </table:table-cell>
          <table:table-cell table:style-name="ce13" office:value-type="string" calcext:value-type="string">
            <text:p>C11, C16</text:p>
          </table:table-cell>
          <table:table-cell table:style-name="ce13" office:value-type="string" calcext:value-type="string">
            <text:p>9696040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1.02" calcext:value-type="float">
            <text:p>1,02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9CT-ND</text:p>
          </table:table-cell>
          <table:table-cell table:style-name="ce69" office:value-type="float" office:value="0.78" calcext:value-type="float">
            <text:p>0,78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J101P </text:p>
          </table:table-cell>
          <table:table-cell table:style-name="ce69" office:value-type="float" office:value="0.69" calcext:value-type="float">
            <text:p>0,69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08-3623</text:p>
          </table:table-cell>
          <table:table-cell table:style-name="ce13" office:value-type="string" calcext:value-type="string">
            <text:p>EEEFK1J101P</text:p>
          </table:table-cell>
          <table:table-cell table:style-name="ce69" office:value-type="float" office:value="0.676" calcext:value-type="float">
            <text:p>0,676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0.321" calcext:value-type="float">
            <text:p>0,321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5]&lt;&gt;&quot;&quot;;&quot;&quot;;[.B5])" office:value-type="float" office:value="1" calcext:value-type="float">
            <text:p>1</text:p>
          </table:table-cell>
          <table:table-cell table:style-name="ce11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18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2" table:formula="of:=[.B5]" office:value-type="float" office:value="1" calcext:value-type="float">
            <text:p>1</text:p>
          </table:table-cell>
          <table:table-cell table:style-name="ce128" table:formula="of:=[.Z5]*[.AA5]" office:value-type="float" office:value="0.321" calcext:value-type="float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p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12, C19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2" calcext:value-type="float">
            <text:p>2</text:p>
          </table:table-cell>
          <table:table-cell table:style-name="ce11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18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2" table:formula="of:=[.B6]" office:value-type="float" office:value="2" calcext:value-type="float">
            <text:p>2</text:p>
          </table:table-cell>
          <table:table-cell table:style-name="ce128" table:formula="of:=[.Z6]*[.AA6]" office:value-type="float" office:value="0.0482" calcext:value-type="float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H470P</text:p>
          </table:table-cell>
          <table:table-cell table:style-name="ce22" office:value-type="string" calcext:value-type="string">
            <text:p>Ø8mm, low ESR</text:p>
          </table:table-cell>
          <table:table-cell table:style-name="ce13" office:value-type="string" calcext:value-type="string">
            <text:p>C13</text:p>
          </table:table-cell>
          <table:table-cell table:style-name="ce13" office:value-type="string" calcext:value-type="string">
            <text:p>9695931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419" calcext:value-type="float">
            <text:p>0,41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5CT-ND</text:p>
          </table:table-cell>
          <table:table-cell table:style-name="ce69" office:value-type="float" office:value="0.59" calcext:value-type="float">
            <text:p>0,5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H470P</text:p>
          </table:table-cell>
          <table:table-cell table:style-name="ce69" office:value-type="float" office:value="0.524" calcext:value-type="float">
            <text:p>0,52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37-0590</text:p>
          </table:table-cell>
          <table:table-cell table:style-name="ce13" office:value-type="string" calcext:value-type="string">
            <text:p>EEEFK1H470P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183" calcext:value-type="float">
            <text:p>0,18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]&lt;&gt;&quot;&quot;;&quot;&quot;;[.B7])" office:value-type="float" office:value="1" calcext:value-type="float">
            <text:p>1</text:p>
          </table:table-cell>
          <table:table-cell table:style-name="ce112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18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2" table:formula="of:=[.B7]" office:value-type="float" office:value="1" calcext:value-type="float">
            <text:p>1</text:p>
          </table:table-cell>
          <table:table-cell table:style-name="ce128" table:formula="of:=[.Z7]*[.AA7]" office:value-type="float" office:value="0.183" calcext:value-type="float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17, C29, C46, C60</text:p>
          </table:table-cell>
          <table:table-cell table:style-name="ce14" office:value-type="string" calcext:value-type="string">
            <text:p>1759197</text:p>
          </table:table-cell>
          <table:table-cell table:style-name="ce23" office:value-type="string" calcext:value-type="string">
            <text:p>MC0805N330J500CT </text:p>
          </table:table-cell>
          <table:table-cell table:style-name="ce44" office:value-type="float" office:value="0.0419" calcext:value-type="float">
            <text:p>0,04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105-1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C0805C330K5GACTU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64-4264</text:p>
          </table:table-cell>
          <table:table-cell table:style-name="ce86" office:value-type="string" calcext:value-type="string">
            <text:p>C0805C330J5GACTU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C330JBANNNC</text:p>
          </table:table-cell>
          <table:table-cell table:style-name="ce44" office:value-type="float" office:value="0.01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 calcext:value-type="float">
            <text:p>4</text:p>
          </table:table-cell>
          <table:table-cell table:style-name="ce11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18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2" table:formula="of:=[.B8]" office:value-type="float" office:value="4" calcext:value-type="float">
            <text:p>4</text:p>
          </table:table-cell>
          <table:table-cell table:style-name="ce128" table:formula="of:=[.Z8]*[.AA8]" office:value-type="float" office:value="0.0604" calcext:value-type="float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8, C61</text:p>
          </table:table-cell>
          <table:table-cell table:style-name="ce13" office:value-type="string" calcext:value-type="string">
            <text:p>1759244</text:p>
          </table:table-cell>
          <table:table-cell table:style-name="ce13" office:value-type="string" calcext:value-type="string">
            <text:p>MC0805B682K500CT</text:p>
          </table:table-cell>
          <table:table-cell table:style-name="ce43" office:value-type="float" office:value="0.0332" calcext:value-type="float">
            <text:p>0,03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799-1-ND </text:p>
          </table:table-cell>
          <table:table-cell table:style-name="ce69" office:value-type="float" office:value="0.052" calcext:value-type="float">
            <text:p>0,05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682K5R</text:p>
          </table:table-cell>
          <table:table-cell table:style-name="ce69" office:value-type="float" office:value="0.029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24-2531</text:p>
          </table:table-cell>
          <table:table-cell table:style-name="ce13" office:value-type="string" calcext:value-type="string">
            <text:p>GRM2195C1H682JA01D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L21B682KBANNNC</text:p>
          </table:table-cell>
          <table:table-cell table:style-name="ce43" office:value-type="float" office:value="0.327" calcext:value-type="float">
            <text:p>0,3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2" calcext:value-type="float">
            <text:p>2</text:p>
          </table:table-cell>
          <table:table-cell table:style-name="ce112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18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2" table:formula="of:=[.B9]" office:value-type="float" office:value="2" calcext:value-type="float">
            <text:p>2</text:p>
          </table:table-cell>
          <table:table-cell table:style-name="ce128" table:formula="of:=[.Z9]*[.AA9]" office:value-type="float" office:value="0.058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330MHA0G </text:p>
          </table:table-cell>
          <table:table-cell table:style-name="ce23" office:value-type="string" calcext:value-type="string">
            <text:p>Ø8mm, low ESR</text:p>
          </table:table-cell>
          <table:table-cell table:style-name="ce14" office:value-type="string" calcext:value-type="string">
            <text:p>C2, C9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661-HHXC630A330MHA0G </text:p>
          </table:table-cell>
          <table:table-cell table:style-name="ce70" office:value-type="float" office:value="0.891" calcext:value-type="float">
            <text:p>0,89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]&lt;&gt;&quot;&quot;;&quot;&quot;;[.B10])" office:value-type="float" office:value="2" calcext:value-type="float">
            <text:p>2</text:p>
          </table:table-cell>
          <table:table-cell table:style-name="ce11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18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2" table:formula="of:=[.B10]" office:value-type="float" office:value="2" calcext:value-type="float">
            <text:p>2</text:p>
          </table:table-cell>
          <table:table-cell table:style-name="ce128" table:formula="of:=[.Z10]*[.AA10]" office:value-type="float" office:value="1.782" calcext:value-type="float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20, C21, C27, C67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3" office:value-type="float" office:value="0.24" calcext:value-type="float">
            <text:p>0,2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1276-2970-1-ND</text:p>
          </table:table-cell>
          <table:table-cell table:style-name="ce69" office:value-type="float" office:value="0.199" calcext:value-type="float">
            <text:p>0,19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963-EMK316B7475ML-T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69" office:value-type="float" office:value="0.232" calcext:value-type="float">
            <text:p>0,232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3" office:value-type="float" office:value="0.381" calcext:value-type="float">
            <text:p>0,381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11]&lt;&gt;&quot;&quot;;&quot;&quot;;[.B11])" office:value-type="float" office:value="4" calcext:value-type="float">
            <text:p>4</text:p>
          </table:table-cell>
          <table:table-cell table:style-name="ce11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18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2" table:formula="of:=[.B11]" office:value-type="float" office:value="4" calcext:value-type="float">
            <text:p>4</text:p>
          </table:table-cell>
          <table:table-cell table:style-name="ce128" table:formula="of:=[.Z11]*[.AA11]" office:value-type="float" office:value="0.516" calcext:value-type="float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4" office:value-type="string" calcext:value-type="string">
            <text:p>C22, C2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1276-2723-1-ND </text:p>
          </table:table-cell>
          <table:table-cell table:style-name="ce70" office:value-type="float" office:value="0.132" calcext:value-type="float">
            <text:p>0,13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1206C225M5RECLR</text:p>
          </table:table-cell>
          <table:table-cell table:style-name="ce70" office:value-type="float" office:value="0.106" calcext:value-type="float">
            <text:p>0,10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84-3509</text:p>
          </table:table-cell>
          <table:table-cell table:style-name="ce86" office:value-type="string" calcext:value-type="string">
            <text:p>UMK316B7225KLHT</text:p>
          </table:table-cell>
          <table:table-cell table:style-name="ce70" office:value-type="float" office:value="0.151" calcext:value-type="float">
            <text:p>0,151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1B225KBHNNNE</text:p>
          </table:table-cell>
          <table:table-cell table:style-name="ce44" office:value-type="float" office:value="0.0287" calcext:value-type="float">
            <text:p>0,029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12]&lt;&gt;&quot;&quot;;&quot;&quot;;[.B12])" office:value-type="float" office:value="2" calcext:value-type="float">
            <text:p>2</text:p>
          </table:table-cell>
          <table:table-cell table:style-name="ce11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18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2" table:formula="of:=[.B12]" office:value-type="float" office:value="2" calcext:value-type="float">
            <text:p>2</text:p>
          </table:table-cell>
          <table:table-cell table:style-name="ce128" table:formula="of:=[.Z12]*[.AA12]" office:value-type="float" office:value="0.0574" calcext:value-type="float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25, C63</text:p>
          </table:table-cell>
          <table:table-cell table:style-name="ce13" office:value-type="string" calcext:value-type="string">
            <text:p>1414686</text:p>
          </table:table-cell>
          <table:table-cell table:style-name="ce13" office:value-type="string" calcext:value-type="string">
            <text:p>C0805C331J5GACTU</text:p>
          </table:table-cell>
          <table:table-cell table:style-name="ce43" office:value-type="float" office:value="0.0539" calcext:value-type="float">
            <text:p>0,05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189-1-ND </text:p>
          </table:table-cell>
          <table:table-cell table:style-name="ce69" office:value-type="float" office:value="0.049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331J5G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76-3198</text:p>
          </table:table-cell>
          <table:table-cell table:style-name="ce13" office:value-type="string" calcext:value-type="string">
            <text:p>0805N331J500CT</text:p>
          </table:table-cell>
          <table:table-cell table:style-name="ce69" office:value-type="float" office:value="0.037" calcext:value-type="float">
            <text:p>0,037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CL21C331JBANNNC</text:p>
          </table:table-cell>
          <table:table-cell table:style-name="ce43" office:value-type="float" office:value="0.0292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3]&lt;&gt;&quot;&quot;;&quot;&quot;;[.B13])" office:value-type="float" office:value="2" calcext:value-type="float">
            <text:p>2</text:p>
          </table:table-cell>
          <table:table-cell table:style-name="ce11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18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2" table:formula="of:=[.B13]" office:value-type="float" office:value="2" calcext:value-type="float">
            <text:p>2</text:p>
          </table:table-cell>
          <table:table-cell table:style-name="ce128" table:formula="of:=[.Z13]*[.AA13]" office:value-type="float" office:value="0.05842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3" office:value-type="string" calcext:value-type="string">
            <text:p>1210, 25V</text:p>
          </table:table-cell>
          <table:table-cell table:style-name="ce14" office:value-type="string" calcext:value-type="string">
            <text:p>C26</text:p>
          </table:table-cell>
          <table:table-cell table:style-name="ce14" office:value-type="string" calcext:value-type="string">
            <text:p>2320935</text:p>
          </table:table-cell>
          <table:table-cell table:style-name="ce23" office:value-type="string" calcext:value-type="string">
            <text:p>MC1210X226K250CT </text:p>
          </table:table-cell>
          <table:table-cell table:style-name="ce44" office:value-type="float" office:value="1.49" calcext:value-type="float">
            <text:p>1,49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276-3373-1-ND 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121KKX7R8BB226</text:p>
          </table:table-cell>
          <table:table-cell table:style-name="ce70" office:value-type="float" office:value="0.777" calcext:value-type="float">
            <text:p>0,77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66-1182</text:p>
          </table:table-cell>
          <table:table-cell table:style-name="ce86" office:value-type="string" calcext:value-type="string">
            <text:p>CL32A226KAJNNNE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2A226KAJNNNE</text:p>
          </table:table-cell>
          <table:table-cell table:style-name="ce44" office:value-type="float" office:value="0.15801" calcext:value-type="float">
            <text:p>0,158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4]&lt;&gt;&quot;&quot;;&quot;&quot;;[.B14])" office:value-type="float" office:value="1" calcext:value-type="float">
            <text:p>1</text:p>
          </table:table-cell>
          <table:table-cell table:style-name="ce11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18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2" table:formula="of:=[.B14]" office:value-type="float" office:value="1" calcext:value-type="float">
            <text:p>1</text:p>
          </table:table-cell>
          <table:table-cell table:style-name="ce128" table:formula="of:=[.Z14]*[.AA14]" office:value-type="float" office:value="0.15801" calcext:value-type="float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28, C33, C49, C54, C90, C98</text:p>
          </table:table-cell>
          <table:table-cell table:style-name="ce13" office:value-type="string" calcext:value-type="string">
            <text:p>2896555</text:p>
          </table:table-cell>
          <table:table-cell table:style-name="ce13" office:value-type="string" calcext:value-type="string">
            <text:p>VJ0805Y103JXXPW1BC</text:p>
          </table:table-cell>
          <table:table-cell table:style-name="ce43" office:value-type="float" office:value="0.0651" calcext:value-type="float">
            <text:p>0,065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7194-1-ND 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0-885012207122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64-6672</text:p>
          </table:table-cell>
          <table:table-cell table:style-name="ce13" office:value-type="string" calcext:value-type="string">
            <text:p>08055C103KAT2A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C0805KRX7R9103</text:p>
          </table:table-cell>
          <table:table-cell table:style-name="ce43" office:value-type="float" office:value="0.0269" calcext:value-type="float">
            <text:p>0,0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5]&lt;&gt;&quot;&quot;;&quot;&quot;;[.B15])" office:value-type="float" office:value="6" calcext:value-type="float">
            <text:p>6</text:p>
          </table:table-cell>
          <table:table-cell table:style-name="ce112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18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2" table:formula="of:=[.B15]" office:value-type="float" office:value="6" calcext:value-type="float">
            <text:p>6</text:p>
          </table:table-cell>
          <table:table-cell table:style-name="ce128" table:formula="of:=[.Z15]*[.AA15]" office:value-type="float" office:value="0.102" calcext:value-type="float">
            <text:p>0,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41, C47</text:p>
          </table:table-cell>
          <table:table-cell table:style-name="ce14" office:value-type="string" calcext:value-type="string">
            <text:p>2896861</text:p>
          </table:table-cell>
          <table:table-cell table:style-name="ce23" office:value-type="string" calcext:value-type="string">
            <text:p>C0805C101JAGACTU</text:p>
          </table:table-cell>
          <table:table-cell table:style-name="ce44" office:value-type="float" office:value="0.0233" calcext:value-type="float">
            <text:p>0,02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99-15000-1-ND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101K5G</text:p>
          </table:table-cell>
          <table:table-cell table:style-name="ce70" office:value-type="float" office:value="0.032" calcext:value-type="float">
            <text:p>0,03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61-3997</text:p>
          </table:table-cell>
          <table:table-cell table:style-name="ce86" office:value-type="string" calcext:value-type="string">
            <text:p>CC0805JRNP09BN101</text:p>
          </table:table-cell>
          <table:table-cell table:style-name="ce70" office:value-type="float" office:value="0.03" calcext:value-type="float">
            <text:p>0,03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CL21C101JBANNNC</text:p>
          </table:table-cell>
          <table:table-cell table:style-name="ce44" office:value-type="float" office:value="0.02569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 calcext:value-type="float">
            <text:p>2</text:p>
          </table:table-cell>
          <table:table-cell table:style-name="ce112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18" table:formula="of:=IF([.B16]&lt;&gt;&quot;&quot;;MIN([.H16];[.K16];[.N16];[.R16];[.U16]);&quot;&quot;)" office:value-type="currency" office:currency="EUR" office:value="0.019" calcext:value-type="currency">
            <text:p>0,019 €</text:p>
          </table:table-cell>
          <table:table-cell table:style-name="ce112" table:formula="of:=[.B16]" office:value-type="float" office:value="2" calcext:value-type="float">
            <text:p>2</text:p>
          </table:table-cell>
          <table:table-cell table:style-name="ce128" table:formula="of:=[.Z16]*[.AA16]" office:value-type="float" office:value="0.038" calcext:value-type="float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53, C56, C70, C71, C80, C82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3" office:value-type="float" office:value="0.084" calcext:value-type="float">
            <text:p>0,08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87-1283-1-ND</text:p>
          </table:table-cell>
          <table:table-cell table:style-name="ce69" office:value-type="float" office:value="0.09" calcext:value-type="float">
            <text:p>0,09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C805MKX7R7BB105</text:p>
          </table:table-cell>
          <table:table-cell table:style-name="ce69" office:value-type="float" office:value="0.062" calcext:value-type="float">
            <text:p>0,06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69" office:value-type="float" office:value="0.028" calcext:value-type="float">
            <text:p>0,0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3" office:value-type="float" office:value="0.01039" calcext:value-type="float">
            <text:p>0,010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7]&lt;&gt;&quot;&quot;;&quot;&quot;;[.B17])" office:value-type="float" office:value="6" calcext:value-type="float">
            <text:p>6</text:p>
          </table:table-cell>
          <table:table-cell table:style-name="ce112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18" table:formula="of:=IF([.B17]&lt;&gt;&quot;&quot;;MIN([.H17];[.K17];[.N17];[.R17];[.U17]);&quot;&quot;)" office:value-type="currency" office:currency="EUR" office:value="0.01039" calcext:value-type="currency">
            <text:p>0,010 €</text:p>
          </table:table-cell>
          <table:table-cell table:style-name="ce112" table:formula="of:=[.B17]" office:value-type="float" office:value="6" calcext:value-type="float">
            <text:p>6</text:p>
          </table:table-cell>
          <table:table-cell table:style-name="ce128" table:formula="of:=[.Z17]*[.AA17]" office:value-type="float" office:value="0.06234" calcext:value-type="float">
            <text:p>0,062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u7/100V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5, C6</text:p>
          </table:table-cell>
          <table:table-cell table:style-name="ce14" office:value-type="string" calcext:value-type="string">
            <text:p>2211140</text:p>
          </table:table-cell>
          <table:table-cell table:style-name="ce23" office:value-type="string" calcext:value-type="string">
            <text:p>CGA6M3X7S2A475K200AB</text:p>
          </table:table-cell>
          <table:table-cell table:style-name="ce44" office:value-type="float" office:value="0.967" calcext:value-type="float">
            <text:p>0,967</text:p>
          </table:table-cell>
          <table:table-cell table:style-name="ce51" office:value-type="float" office:value="50" calcext:value-type="float">
            <text:p>50</text:p>
          </table:table-cell>
          <table:table-cell table:style-name="ce62" office:value-type="string" calcext:value-type="string">
            <text:p>587-5034-1-ND </text:p>
          </table:table-cell>
          <table:table-cell table:style-name="ce70" office:value-type="float" office:value="0.813" calcext:value-type="float">
            <text:p>0,81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GA6M3X7S2A475K</text:p>
          </table:table-cell>
          <table:table-cell table:style-name="ce70" office:value-type="float" office:value="0.629" calcext:value-type="float">
            <text:p>0,629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 calcext:value-type="float">
            <text:p>2</text:p>
          </table:table-cell>
          <table:table-cell table:style-name="ce112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18" table:formula="of:=IF([.B18]&lt;&gt;&quot;&quot;;MIN([.H18];[.K18];[.N18];[.R18];[.U18]);&quot;&quot;)" office:value-type="currency" office:currency="EUR" office:value="0.629" calcext:value-type="currency">
            <text:p>0,629 €</text:p>
          </table:table-cell>
          <table:table-cell table:style-name="ce112" table:formula="of:=[.B18]" office:value-type="float" office:value="2" calcext:value-type="float">
            <text:p>2</text:p>
          </table:table-cell>
          <table:table-cell table:style-name="ce128" table:formula="of:=[.Z18]*[.AA18]" office:value-type="float" office:value="1.258" calcext:value-type="float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n7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55, C64, C75, C76, C77, C78, C87</text:p>
          </table:table-cell>
          <table:table-cell table:style-name="ce13" office:value-type="string" calcext:value-type="string">
            <text:p>1828942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184" calcext:value-type="float">
            <text:p>0,18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732-12255-1-ND </text:p>
          </table:table-cell>
          <table:table-cell table:style-name="ce69" office:value-type="float" office:value="0.162" calcext:value-type="float">
            <text:p>0,1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2012C0G1H472J-1 </text:p>
          </table:table-cell>
          <table:table-cell table:style-name="ce69" office:value-type="float" office:value="0.072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1-4529</text:p>
          </table:table-cell>
          <table:table-cell table:style-name="ce13" office:value-type="string" calcext:value-type="string">
            <text:p>C2012C0G1H472J060AA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02106" calcext:value-type="float">
            <text:p>0,021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9]&lt;&gt;&quot;&quot;;&quot;&quot;;[.B19])" office:value-type="float" office:value="7" calcext:value-type="float">
            <text:p>7</text:p>
          </table:table-cell>
          <table:table-cell table:style-name="ce112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18" table:formula="of:=IF([.B19]&lt;&gt;&quot;&quot;;MIN([.H19];[.K19];[.N19];[.R19];[.U19]);&quot;&quot;)" office:value-type="currency" office:currency="EUR" office:value="0.02106" calcext:value-type="currency">
            <text:p>0,021 €</text:p>
          </table:table-cell>
          <table:table-cell table:style-name="ce112" table:formula="of:=[.B19]" office:value-type="float" office:value="7" calcext:value-type="float">
            <text:p>7</text:p>
          </table:table-cell>
          <table:table-cell table:style-name="ce128" table:formula="of:=[.Z19]*[.AA19]" office:value-type="float" office:value="0.14742" calcext:value-type="float">
            <text:p>0,147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23" office:value-type="string" calcext:value-type="string">
            <text:p>T491A475K006AT</text:p>
          </table:table-cell>
          <table:table-cell table:style-name="ce44" office:value-type="float" office:value="0.372" calcext:value-type="float">
            <text:p>0,372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99-9717-1-ND </text:p>
          </table:table-cell>
          <table:table-cell table:style-name="ce70" office:value-type="float" office:value="0.27" calcext:value-type="float">
            <text:p>0,2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T491A475K006 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38-2335</text:p>
          </table:table-cell>
          <table:table-cell table:style-name="ce86" office:value-type="string" calcext:value-type="string">
            <text:p>T491A475K006AT</text:p>
          </table:table-cell>
          <table:table-cell table:style-name="ce70" office:value-type="float" office:value="0.29" calcext:value-type="float">
            <text:p>0,29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T491A475K006AT</text:p>
          </table:table-cell>
          <table:table-cell table:style-name="ce44" office:value-type="float" office:value="0.09893" calcext:value-type="float">
            <text:p>0,09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0]&lt;&gt;&quot;&quot;;&quot;&quot;;[.B20])" office:value-type="float" office:value="1" calcext:value-type="float">
            <text:p>1</text:p>
          </table:table-cell>
          <table:table-cell table:style-name="ce112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18" table:formula="of:=IF([.B20]&lt;&gt;&quot;&quot;;MIN([.H20];[.K20];[.N20];[.R20];[.U20]);&quot;&quot;)" office:value-type="currency" office:currency="EUR" office:value="0.09893" calcext:value-type="currency">
            <text:p>0,099 €</text:p>
          </table:table-cell>
          <table:table-cell table:style-name="ce112" table:formula="of:=[.B20]" office:value-type="float" office:value="1" calcext:value-type="float">
            <text:p>1</text:p>
          </table:table-cell>
          <table:table-cell table:style-name="ce128" table:formula="of:=[.Z20]*[.AA20]" office:value-type="float" office:value="0.09893" calcext:value-type="float">
            <text:p>0,099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/1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2579026</text:p>
          </table:table-cell>
          <table:table-cell table:style-name="ce13" office:value-type="string" calcext:value-type="string">
            <text:p>C1206X105K1RACAUTO</text:p>
          </table:table-cell>
          <table:table-cell table:style-name="ce43" office:value-type="float" office:value="0.635" calcext:value-type="float">
            <text:p>0,63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1948-6-ND</text:p>
          </table:table-cell>
          <table:table-cell table:style-name="ce69" office:value-type="float" office:value="0.271" calcext:value-type="float">
            <text:p>0,2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3216X7R2A105M</text:p>
          </table:table-cell>
          <table:table-cell table:style-name="ce69" office:value-type="float" office:value="0.227" calcext:value-type="float">
            <text:p>0,2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36-4396</text:p>
          </table:table-cell>
          <table:table-cell table:style-name="ce13" office:value-type="string" calcext:value-type="string">
            <text:p>12061C105KAT2A</text:p>
          </table:table-cell>
          <table:table-cell table:style-name="ce69" office:value-type="float" office:value="0.294" calcext:value-type="float">
            <text:p>0,294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1" calcext:value-type="float">
            <text:p>1</text:p>
          </table:table-cell>
          <table:table-cell table:style-name="ce112" table:formula="of:=IF([.Z21]=[.H21];&quot;Farnell&quot;; IF([.Z21]=[.K21]; &quot;Digikey&quot;; IF([.Z21]=[.N21]; &quot;Mouser&quot;; IF([.Z21]=[.R21]; &quot;RS&quot;; IF([.Z21]=[.U21]; &quot;TME&quot;)))))" office:value-type="string" office:string-value="Mouser" calcext:value-type="string">
            <text:p>Mouser</text:p>
          </table:table-cell>
          <table:table-cell table:style-name="ce118" table:formula="of:=IF([.B21]&lt;&gt;&quot;&quot;;MIN([.H21];[.K21];[.N21];[.R21];[.U21]);&quot;&quot;)" office:value-type="currency" office:currency="EUR" office:value="0.227" calcext:value-type="currency">
            <text:p>0,227 €</text:p>
          </table:table-cell>
          <table:table-cell table:style-name="ce112" table:formula="of:=[.B21]" office:value-type="float" office:value="1" calcext:value-type="float">
            <text:p>1</text:p>
          </table:table-cell>
          <table:table-cell table:style-name="ce128" table:formula="of:=[.Z21]*[.AA21]" office:value-type="float" office:value="0.227" calcext:value-type="float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23" office:value-type="string" calcext:value-type="string">
            <text:p>MC0805F474Z500CT</text:p>
          </table:table-cell>
          <table:table-cell table:style-name="ce44" office:value-type="float" office:value="0.187" calcext:value-type="float">
            <text:p>0,18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6482-1-ND</text:p>
          </table:table-cell>
          <table:table-cell table:style-name="ce70" office:value-type="float" office:value="0.082" calcext:value-type="float">
            <text:p>0,08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KKX7R9BB474</text:p>
          </table:table-cell>
          <table:table-cell table:style-name="ce70" office:value-type="float" office:value="0.107" calcext:value-type="float">
            <text:p>0,10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 calcext:value-type="float">
            <text:p>2</text:p>
          </table:table-cell>
          <table:table-cell table:style-name="ce11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18" table:formula="of:=IF([.B22]&lt;&gt;&quot;&quot;;MIN([.H22];[.K22];[.N22];[.R22];[.U22]);&quot;&quot;)" office:value-type="currency" office:currency="EUR" office:value="0.0266" calcext:value-type="currency">
            <text:p>0,027 €</text:p>
          </table:table-cell>
          <table:table-cell table:style-name="ce112" table:formula="of:=[.B22]" office:value-type="float" office:value="2" calcext:value-type="float">
            <text:p>2</text:p>
          </table:table-cell>
          <table:table-cell table:style-name="ce128" table:formula="of:=[.Z22]*[.AA22]" office:value-type="float" office:value="0.0532" calcext:value-type="float">
            <text:p>0,053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13" office:value-type="string" calcext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3" office:value-type="float" office:value="0.0111" calcext:value-type="float">
            <text:p>0,011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4774-1-ND</text:p>
          </table:table-cell>
          <table:table-cell table:style-name="ce69" office:value-type="float" office:value="0.029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61" office:value-type="string" calcext:value-type="string">
            <text:p>80-C0603C104M4R</text:p>
          </table:table-cell>
          <table:table-cell table:style-name="ce69" office:value-type="float" office:value="0.007" calcext:value-type="float">
            <text:p>0,007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69" office:value-type="float" office:value="0.069" calcext:value-type="float">
            <text:p>0,069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3" office:value-type="float" office:value="0.098" calcext:value-type="float">
            <text:p>0,09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32" calcext:value-type="float">
            <text:p>32</text:p>
          </table:table-cell>
          <table:table-cell table:style-name="ce112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18" table:formula="of:=IF([.B23]&lt;&gt;&quot;&quot;;MIN([.H23];[.K23];[.N23];[.R23];[.U23]);&quot;&quot;)" office:value-type="currency" office:currency="EUR" office:value="0.007" calcext:value-type="currency">
            <text:p>0,007 €</text:p>
          </table:table-cell>
          <table:table-cell table:style-name="ce112" table:formula="of:=[.B23]" office:value-type="float" office:value="32" calcext:value-type="float">
            <text:p>32</text:p>
          </table:table-cell>
          <table:table-cell table:style-name="ce128" table:formula="of:=[.Z23]*[.AA23]" office:value-type="float" office:value="0.224" calcext:value-type="float">
            <text:p>0,224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3, D10, D11, D12, D13, D15, D16, D18, D19, D20 </text:p>
          </table:table-cell>
          <table:table-cell table:style-name="ce14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70-1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BAS316-T/R</text:p>
          </table:table-cell>
          <table:table-cell table:style-name="ce70" office:value-type="float" office:value="0.179" calcext:value-type="float">
            <text:p>0,17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24]&lt;&gt;&quot;&quot;;&quot;&quot;;[.B24])" office:value-type="float" office:value="11" calcext:value-type="float">
            <text:p>11</text:p>
          </table:table-cell>
          <table:table-cell table:style-name="ce11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18" table:formula="of:=IF([.B24]&lt;&gt;&quot;&quot;;MIN([.H24];[.K24];[.N24];[.R24];[.U24]);&quot;&quot;)" office:value-type="currency" office:currency="EUR" office:value="0.02645" calcext:value-type="currency">
            <text:p>0,026 €</text:p>
          </table:table-cell>
          <table:table-cell table:style-name="ce112" table:formula="of:=[.B24]" office:value-type="float" office:value="11" calcext:value-type="float">
            <text:p>11</text:p>
          </table:table-cell>
          <table:table-cell table:style-name="ce128" table:formula="of:=[.Z24]*[.AA24]" office:value-type="float" office:value="0.29095" calcext:value-type="float">
            <text:p>0,291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2" office:value-type="string" calcext:value-type="string">
            <text:p>SMB</text:p>
          </table:table-cell>
          <table:table-cell table:style-name="ce13" office:value-type="string" calcext:value-type="string">
            <text:p>D14</text:p>
          </table:table-cell>
          <table:table-cell table:style-name="ce13" office:value-type="string" calcext:value-type="string">
            <text:p>1299292</text:p>
          </table:table-cell>
          <table:table-cell table:style-name="ce13" office:value-type="string" calcext:value-type="string">
            <text:p>SK56C</text:p>
          </table:table-cell>
          <table:table-cell table:style-name="ce43" office:value-type="float" office:value="0.608" calcext:value-type="float">
            <text:p>0,608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K55L-TPMSCT-ND </text:p>
          </table:table-cell>
          <table:table-cell table:style-name="ce69" office:value-type="float" office:value="0.43" calcext:value-type="float">
            <text:p>0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33-SK56A-LTP</text:p>
          </table:table-cell>
          <table:table-cell table:style-name="ce69" office:value-type="float" office:value="0.489" calcext:value-type="float">
            <text:p>0,48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43-5961</text:p>
          </table:table-cell>
          <table:table-cell table:style-name="ce13" office:value-type="string" calcext:value-type="string">
            <text:p>SK56B R4</text:p>
          </table:table-cell>
          <table:table-cell table:style-name="ce69" office:value-type="float" office:value="0.443" calcext:value-type="float">
            <text:p>0,44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K55-DIO</text:p>
          </table:table-cell>
          <table:table-cell table:style-name="ce43" office:value-type="float" office:value="0.1185" calcext:value-type="float">
            <text:p>0,119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5]&lt;&gt;&quot;&quot;;&quot;&quot;;[.B25])" office:value-type="float" office:value="1" calcext:value-type="float">
            <text:p>1</text:p>
          </table:table-cell>
          <table:table-cell table:style-name="ce112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18" table:formula="of:=IF([.B25]&lt;&gt;&quot;&quot;;MIN([.H25];[.K25];[.N25];[.R25];[.U25]);&quot;&quot;)" office:value-type="currency" office:currency="EUR" office:value="0.1185" calcext:value-type="currency">
            <text:p>0,119 €</text:p>
          </table:table-cell>
          <table:table-cell table:style-name="ce112" table:formula="of:=[.B25]" office:value-type="float" office:value="1" calcext:value-type="float">
            <text:p>1</text:p>
          </table:table-cell>
          <table:table-cell table:style-name="ce128" table:formula="of:=[.Z25]*[.AA25]" office:value-type="float" office:value="0.1185" calcext:value-type="float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3" office:value-type="string" calcext:value-type="string">
            <text:p>DPAK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2344052</text:p>
          </table:table-cell>
          <table:table-cell table:style-name="ce23" office:value-type="string" calcext:value-type="string">
            <text:p>STPS15H100CB-TR </text:p>
          </table:table-cell>
          <table:table-cell table:style-name="ce44" office:value-type="float" office:value="1.01" calcext:value-type="float">
            <text:p>1,0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11400-5-ND</text:p>
          </table:table-cell>
          <table:table-cell table:style-name="ce70" office:value-type="float" office:value="1.07" calcext:value-type="float">
            <text:p>1,0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STPS15H100CB-TR</text:p>
          </table:table-cell>
          <table:table-cell table:style-name="ce70" office:value-type="float" office:value="1.05" calcext:value-type="float">
            <text:p>1,0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 </text:p>
          </table:table-cell>
          <table:table-cell table:style-name="ce70" office:value-type="float" office:value="1.088" calcext:value-type="float">
            <text:p>1,0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 calcext:value-type="float">
            <text:p>1</text:p>
          </table:table-cell>
          <table:table-cell table:style-name="ce112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18" table:formula="of:=IF([.B26]&lt;&gt;&quot;&quot;;MIN([.H26];[.K26];[.N26];[.R26];[.U26]);&quot;&quot;)" office:value-type="currency" office:currency="EUR" office:value="1.01" calcext:value-type="currency">
            <text:p>1,010 €</text:p>
          </table:table-cell>
          <table:table-cell table:style-name="ce112" table:formula="of:=[.B26]" office:value-type="float" office:value="1" calcext:value-type="float">
            <text:p>1</text:p>
          </table:table-cell>
          <table:table-cell table:style-name="ce128" table:formula="of:=[.Z26]*[.AA26]" office:value-type="float" office:value="1.01" calcext:value-type="float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4, D5</text:p>
          </table:table-cell>
          <table:table-cell table:style-name="ce13" office:value-type="string" calcext:value-type="string">
            <text:p>2673070</text:p>
          </table:table-cell>
          <table:table-cell table:style-name="ce13" office:value-type="string" calcext:value-type="string">
            <text:p>RB160MM-60TR </text:p>
          </table:table-cell>
          <table:table-cell table:style-name="ce43" office:value-type="float" office:value="0.282" calcext:value-type="float">
            <text:p>0,28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RB160MM-60CT-ND</text:p>
          </table:table-cell>
          <table:table-cell table:style-name="ce69" office:value-type="float" office:value="0.264" calcext:value-type="float">
            <text:p>0,26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55-RB160MM-60TR</text:p>
          </table:table-cell>
          <table:table-cell table:style-name="ce69" office:value-type="float" office:value="0.233" calcext:value-type="float">
            <text:p>0,23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24-6774</text:p>
          </table:table-cell>
          <table:table-cell table:style-name="ce13" office:value-type="string" calcext:value-type="string">
            <text:p>RB160MM-60TR</text:p>
          </table:table-cell>
          <table:table-cell table:style-name="ce69" office:value-type="float" office:value="0.23" calcext:value-type="float">
            <text:p>0,230</text:p>
          </table:table-cell>
          <table:table-cell table:style-name="ce76" office:value-type="float" office:value="40" calcext:value-type="float">
            <text:p>40</text:p>
          </table:table-cell>
          <table:table-cell table:style-name="ce13" office:value-type="string" calcext:value-type="string">
            <text:p>SKL16-DIO</text:p>
          </table:table-cell>
          <table:table-cell table:style-name="ce43" office:value-type="float" office:value="0.105" calcext:value-type="float">
            <text:p>0,105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7]&lt;&gt;&quot;&quot;;&quot;&quot;;[.B27])" office:value-type="float" office:value="2" calcext:value-type="float">
            <text:p>2</text:p>
          </table:table-cell>
          <table:table-cell table:style-name="ce11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18" table:formula="of:=IF([.B27]&lt;&gt;&quot;&quot;;MIN([.H27];[.K27];[.N27];[.R27];[.U27]);&quot;&quot;)" office:value-type="currency" office:currency="EUR" office:value="0.105" calcext:value-type="currency">
            <text:p>0,105 €</text:p>
          </table:table-cell>
          <table:table-cell table:style-name="ce112" table:formula="of:=[.B27]" office:value-type="float" office:value="2" calcext:value-type="float">
            <text:p>2</text:p>
          </table:table-cell>
          <table:table-cell table:style-name="ce128" table:formula="of:=[.Z27]*[.AA27]" office:value-type="float" office:value="0.21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KL14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D6, D7, D9, D17</text:p>
          </table:table-cell>
          <table:table-cell table:style-name="ce14" office:value-type="string" calcext:value-type="string">
            <text:p>2760412</text:p>
          </table:table-cell>
          <table:table-cell table:style-name="ce23" office:value-type="string" calcext:value-type="string">
            <text:p>PMEG4010EGWX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35-1-ND</text:p>
          </table:table-cell>
          <table:table-cell table:style-name="ce70" office:value-type="float" office:value="0.243" calcext:value-type="float">
            <text:p>0,24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41-PMEG4010EGWX</text:p>
          </table:table-cell>
          <table:table-cell table:style-name="ce70" office:value-type="float" office:value="0.188" calcext:value-type="float">
            <text:p>0,18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0632</text:p>
          </table:table-cell>
          <table:table-cell table:style-name="ce86" office:value-type="string" calcext:value-type="string">
            <text:p>PMEG4010EGWX</text:p>
          </table:table-cell>
          <table:table-cell table:style-name="ce70" office:value-type="float" office:value="0.078" calcext:value-type="float">
            <text:p>0,078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SKL14-DIO</text:p>
          </table:table-cell>
          <table:table-cell table:style-name="ce44" office:value-type="float" office:value="0.0528" calcext:value-type="float">
            <text:p>0,05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8]&lt;&gt;&quot;&quot;;&quot;&quot;;[.B28])" office:value-type="float" office:value="4" calcext:value-type="float">
            <text:p>4</text:p>
          </table:table-cell>
          <table:table-cell table:style-name="ce11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18" table:formula="of:=IF([.B28]&lt;&gt;&quot;&quot;;MIN([.H28];[.K28];[.N28];[.R28];[.U28]);&quot;&quot;)" office:value-type="currency" office:currency="EUR" office:value="0.0528" calcext:value-type="currency">
            <text:p>0,053 €</text:p>
          </table:table-cell>
          <table:table-cell table:style-name="ce112" table:formula="of:=[.B28]" office:value-type="float" office:value="4" calcext:value-type="float">
            <text:p>4</text:p>
          </table:table-cell>
          <table:table-cell table:style-name="ce128" table:formula="of:=[.Z28]*[.AA28]" office:value-type="float" office:value="0.2112" calcext:value-type="float">
            <text:p>0,211</text:p>
          </table:table-cell>
          <table:table-cell table:number-columns-repeated="992"/>
        </table:table-row>
        <table:table-row table:style-name="ro5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ZH32</text:p>
          </table:table-cell>
          <table:table-cell table:style-name="ce22" office:value-type="string" calcext:value-type="string">
            <text:p><text:span text:style-name="T1">THT</text:span>; 20x5mm fuse holder</text:p>
          </table:table-cell>
          <table:table-cell table:style-name="ce13" office:value-type="string" calcext:value-type="string">
            <text:p>F1, F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H32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29]" office:value-type="float" office:value="2" calcext:value-type="float">
            <text:p>2</text:p>
          </table:table-cell>
          <table:table-cell table:style-name="ce76" table:formula="of:=IF([.W29]&lt;&gt;&quot;&quot;;&quot;&quot;;[.B29])">
            <text:p/>
          </table:table-cell>
          <table:table-cell table:style-name="ce11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18" table:formula="of:=IF([.B29]&lt;&gt;&quot;&quot;;MIN([.H29];[.K29];[.N29];[.R29];[.U29]);&quot;&quot;)" office:value-type="currency" office:currency="EUR" office:value="0.228" calcext:value-type="currency">
            <text:p>0,228 €</text:p>
          </table:table-cell>
          <table:table-cell table:style-name="ce112" table:formula="of:=[.B29]" office:value-type="float" office:value="2" calcext:value-type="float">
            <text:p>2</text:p>
          </table:table-cell>
          <table:table-cell table:style-name="ce128" table:formula="of:=[.Z29]*[.AA29]" office:value-type="float" office:value="0.456" calcext:value-type="float">
            <text:p>0,456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3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23" office:value-type="string" calcext:value-type="string">
            <text:p>BLM18AG102SN1D</text:p>
          </table:table-cell>
          <table:table-cell table:style-name="ce44" office:value-type="float" office:value="0.0531" calcext:value-type="float">
            <text:p>0,05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7809-1-ND</text:p>
          </table:table-cell>
          <table:table-cell table:style-name="ce70" office:value-type="float" office:value="0.081" calcext:value-type="float">
            <text:p>0,08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-BLM18AG102SH1D</text:p>
          </table:table-cell>
          <table:table-cell table:style-name="ce70" office:value-type="float" office:value="0.063" calcext:value-type="float">
            <text:p>0,06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39-0803</text:p>
          </table:table-cell>
          <table:table-cell table:style-name="ce86" office:value-type="string" calcext:value-type="string">
            <text:p>BLM18AG102SH1D</text:p>
          </table:table-cell>
          <table:table-cell table:style-name="ce70" office:value-type="float" office:value="0.043" calcext:value-type="float">
            <text:p>0,043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BLM18AG102SH1D</text:p>
          </table:table-cell>
          <table:table-cell table:style-name="ce44" office:value-type="float" office:value="0.0156" calcext:value-type="float">
            <text:p>0,016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30]&lt;&gt;&quot;&quot;;&quot;&quot;;[.B30])" office:value-type="float" office:value="3" calcext:value-type="float">
            <text:p>3</text:p>
          </table:table-cell>
          <table:table-cell table:style-name="ce11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18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2" table:formula="of:=[.B30]" office:value-type="float" office:value="3" calcext:value-type="float">
            <text:p>3</text:p>
          </table:table-cell>
          <table:table-cell table:style-name="ce128" table:formula="of:=[.Z30]*[.AA30]" office:value-type="float" office:value="0.0468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TSSOP-12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LTC3864EMSE#PBF-ND</text:p>
          </table:table-cell>
          <table:table-cell table:style-name="ce69" office:value-type="float" office:value="4.44" calcext:value-type="float">
            <text:p>4,44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84-LTC3864EMSE#PBF</text:p>
          </table:table-cell>
          <table:table-cell table:style-name="ce69" office:value-type="float" office:value="4.36" calcext:value-type="float">
            <text:p>4,3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 calcext:value-type="float">
            <text:p>1</text:p>
          </table:table-cell>
          <table:table-cell table:style-name="ce112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18" table:formula="of:=IF([.B31]&lt;&gt;&quot;&quot;;MIN([.H31];[.K31];[.N31];[.R31];[.U31]);&quot;&quot;)" office:value-type="currency" office:currency="EUR" office:value="4.36" calcext:value-type="currency">
            <text:p>4,360 €</text:p>
          </table:table-cell>
          <table:table-cell table:style-name="ce112" table:formula="of:=[.B31]" office:value-type="float" office:value="1" calcext:value-type="float">
            <text:p>1</text:p>
          </table:table-cell>
          <table:table-cell table:style-name="ce128" table:formula="of:=[.Z31]*[.AA31]" office:value-type="float" office:value="4.36" calcext:value-type="float">
            <text:p>4,36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C2050HVCS8#PBF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LTC2050HVCS8#PBF-ND</text:p>
          </table:table-cell>
          <table:table-cell table:style-name="ce70" office:value-type="float" office:value="2.76" calcext:value-type="float">
            <text:p>2,7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C2050HVCS8#PBF</text:p>
          </table:table-cell>
          <table:table-cell table:style-name="ce70" office:value-type="float" office:value="2.71" calcext:value-type="float">
            <text:p>2,7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</text:p>
          </table:table-cell>
          <table:table-cell table:style-name="ce70" office:value-type="float" office:value="2.155" calcext:value-type="float">
            <text:p>2,155</text:p>
          </table:table-cell>
          <table:table-cell table:style-name="ce77" office:value-type="float" office:value="2" calcext:value-type="float">
            <text:p>2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2]&lt;&gt;&quot;&quot;;&quot;&quot;;[.B32])" office:value-type="float" office:value="1" calcext:value-type="float">
            <text:p>1</text:p>
          </table:table-cell>
          <table:table-cell table:style-name="ce112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18" table:formula="of:=IF([.B32]&lt;&gt;&quot;&quot;;MIN([.H32];[.K32];[.N32];[.R32];[.U32]);&quot;&quot;)" office:value-type="currency" office:currency="EUR" office:value="2.155" calcext:value-type="currency">
            <text:p>2,155 €</text:p>
          </table:table-cell>
          <table:table-cell table:style-name="ce112" table:formula="of:=[.B32]" office:value-type="float" office:value="1" calcext:value-type="float">
            <text:p>1</text:p>
          </table:table-cell>
          <table:table-cell table:style-name="ce128" table:formula="of:=[.Z32]*[.AA32]" office:value-type="float" office:value="2.155" calcext:value-type="float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AUP1G74DC.125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2</text:p>
          </table:table-cell>
          <table:table-cell table:style-name="ce13" office:value-type="string" calcext:value-type="string">
            <text:p>2445023</text:p>
          </table:table-cell>
          <table:table-cell table:style-name="ce13" office:value-type="string" calcext:value-type="string">
            <text:p>74AUP1G74DC,125</text:p>
          </table:table-cell>
          <table:table-cell table:style-name="ce43" office:value-type="float" office:value="0.369" calcext:value-type="float">
            <text:p>0,36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6029-1-ND</text:p>
          </table:table-cell>
          <table:table-cell table:style-name="ce69" office:value-type="float" office:value="0.43" calcext:value-type="float">
            <text:p>0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AUP1GDC125</text:p>
          </table:table-cell>
          <table:table-cell table:style-name="ce69" office:value-type="float" office:value="0.419" calcext:value-type="float">
            <text:p>0,41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13-9254</text:p>
          </table:table-cell>
          <table:table-cell table:style-name="ce13" office:value-type="string" calcext:value-type="string">
            <text:p>74AUP1G74DC,125</text:p>
          </table:table-cell>
          <table:table-cell table:style-name="ce69" office:value-type="float" office:value="0.408" calcext:value-type="float">
            <text:p>0,408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74AUP1G74DC.125</text:p>
          </table:table-cell>
          <table:table-cell table:style-name="ce43" office:value-type="float" office:value="0.3232" calcext:value-type="float">
            <text:p>0,323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33]&lt;&gt;&quot;&quot;;&quot;&quot;;[.B33])" office:value-type="float" office:value="1" calcext:value-type="float">
            <text:p>1</text:p>
          </table:table-cell>
          <table:table-cell table:style-name="ce11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18" table:formula="of:=IF([.B33]&lt;&gt;&quot;&quot;;MIN([.H33];[.K33];[.N33];[.R33];[.U33]);&quot;&quot;)" office:value-type="currency" office:currency="EUR" office:value="0.3232" calcext:value-type="currency">
            <text:p>0,323 €</text:p>
          </table:table-cell>
          <table:table-cell table:style-name="ce112" table:formula="of:=[.B33]" office:value-type="float" office:value="1" calcext:value-type="float">
            <text:p>1</text:p>
          </table:table-cell>
          <table:table-cell table:style-name="ce128" table:formula="of:=[.Z33]*[.AA33]" office:value-type="float" office:value="0.3232" calcext:value-type="float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3" office:value-type="string" calcext:value-type="string">
            <text:p>SSOP-28</text:p>
          </table:table-cell>
          <table:table-cell table:style-name="ce14" office:value-type="string" calcext:value-type="string">
            <text:p>IC13</text:p>
          </table:table-cell>
          <table:table-cell table:style-name="ce14" office:value-type="string" calcext:value-type="string">
            <text:p>1467675</text:p>
          </table:table-cell>
          <table:table-cell table:style-name="ce23" office:value-type="string" calcext:value-type="string">
            <text:p>MCP23S17-E/SS</text:p>
          </table:table-cell>
          <table:table-cell table:style-name="ce44" office:value-type="float" office:value="1.16" calcext:value-type="float">
            <text:p>1,16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P23S17-E/SS-ND</text:p>
          </table:table-cell>
          <table:table-cell table:style-name="ce70" office:value-type="float" office:value="1.21" calcext:value-type="float">
            <text:p>1,2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MCP23S17-E/SS</text:p>
          </table:table-cell>
          <table:table-cell table:style-name="ce70" office:value-type="float" office:value="1.18" calcext:value-type="float">
            <text:p>1,18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70" office:value-type="float" office:value="1.188" calcext:value-type="float">
            <text:p>1,1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CP23S17-E/SS</text:p>
          </table:table-cell>
          <table:table-cell table:style-name="ce44" office:value-type="float" office:value="1.23" calcext:value-type="float">
            <text:p>1,23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4]&lt;&gt;&quot;&quot;;&quot;&quot;;[.B34])" office:value-type="float" office:value="1" calcext:value-type="float">
            <text:p>1</text:p>
          </table:table-cell>
          <table:table-cell table:style-name="ce11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18" table:formula="of:=IF([.B34]&lt;&gt;&quot;&quot;;MIN([.H34];[.K34];[.N34];[.R34];[.U34]);&quot;&quot;)" office:value-type="currency" office:currency="EUR" office:value="1.16" calcext:value-type="currency">
            <text:p>1,160 €</text:p>
          </table:table-cell>
          <table:table-cell table:style-name="ce112" table:formula="of:=[.B34]" office:value-type="float" office:value="1" calcext:value-type="float">
            <text:p>1</text:p>
          </table:table-cell>
          <table:table-cell table:style-name="ce128" table:formula="of:=[.Z34]*[.AA34]" office:value-type="float" office:value="1.16" calcext:value-type="float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R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14</text:p>
          </table:table-cell>
          <table:table-cell table:style-name="ce13" office:value-type="string" calcext:value-type="string">
            <text:p>1439622</text:p>
          </table:table-cell>
          <table:table-cell table:style-name="ce13" office:value-type="string" calcext:value-type="string">
            <text:p>REF5025AIDG4</text:p>
          </table:table-cell>
          <table:table-cell table:style-name="ce43" office:value-type="float" office:value="3.44" calcext:value-type="float">
            <text:p>3,4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9165-1-ND</text:p>
          </table:table-cell>
          <table:table-cell table:style-name="ce69" office:value-type="float" office:value="2.66" calcext:value-type="float">
            <text:p>2,6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REF5025AIDR</text:p>
          </table:table-cell>
          <table:table-cell table:style-name="ce69" office:value-type="float" office:value="2.54" calcext:value-type="float">
            <text:p>2,5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404-304</text:p>
          </table:table-cell>
          <table:table-cell table:style-name="ce13" office:value-type="string" calcext:value-type="string">
            <text:p>REF5025AID</text:p>
          </table:table-cell>
          <table:table-cell table:style-name="ce69" office:value-type="float" office:value="3.03" calcext:value-type="float">
            <text:p>3,03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 calcext:value-type="float">
            <text:p>1</text:p>
          </table:table-cell>
          <table:table-cell table:style-name="ce112" table:formula="of:=IF([.Z35]=[.H35];&quot;Farnell&quot;; IF([.Z35]=[.K35]; &quot;Digikey&quot;; IF([.Z35]=[.N35]; &quot;Mouser&quot;; IF([.Z35]=[.R35]; &quot;RS&quot;; IF([.Z35]=[.U35]; &quot;TME&quot;)))))" office:value-type="string" office:string-value="Mouser" calcext:value-type="string">
            <text:p>Mouser</text:p>
          </table:table-cell>
          <table:table-cell table:style-name="ce118" table:formula="of:=IF([.B35]&lt;&gt;&quot;&quot;;MIN([.H35];[.K35];[.N35];[.R35];[.U35]);&quot;&quot;)" office:value-type="currency" office:currency="EUR" office:value="2.54" calcext:value-type="currency">
            <text:p>2,540 €</text:p>
          </table:table-cell>
          <table:table-cell table:style-name="ce112" table:formula="of:=[.B35]" office:value-type="float" office:value="1" calcext:value-type="float">
            <text:p>1</text:p>
          </table:table-cell>
          <table:table-cell table:style-name="ce128" table:formula="of:=[.Z35]*[.AA35]" office:value-type="float" office:value="2.54" calcext:value-type="float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35]+1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3" office:value-type="string" calcext:value-type="string">
            <text:p>SOT23-5</text:p>
          </table:table-cell>
          <table:table-cell table:style-name="ce14" office:value-type="string" calcext:value-type="string">
            <text:p>IC15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TC77-5.0MCTTRCT-ND</text:p>
          </table:table-cell>
          <table:table-cell table:style-name="ce70" office:value-type="float" office:value="0.89" calcext:value-type="float">
            <text:p>0,8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TC77-5.0MCTTR</text:p>
          </table:table-cell>
          <table:table-cell table:style-name="ce70" office:value-type="float" office:value="0.882" calcext:value-type="float">
            <text:p>0,88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68-1549</text:p>
          </table:table-cell>
          <table:table-cell table:style-name="ce86" office:value-type="string" calcext:value-type="string">
            <text:p>TC77-5.0MCTTR</text:p>
          </table:table-cell>
          <table:table-cell table:style-name="ce70" office:value-type="float" office:value="0.514" calcext:value-type="float">
            <text:p>0,51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TC77-5.0MCTTR</text:p>
          </table:table-cell>
          <table:table-cell table:style-name="ce44" office:value-type="float" office:value="0.97" calcext:value-type="float">
            <text:p>0,97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6]&lt;&gt;&quot;&quot;;&quot;&quot;;[.B36])" office:value-type="float" office:value="1" calcext:value-type="float">
            <text:p>1</text:p>
          </table:table-cell>
          <table:table-cell table:style-name="ce112" table:formula="of:=IF([.Z36]=[.H36];&quot;Farnell&quot;; IF([.Z36]=[.K36]; &quot;Digikey&quot;; IF([.Z36]=[.N36]; &quot;Mouser&quot;; IF([.Z36]=[.R36]; &quot;RS&quot;; IF([.Z36]=[.U36]; &quot;TME&quot;)))))" office:value-type="string" office:string-value="RS" calcext:value-type="string">
            <text:p>RS</text:p>
          </table:table-cell>
          <table:table-cell table:style-name="ce118" table:formula="of:=IF([.B36]&lt;&gt;&quot;&quot;;MIN([.H36];[.K36];[.N36];[.R36];[.U36]);&quot;&quot;)" office:value-type="currency" office:currency="EUR" office:value="0.514" calcext:value-type="currency">
            <text:p>0,514 €</text:p>
          </table:table-cell>
          <table:table-cell table:style-name="ce112" table:formula="of:=[.B36]" office:value-type="float" office:value="1" calcext:value-type="float">
            <text:p>1</text:p>
          </table:table-cell>
          <table:table-cell table:style-name="ce128" table:formula="of:=[.Z36]*[.AA36]" office:value-type="float" office:value="0.514" calcext:value-type="float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C8552IDGKR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46082-1-ND</text:p>
          </table:table-cell>
          <table:table-cell table:style-name="ce69" office:value-type="float" office:value="6.43" calcext:value-type="float">
            <text:p>6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DAC8552IDGKR</text:p>
          </table:table-cell>
          <table:table-cell table:style-name="ce69" office:value-type="float" office:value="6.15" calcext:value-type="float">
            <text:p>6,1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7]&lt;&gt;&quot;&quot;;&quot;&quot;;[.B37])" office:value-type="float" office:value="1" calcext:value-type="float">
            <text:p>1</text:p>
          </table:table-cell>
          <table:table-cell table:style-name="ce112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18" table:formula="of:=IF([.B37]&lt;&gt;&quot;&quot;;MIN([.H37];[.K37];[.N37];[.R37];[.U37]);&quot;&quot;)" office:value-type="currency" office:currency="EUR" office:value="6.15" calcext:value-type="currency">
            <text:p>6,150 €</text:p>
          </table:table-cell>
          <table:table-cell table:style-name="ce112" table:formula="of:=[.B37]" office:value-type="float" office:value="1" calcext:value-type="float">
            <text:p>1</text:p>
          </table:table-cell>
          <table:table-cell table:style-name="ce128" table:formula="of:=[.Z37]*[.AA37]" office:value-type="float" office:value="6.15" calcext:value-type="float">
            <text:p>6,150</text:p>
          </table:table-cell>
          <table:table-cell table:style-name="ce137" table:number-columns-repeated="983"/>
          <table:table-cell table:number-columns-repeated="9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N74LVC1G3157DCKR</text:p>
          </table:table-cell>
          <table:table-cell table:style-name="ce23" office:value-type="string" calcext:value-type="string">
            <text:p>SC-70</text:p>
          </table:table-cell>
          <table:table-cell table:style-name="ce14" office:value-type="string" calcext:value-type="string">
            <text:p>IC17, IC21</text:p>
          </table:table-cell>
          <table:table-cell table:style-name="ce14" office:value-type="string" calcext:value-type="string">
            <text:p>1470911</text:p>
          </table:table-cell>
          <table:table-cell table:style-name="ce23" office:value-type="string" calcext:value-type="string">
            <text:p>SN74LVC1G3157DCKR</text:p>
          </table:table-cell>
          <table:table-cell table:style-name="ce44" office:value-type="float" office:value="0.274" calcext:value-type="float">
            <text:p>0,27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4909-1-ND</text:p>
          </table:table-cell>
          <table:table-cell table:style-name="ce70" office:value-type="float" office:value="0.33" calcext:value-type="float">
            <text:p>0,3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3157DCK</text:p>
          </table:table-cell>
          <table:table-cell table:style-name="ce70" office:value-type="float" office:value="0.323" calcext:value-type="float">
            <text:p>0,32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28-2769</text:p>
          </table:table-cell>
          <table:table-cell table:style-name="ce86" office:value-type="string" calcext:value-type="string">
            <text:p>SN74LVC1G3157DCKR</text:p>
          </table:table-cell>
          <table:table-cell table:style-name="ce70" office:value-type="float" office:value="0.237" calcext:value-type="float">
            <text:p>0,237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SN74LVC1G3157DCKR</text:p>
          </table:table-cell>
          <table:table-cell table:style-name="ce44" office:value-type="float" office:value="0.10667" calcext:value-type="float">
            <text:p>0,107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38]&lt;&gt;&quot;&quot;;&quot;&quot;;[.B38])" office:value-type="float" office:value="2" calcext:value-type="float">
            <text:p>2</text:p>
          </table:table-cell>
          <table:table-cell table:style-name="ce112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18" table:formula="of:=IF([.B38]&lt;&gt;&quot;&quot;;MIN([.H38];[.K38];[.N38];[.R38];[.U38]);&quot;&quot;)" office:value-type="currency" office:currency="EUR" office:value="0.10667" calcext:value-type="currency">
            <text:p>0,107 €</text:p>
          </table:table-cell>
          <table:table-cell table:style-name="ce112" table:formula="of:=[.B38]" office:value-type="float" office:value="2" calcext:value-type="float">
            <text:p>2</text:p>
          </table:table-cell>
          <table:table-cell table:style-name="ce128" table:formula="of:=[.Z38]*[.AA38]" office:value-type="float" office:value="0.21334" calcext:value-type="float">
            <text:p>0,213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13" office:value-type="string" calcext:value-type="string">
            <text:p>IC18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37280-1-ND</text:p>
          </table:table-cell>
          <table:table-cell table:style-name="ce69" office:value-type="float" office:value="6.03" calcext:value-type="float">
            <text:p>6,0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ADS1120IPWR</text:p>
          </table:table-cell>
          <table:table-cell table:style-name="ce69" office:value-type="float" office:value="5.76" calcext:value-type="float">
            <text:p>5,7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9]&lt;&gt;&quot;&quot;;&quot;&quot;;[.B39])" office:value-type="float" office:value="1" calcext:value-type="float">
            <text:p>1</text:p>
          </table:table-cell>
          <table:table-cell table:style-name="ce112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18" table:formula="of:=IF([.B39]&lt;&gt;&quot;&quot;;MIN([.H39];[.K39];[.N39];[.R39];[.U39]);&quot;&quot;)" office:value-type="currency" office:currency="EUR" office:value="5.76" calcext:value-type="currency">
            <text:p>5,760 €</text:p>
          </table:table-cell>
          <table:table-cell table:style-name="ce112" table:formula="of:=[.B39]" office:value-type="float" office:value="1" calcext:value-type="float">
            <text:p>1</text:p>
          </table:table-cell>
          <table:table-cell table:style-name="ce128" table:formula="of:=[.Z39]*[.AA39]" office:value-type="float" office:value="5.76" calcext:value-type="float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2382616</text:p>
          </table:table-cell>
          <table:table-cell table:style-name="ce23" office:value-type="string" calcext:value-type="string">
            <text:p>LM293DT</text:p>
          </table:table-cell>
          <table:table-cell table:style-name="ce44" office:value-type="float" office:value="0.289" calcext:value-type="float">
            <text:p>0,28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48-1-ND</text:p>
          </table:table-cell>
          <table:table-cell table:style-name="ce70" office:value-type="float" office:value="0.34" calcext:value-type="float">
            <text:p>0,34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LM293DT</text:p>
          </table:table-cell>
          <table:table-cell table:style-name="ce70" office:value-type="float" office:value="0.255" calcext:value-type="float">
            <text:p>0,25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1-2592</text:p>
          </table:table-cell>
          <table:table-cell table:style-name="ce86" office:value-type="string" calcext:value-type="string">
            <text:p>LM293ADR</text:p>
          </table:table-cell>
          <table:table-cell table:style-name="ce70" office:value-type="float" office:value="0.273" calcext:value-type="float">
            <text:p>0,27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M293D-ST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40]&lt;&gt;&quot;&quot;;&quot;&quot;;[.B40])" office:value-type="float" office:value="1" calcext:value-type="float">
            <text:p>1</text:p>
          </table:table-cell>
          <table:table-cell table:style-name="ce112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18" table:formula="of:=IF([.B40]&lt;&gt;&quot;&quot;;MIN([.H40];[.K40];[.N40];[.R40];[.U40]);&quot;&quot;)" office:value-type="currency" office:currency="EUR" office:value="0.143" calcext:value-type="currency">
            <text:p>0,143 €</text:p>
          </table:table-cell>
          <table:table-cell table:style-name="ce112" table:formula="of:=[.B40]" office:value-type="float" office:value="1" calcext:value-type="float">
            <text:p>1</text:p>
          </table:table-cell>
          <table:table-cell table:style-name="ce128" table:formula="of:=[.Z40]*[.AA40]" office:value-type="float" office:value="0.143" calcext:value-type="float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22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3" office:value-type="float" office:value="3.03" calcext:value-type="float">
            <text:p>3,03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7148-1-ND</text:p>
          </table:table-cell>
          <table:table-cell table:style-name="ce69" office:value-type="float" office:value="2.63" calcext:value-type="float">
            <text:p>2,6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TPS54060ADGQR</text:p>
          </table:table-cell>
          <table:table-cell table:style-name="ce69" office:value-type="float" office:value="2.57" calcext:value-type="float">
            <text:p>2,57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69" office:value-type="float" office:value="2.68" calcext:value-type="float">
            <text:p>2,68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1" calcext:value-type="float">
            <text:p>1</text:p>
          </table:table-cell>
          <table:table-cell table:style-name="ce112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18" table:formula="of:=IF([.B41]&lt;&gt;&quot;&quot;;MIN([.H41];[.K41];[.N41];[.R41];[.U41]);&quot;&quot;)" office:value-type="currency" office:currency="EUR" office:value="2.57" calcext:value-type="currency">
            <text:p>2,570 €</text:p>
          </table:table-cell>
          <table:table-cell table:style-name="ce112" table:formula="of:=[.B41]" office:value-type="float" office:value="1" calcext:value-type="float">
            <text:p>1</text:p>
          </table:table-cell>
          <table:table-cell table:style-name="ce128" table:formula="of:=[.Z41]*[.AA41]" office:value-type="float" office:value="2.57" calcext:value-type="float">
            <text:p>2,570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AX9141ESA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515004</text:p>
          </table:table-cell>
          <table:table-cell table:style-name="ce23" office:value-type="string" calcext:value-type="string">
            <text:p>MAX9141ESA+</text:p>
          </table:table-cell>
          <table:table-cell table:style-name="ce44" office:value-type="float" office:value="1.23" calcext:value-type="float">
            <text:p>1,2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AX9141ESA+-ND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0-MAX9141ESA</text:p>
          </table:table-cell>
          <table:table-cell table:style-name="ce70" office:value-type="float" office:value="0.934" calcext:value-type="float">
            <text:p>0,93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9-8282</text:p>
          </table:table-cell>
          <table:table-cell table:style-name="ce86" office:value-type="string" calcext:value-type="string">
            <text:p>MAX9141ESA+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2]&lt;&gt;&quot;&quot;;&quot;&quot;;[.B42])" office:value-type="float" office:value="1" calcext:value-type="float">
            <text:p>1</text:p>
          </table:table-cell>
          <table:table-cell table:style-name="ce112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18" table:formula="of:=IF([.B42]&lt;&gt;&quot;&quot;;MIN([.H42];[.K42];[.N42];[.R42];[.U42]);&quot;&quot;)" office:value-type="currency" office:currency="EUR" office:value="0.934" calcext:value-type="currency">
            <text:p>0,934 €</text:p>
          </table:table-cell>
          <table:table-cell table:style-name="ce112" table:formula="of:=[.B42]" office:value-type="float" office:value="1" calcext:value-type="float">
            <text:p>1</text:p>
          </table:table-cell>
          <table:table-cell table:style-name="ce128" table:formula="of:=[.Z42]*[.AA42]" office:value-type="float" office:value="0.934" calcext:value-type="float">
            <text:p>0,934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I8641BB-B-IS1</text:p>
          </table:table-cell>
          <table:table-cell table:style-name="ce22" office:value-type="string" calcext:value-type="string">
            <text:p>SOIC-16</text:p>
          </table:table-cell>
          <table:table-cell table:style-name="ce13" office:value-type="string" calcext:value-type="string">
            <text:p>IC3, IC7</text:p>
          </table:table-cell>
          <table:table-cell table:style-name="ce13" office:value-type="string" calcext:value-type="string">
            <text:p>2423291</text:p>
          </table:table-cell>
          <table:table-cell table:style-name="ce13" office:value-type="string" calcext:value-type="string">
            <text:p>SI8641BB-B-IS1</text:p>
          </table:table-cell>
          <table:table-cell table:style-name="ce43" office:value-type="float" office:value="2.14" calcext:value-type="float">
            <text:p>2,1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336-2566-ND</text:p>
          </table:table-cell>
          <table:table-cell table:style-name="ce69" office:value-type="float" office:value="2.23" calcext:value-type="float">
            <text:p>2,2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4-SI8641BB-B-IS1</text:p>
          </table:table-cell>
          <table:table-cell table:style-name="ce69" office:value-type="float" office:value="2.06" calcext:value-type="float">
            <text:p>2,0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23-2126</text:p>
          </table:table-cell>
          <table:table-cell table:style-name="ce13" office:value-type="string" calcext:value-type="string">
            <text:p>Si8641BB-B-IS1</text:p>
          </table:table-cell>
          <table:table-cell table:style-name="ce69" office:value-type="float" office:value="2.19" calcext:value-type="float">
            <text:p>2,19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3]&lt;&gt;&quot;&quot;;&quot;&quot;;[.B43])" office:value-type="float" office:value="2" calcext:value-type="float">
            <text:p>2</text:p>
          </table:table-cell>
          <table:table-cell table:style-name="ce112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18" table:formula="of:=IF([.B43]&lt;&gt;&quot;&quot;;MIN([.H43];[.K43];[.N43];[.R43];[.U43]);&quot;&quot;)" office:value-type="currency" office:currency="EUR" office:value="2.06" calcext:value-type="currency">
            <text:p>2,060 €</text:p>
          </table:table-cell>
          <table:table-cell table:style-name="ce112" table:formula="of:=[.B43]" office:value-type="float" office:value="2" calcext:value-type="float">
            <text:p>2</text:p>
          </table:table-cell>
          <table:table-cell table:style-name="ce128" table:formula="of:=[.Z43]*[.AA43]" office:value-type="float" office:value="4.12" calcext:value-type="float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N74LVC1G139DCUR</text:p>
          </table:table-cell>
          <table:table-cell table:style-name="ce23" office:value-type="string" calcext:value-type="string">
            <text:p>VSSOP-8</text:p>
          </table:table-cell>
          <table:table-cell table:style-name="ce14" office:value-type="string" calcext:value-type="string">
            <text:p>IC4</text:p>
          </table:table-cell>
          <table:table-cell table:style-name="ce14" office:value-type="string" calcext:value-type="string">
            <text:p>2147991</text:p>
          </table:table-cell>
          <table:table-cell table:style-name="ce23" office:value-type="string" calcext:value-type="string">
            <text:p>SN74LVC1G139DCUR</text:p>
          </table:table-cell>
          <table:table-cell table:style-name="ce44" office:value-type="float" office:value="0.561" calcext:value-type="float">
            <text:p>0,56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203-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139DCUR</text:p>
          </table:table-cell>
          <table:table-cell table:style-name="ce70" office:value-type="float" office:value="0.489" calcext:value-type="float">
            <text:p>0,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 calcext:value-type="float">
            <text:p>1</text:p>
          </table:table-cell>
          <table:table-cell table:style-name="ce112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18" table:formula="of:=IF([.B44]&lt;&gt;&quot;&quot;;MIN([.H44];[.K44];[.N44];[.R44];[.U44]);&quot;&quot;)" office:value-type="currency" office:currency="EUR" office:value="0.489" calcext:value-type="currency">
            <text:p>0,489 €</text:p>
          </table:table-cell>
          <table:table-cell table:style-name="ce112" table:formula="of:=[.B44]" office:value-type="float" office:value="1" calcext:value-type="float">
            <text:p>1</text:p>
          </table:table-cell>
          <table:table-cell table:style-name="ce128" table:formula="of:=[.Z44]*[.AA44]" office:value-type="float" office:value="0.489" calcext:value-type="float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5</text:p>
          </table:table-cell>
          <table:table-cell table:style-name="ce13" office:value-type="string" calcext:value-type="string">
            <text:p>2534293</text:p>
          </table:table-cell>
          <table:table-cell table:style-name="ce13" office:value-type="string" calcext:value-type="string">
            <text:p>MC78L05ABDR2G</text:p>
          </table:table-cell>
          <table:table-cell table:style-name="ce43" office:value-type="float" office:value="0.324" calcext:value-type="float">
            <text:p>0,324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MC78L05ACDR2GOSCT-ND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C78L05ACDR2G</text:p>
          </table:table-cell>
          <table:table-cell table:style-name="ce69" office:value-type="float" office:value="0.306" calcext:value-type="float">
            <text:p>0,30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16-6149</text:p>
          </table:table-cell>
          <table:table-cell table:style-name="ce13" office:value-type="string" calcext:value-type="string">
            <text:p>MC78L05ACDG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MC78L05ACDG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1" calcext:value-type="float">
            <text:p>1</text:p>
          </table:table-cell>
          <table:table-cell table:style-name="ce112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18" table:formula="of:=IF([.B45]&lt;&gt;&quot;&quot;;MIN([.H45];[.K45];[.N45];[.R45];[.U45]);&quot;&quot;)" office:value-type="currency" office:currency="EUR" office:value="0.15" calcext:value-type="currency">
            <text:p>0,150 €</text:p>
          </table:table-cell>
          <table:table-cell table:style-name="ce112" table:formula="of:=[.B45]" office:value-type="float" office:value="1" calcext:value-type="float">
            <text:p>1</text:p>
          </table:table-cell>
          <table:table-cell table:style-name="ce128" table:formula="of:=[.Z45]*[.AA45]" office:value-type="float" office:value="0.15" calcext:value-type="float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2534292</text:p>
          </table:table-cell>
          <table:table-cell table:style-name="ce23" office:value-type="string" calcext:value-type="string">
            <text:p>MC79L05ACDR2G</text:p>
          </table:table-cell>
          <table:table-cell table:style-name="ce44" office:value-type="float" office:value="0.31" calcext:value-type="float">
            <text:p>0,3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79L05ABDGOS-ND 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79L05ACDR2G</text:p>
          </table:table-cell>
          <table:table-cell table:style-name="ce70" office:value-type="float" office:value="0.358" calcext:value-type="float">
            <text:p>0,35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8-9313</text:p>
          </table:table-cell>
          <table:table-cell table:style-name="ce86" office:value-type="string" calcext:value-type="string">
            <text:p>MC79L05ACDR2G</text:p>
          </table:table-cell>
          <table:table-cell table:style-name="ce70" office:value-type="float" office:value="0.11" calcext:value-type="float">
            <text:p>0,1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1" calcext:value-type="float">
            <text:p>1</text:p>
          </table:table-cell>
          <table:table-cell table:style-name="ce112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18" table:formula="of:=IF([.B46]&lt;&gt;&quot;&quot;;MIN([.H46];[.K46];[.N46];[.R46];[.U46]);&quot;&quot;)" office:value-type="currency" office:currency="EUR" office:value="0.11" calcext:value-type="currency">
            <text:p>0,110 €</text:p>
          </table:table-cell>
          <table:table-cell table:style-name="ce112" table:formula="of:=[.B46]" office:value-type="float" office:value="1" calcext:value-type="float">
            <text:p>1</text:p>
          </table:table-cell>
          <table:table-cell table:style-name="ce128" table:formula="of:=[.Z46]*[.AA46]" office:value-type="float" office:value="0.11" calcext:value-type="float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8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212" calcext:value-type="float">
            <text:p>0,21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97-8644-1-ND 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1-M24C32-RMN6TP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69" office:value-type="float" office:value="0.18" calcext:value-type="float">
            <text:p>0,180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165" calcext:value-type="float">
            <text:p>0,165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7]&lt;&gt;&quot;&quot;;&quot;&quot;;[.B47])" office:value-type="float" office:value="1" calcext:value-type="float">
            <text:p>1</text:p>
          </table:table-cell>
          <table:table-cell table:style-name="ce112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18" table:formula="of:=IF([.B47]&lt;&gt;&quot;&quot;;MIN([.H47];[.K47];[.N47];[.R47];[.U47]);&quot;&quot;)" office:value-type="currency" office:currency="EUR" office:value="0.165" calcext:value-type="currency">
            <text:p>0,165 €</text:p>
          </table:table-cell>
          <table:table-cell table:style-name="ce112" table:formula="of:=[.B47]" office:value-type="float" office:value="1" calcext:value-type="float">
            <text:p>1</text:p>
          </table:table-cell>
          <table:table-cell table:style-name="ce128" table:formula="of:=[.Z47]*[.AA47]" office:value-type="float" office:value="0.165" calcext:value-type="float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072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9, IC10</text:p>
          </table:table-cell>
          <table:table-cell table:style-name="ce14" office:value-type="string" calcext:value-type="string">
            <text:p>1467663</text:p>
          </table:table-cell>
          <table:table-cell table:style-name="ce23" office:value-type="string" calcext:value-type="string">
            <text:p>TL072CDT</text:p>
          </table:table-cell>
          <table:table-cell table:style-name="ce44" office:value-type="float" office:value="0.358" calcext:value-type="float">
            <text:p>0,35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2-1-ND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L072CDR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1082</text:p>
          </table:table-cell>
          <table:table-cell table:style-name="ce86" office:value-type="string" calcext:value-type="string">
            <text:p>TL072C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1 </text:p>
          </table:table-cell>
          <table:table-cell table:style-name="ce44" office:value-type="float" office:value="0.24" calcext:value-type="float">
            <text:p>0,24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8]&lt;&gt;&quot;&quot;;&quot;&quot;;[.B48])" office:value-type="float" office:value="2" calcext:value-type="float">
            <text:p>2</text:p>
          </table:table-cell>
          <table:table-cell table:style-name="ce112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18" table:formula="of:=IF([.B48]&lt;&gt;&quot;&quot;;MIN([.H48];[.K48];[.N48];[.R48];[.U48]);&quot;&quot;)" office:value-type="currency" office:currency="EUR" office:value="0.071" calcext:value-type="currency">
            <text:p>0,071 €</text:p>
          </table:table-cell>
          <table:table-cell table:style-name="ce112" table:formula="of:=[.B48]" office:value-type="float" office:value="2" calcext:value-type="float">
            <text:p>2</text:p>
          </table:table-cell>
          <table:table-cell table:style-name="ce128" table:formula="of:=[.Z48]*[.AA48]" office:value-type="float" office:value="0.142" calcext:value-type="float">
            <text:p>0,142</text:p>
          </table:table-cell>
          <table:table-cell table:number-columns-repeated="992"/>
        </table:table-row>
        <table:table-row table:style-name="ro5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07" calcext:value-type="float">
            <text:p>4907</text:p>
          </table:table-cell>
          <table:table-cell table:style-name="ce22" office:value-type="string" calcext:value-type="string">
            <text:p><text:span text:style-name="T2">THT</text:span>, PCB terminal; 4.8mm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3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34-4907</text:p>
          </table:table-cell>
          <table:table-cell table:style-name="ce69" office:value-type="float" office:value="0.257" calcext:value-type="float">
            <text:p>0,25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61-1537-11/0031</text:p>
          </table:table-cell>
          <table:table-cell table:style-name="ce43" office:value-type="float" office:value="0.0487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102" table:formula="of:=[.B49]" office:value-type="float" office:value="1" calcext:value-type="float">
            <text:p>1</text:p>
          </table:table-cell>
          <table:table-cell table:style-name="ce76" table:formula="of:=IF([.W49]&lt;&gt;&quot;&quot;;&quot;&quot;;[.B49])">
            <text:p/>
          </table:table-cell>
          <table:table-cell table:style-name="ce112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18" table:formula="of:=IF([.B49]&lt;&gt;&quot;&quot;;MIN([.H49];[.K49];[.N49];[.R49];[.U49]);&quot;&quot;)" office:value-type="currency" office:currency="EUR" office:value="0.0487" calcext:value-type="currency">
            <text:p>0,049 €</text:p>
          </table:table-cell>
          <table:table-cell table:style-name="ce112" table:formula="of:=[.B49]" office:value-type="float" office:value="1" calcext:value-type="float">
            <text:p>1</text:p>
          </table:table-cell>
          <table:table-cell table:style-name="ce128" table:formula="of:=[.Z49]*[.AA49]" office:value-type="float" office:value="0.0487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CR7350R or BSM-420-R</text:p>
          </table:table-cell>
          <table:table-cell table:style-name="ce23" office:value-type="string" calcext:value-type="string">
            <text:p><text:span text:style-name="T2">THT</text:span>, binding post 4 mm; red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1854508</text:p>
          </table:table-cell>
          <table:table-cell table:style-name="ce23" office:value-type="string" calcext:value-type="string">
            <text:p>FCR7350R</text:p>
          </table:table-cell>
          <table:table-cell table:style-name="ce44" office:value-type="float" office:value="6.17" calcext:value-type="float">
            <text:p>6,17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144-1450</text:p>
          </table:table-cell>
          <table:table-cell table:style-name="ce86" office:value-type="string" calcext:value-type="string">
            <text:p>SWEB 8094 Au / RT</text:p>
          </table:table-cell>
          <table:table-cell table:style-name="ce70" office:value-type="float" office:value="4.64" calcext:value-type="float">
            <text:p>4,6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SM-420-R</text:p>
          </table:table-cell>
          <table:table-cell table:style-name="ce44" office:value-type="float" office:value="1.426" calcext:value-type="float">
            <text:p>1,426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0]" office:value-type="float" office:value="1" calcext:value-type="float">
            <text:p>1</text:p>
          </table:table-cell>
          <table:table-cell table:style-name="ce77" table:formula="of:=IF([.W50]&lt;&gt;&quot;&quot;;&quot;&quot;;[.B50])">
            <text:p/>
          </table:table-cell>
          <table:table-cell table:style-name="ce112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18" table:formula="of:=IF([.B50]&lt;&gt;&quot;&quot;;MIN([.H50];[.K50];[.N50];[.R50];[.U50]);&quot;&quot;)" office:value-type="currency" office:currency="EUR" office:value="1.426" calcext:value-type="currency">
            <text:p>1,426 €</text:p>
          </table:table-cell>
          <table:table-cell table:style-name="ce112" table:formula="of:=[.B50]" office:value-type="float" office:value="1" calcext:value-type="float">
            <text:p>1</text:p>
          </table:table-cell>
          <table:table-cell table:style-name="ce128" table:formula="of:=[.Z50]*[.AA50]" office:value-type="float" office:value="1.426" calcext:value-type="float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R7350B or BSM-420-B</text:p>
          </table:table-cell>
          <table:table-cell table:style-name="ce22" office:value-type="string" calcext:value-type="string">
            <text:p><text:span text:style-name="T2">THT</text:span>, binding post 4 mm; black</text:p>
          </table:table-cell>
          <table:table-cell table:style-name="ce13" office:value-type="string" calcext:value-type="string">
            <text:p>J3</text:p>
          </table:table-cell>
          <table:table-cell table:style-name="ce13" office:value-type="string" calcext:value-type="string">
            <text:p>1854507 </text:p>
          </table:table-cell>
          <table:table-cell table:style-name="ce13" office:value-type="string" calcext:value-type="string">
            <text:p>FCR7350B</text:p>
          </table:table-cell>
          <table:table-cell table:style-name="ce43" office:value-type="float" office:value="5.75" calcext:value-type="float">
            <text:p>5,75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144-1451</text:p>
          </table:table-cell>
          <table:table-cell table:style-name="ce13" office:value-type="string" calcext:value-type="string">
            <text:p>SWEB 8094 Au / SW</text:p>
          </table:table-cell>
          <table:table-cell table:style-name="ce69" office:value-type="float" office:value="4.64" calcext:value-type="float">
            <text:p>4,64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BSM-420-B</text:p>
          </table:table-cell>
          <table:table-cell table:style-name="ce43" office:value-type="float" office:value="1.86" calcext:value-type="float">
            <text:p>1,860</text:p>
          </table:table-cell>
          <table:table-cell table:style-name="ce76" office:value-type="float" office:value="1" calcext:value-type="float">
            <text:p>1</text:p>
          </table:table-cell>
          <table:table-cell table:style-name="ce102" table:formula="of:=[.B51]" office:value-type="float" office:value="1" calcext:value-type="float">
            <text:p>1</text:p>
          </table:table-cell>
          <table:table-cell table:style-name="ce76" table:formula="of:=IF([.W51]&lt;&gt;&quot;&quot;;&quot;&quot;;[.B51])">
            <text:p/>
          </table:table-cell>
          <table:table-cell table:style-name="ce11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18" table:formula="of:=IF([.B51]&lt;&gt;&quot;&quot;;MIN([.H51];[.K51];[.N51];[.R51];[.U51]);&quot;&quot;)" office:value-type="currency" office:currency="EUR" office:value="1.86" calcext:value-type="currency">
            <text:p>1,860 €</text:p>
          </table:table-cell>
          <table:table-cell table:style-name="ce112" table:formula="of:=[.B51]" office:value-type="float" office:value="1" calcext:value-type="float">
            <text:p>1</text:p>
          </table:table-cell>
          <table:table-cell table:style-name="ce128" table:formula="of:=[.Z51]*[.AA51]" office:value-type="float" office:value="1.86" calcext:value-type="float">
            <text:p>1,860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3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23" office:value-type="string" calcext:value-type="string">
            <text:p>G6K-2F 5DC</text:p>
          </table:table-cell>
          <table:table-cell table:style-name="ce44" office:value-type="float" office:value="2.94" calcext:value-type="float">
            <text:p>2,9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Z128-ND</text:p>
          </table:table-cell>
          <table:table-cell table:style-name="ce70" office:value-type="float" office:value="3.43" calcext:value-type="float">
            <text:p>3,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3-G6K-2F-DC5</text:p>
          </table:table-cell>
          <table:table-cell table:style-name="ce70" office:value-type="float" office:value="3.37" calcext:value-type="float">
            <text:p>3,3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65-0361</text:p>
          </table:table-cell>
          <table:table-cell table:style-name="ce86" office:value-type="string" calcext:value-type="string">
            <text:p>G6K-2F-Y 5DC</text:p>
          </table:table-cell>
          <table:table-cell table:style-name="ce70" office:value-type="float" office:value="5.94" calcext:value-type="float">
            <text:p>5,9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G6K-2F-5DC </text:p>
          </table:table-cell>
          <table:table-cell table:style-name="ce44" office:value-type="float" office:value="1.85" calcext:value-type="float">
            <text:p>1,8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52]&lt;&gt;&quot;&quot;;&quot;&quot;;[.B52])" office:value-type="float" office:value="1" calcext:value-type="float">
            <text:p>1</text:p>
          </table:table-cell>
          <table:table-cell table:style-name="ce11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18" table:formula="of:=IF([.B52]&lt;&gt;&quot;&quot;;MIN([.H52];[.K52];[.N52];[.R52];[.U52]);&quot;&quot;)" office:value-type="currency" office:currency="EUR" office:value="1.85" calcext:value-type="currency">
            <text:p>1,850 €</text:p>
          </table:table-cell>
          <table:table-cell table:style-name="ce112" table:formula="of:=[.B52]" office:value-type="float" office:value="1" calcext:value-type="float">
            <text:p>1</text:p>
          </table:table-cell>
          <table:table-cell table:style-name="ce128" table:formula="of:=[.Z52]*[.AA52]" office:value-type="float" office:value="1.85" calcext:value-type="float">
            <text:p>1,850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2-4-02-0M7</text:p>
          </table:table-cell>
          <table:table-cell table:style-name="ce22" office:value-type="string" calcext:value-type="string">
            <text:p><text:span text:style-name="T2">THT</text:span>; RN112</text:p>
          </table:table-cell>
          <table:table-cell table:style-name="ce13" office:value-type="string" calcext:value-type="string">
            <text:p>L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 office:value-type="string" calcext:value-type="string">
            <text:p>817-2100-ND</text:p>
          </table:table-cell>
          <table:table-cell table:style-name="ce69" office:value-type="float" office:value="1.56" calcext:value-type="float">
            <text:p>1,5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1-RN112-4-02-0M7</text:p>
          </table:table-cell>
          <table:table-cell table:style-name="ce69" office:value-type="float" office:value="1.4" calcext:value-type="float">
            <text:p>1,40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3]" office:value-type="float" office:value="1" calcext:value-type="float">
            <text:p>1</text:p>
          </table:table-cell>
          <table:table-cell table:style-name="ce76" table:formula="of:=IF([.W53]&lt;&gt;&quot;&quot;;&quot;&quot;;[.B53])">
            <text:p/>
          </table:table-cell>
          <table:table-cell table:style-name="ce112" table:formula="of:=IF([.Z53]=[.H53];&quot;Farnell&quot;; IF([.Z53]=[.K53]; &quot;Digikey&quot;; IF([.Z53]=[.N53]; &quot;Mouser&quot;; IF([.Z53]=[.R53]; &quot;RS&quot;; IF([.Z53]=[.U53]; &quot;TME&quot;)))))" office:value-type="string" office:string-value="Mouser" calcext:value-type="string">
            <text:p>Mouser</text:p>
          </table:table-cell>
          <table:table-cell table:style-name="ce118" table:formula="of:=IF([.B53]&lt;&gt;&quot;&quot;;MIN([.H53];[.K53];[.N53];[.R53];[.U53]);&quot;&quot;)" office:value-type="currency" office:currency="EUR" office:value="1.4" calcext:value-type="currency">
            <text:p>1,400 €</text:p>
          </table:table-cell>
          <table:table-cell table:style-name="ce112" table:formula="of:=[.B53]" office:value-type="float" office:value="1" calcext:value-type="float">
            <text:p>1</text:p>
          </table:table-cell>
          <table:table-cell table:style-name="ce128" table:formula="of:=[.Z53]*[.AA53]" office:value-type="float" office:value="1.4" calcext:value-type="float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3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23" office:value-type="string" calcext:value-type="string">
            <text:p>7443551331</text:p>
          </table:table-cell>
          <table:table-cell table:style-name="ce44" office:value-type="float" office:value="3.93" calcext:value-type="float">
            <text:p>3,9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08-2568-1-ND </text:p>
          </table:table-cell>
          <table:table-cell table:style-name="ce70" office:value-type="float" office:value="1.51" calcext:value-type="float">
            <text:p>1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51-125CDMCCDS330MC</text:p>
          </table:table-cell>
          <table:table-cell table:style-name="ce70" office:value-type="float" office:value="1.59" calcext:value-type="float">
            <text:p>1,5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54]&lt;&gt;&quot;&quot;;&quot;&quot;;[.B54])" office:value-type="float" office:value="1" calcext:value-type="float">
            <text:p>1</text:p>
          </table:table-cell>
          <table:table-cell table:style-name="ce112" table:formula="of:=IF([.Z54]=[.H54];&quot;Farnell&quot;; IF([.Z54]=[.K54]; &quot;Digikey&quot;; IF([.Z54]=[.N54]; &quot;Mouser&quot;; IF([.Z54]=[.R54]; &quot;RS&quot;; IF([.Z54]=[.U54]; &quot;TME&quot;)))))" office:value-type="string" office:string-value="Digikey" calcext:value-type="string">
            <text:p>Digikey</text:p>
          </table:table-cell>
          <table:table-cell table:style-name="ce118" table:formula="of:=IF([.B54]&lt;&gt;&quot;&quot;;MIN([.H54];[.K54];[.N54];[.R54];[.U54]);&quot;&quot;)" office:value-type="currency" office:currency="EUR" office:value="1.51" calcext:value-type="currency">
            <text:p>1,510 €</text:p>
          </table:table-cell>
          <table:table-cell table:style-name="ce112" table:formula="of:=[.B54]" office:value-type="float" office:value="1" calcext:value-type="float">
            <text:p>1</text:p>
          </table:table-cell>
          <table:table-cell table:style-name="ce128" table:formula="of:=[.Z54]*[.AA54]" office:value-type="float" office:value="1.51" calcext:value-type="float">
            <text:p>1,510</text:p>
          </table:table-cell>
          <table:table-cell table:number-columns-repeated="992"/>
        </table:table-row>
        <table:table-row table:style-name="ro6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LS6045AF-3R3N</text:p>
          </table:table-cell>
          <table:table-cell table:style-name="ce22" office:value-type="string" calcext:value-type="string">
            <text:p>Power inductor</text:p>
          </table:table-cell>
          <table:table-cell table:style-name="ce13" office:value-type="string" calcext:value-type="string">
            <text:p>L3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3" office:value-type="float" office:value="1.94" calcext:value-type="float">
            <text:p>1,9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45-180834-1-ND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10-VLS6045AF-3R3N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HPI0630-3R3</text:p>
          </table:table-cell>
          <table:table-cell table:style-name="ce43" office:value-type="float" office:value="0.3352" calcext:value-type="float">
            <text:p>0,335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5]&lt;&gt;&quot;&quot;;&quot;&quot;;[.B55])" office:value-type="float" office:value="1" calcext:value-type="float">
            <text:p>1</text:p>
          </table:table-cell>
          <table:table-cell table:style-name="ce112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18" table:formula="of:=IF([.B55]&lt;&gt;&quot;&quot;;MIN([.H55];[.K55];[.N55];[.R55];[.U55]);&quot;&quot;)" office:value-type="currency" office:currency="EUR" office:value="0.3352" calcext:value-type="currency">
            <text:p>0,335 €</text:p>
          </table:table-cell>
          <table:table-cell table:style-name="ce112" table:formula="of:=[.B55]" office:value-type="float" office:value="1" calcext:value-type="float">
            <text:p>1</text:p>
          </table:table-cell>
          <table:table-cell table:style-name="ce128" table:formula="of:=[.Z55]*[.AA55]" office:value-type="float" office:value="0.3352" calcext:value-type="float">
            <text:p>0,335</text:p>
          </table:table-cell>
          <table:table-cell table:number-columns-repeated="992"/>
        </table:table-row>
        <table:table-row table:style-name="ro6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42WUM/EGW</text:p>
          </table:table-cell>
          <table:table-cell table:style-name="ce23" office:value-type="string" calcext:value-type="string">
            <text:p><text:span text:style-name="T2">THT</text:span>, dual (green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1718-ND</text:p>
          </table:table-cell>
          <table:table-cell table:style-name="ce70" office:value-type="float" office:value="0.93" calcext:value-type="float">
            <text:p>0,9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42WUM/EGW</text:p>
          </table:table-cell>
          <table:table-cell table:style-name="ce70" office:value-type="float" office:value="0.926" calcext:value-type="float">
            <text:p>0,92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L-42WUM/1EGWT</text:p>
          </table:table-cell>
          <table:table-cell table:style-name="ce44" office:value-type="float" office:value="0.501" calcext:value-type="float">
            <text:p>0,501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6]" office:value-type="float" office:value="1" calcext:value-type="float">
            <text:p>1</text:p>
          </table:table-cell>
          <table:table-cell table:style-name="ce77" table:formula="of:=IF([.W56]&lt;&gt;&quot;&quot;;&quot;&quot;;[.B56])">
            <text:p/>
          </table:table-cell>
          <table:table-cell table:style-name="ce112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18" table:formula="of:=IF([.B56]&lt;&gt;&quot;&quot;;MIN([.H56];[.K56];[.N56];[.R56];[.U56]);&quot;&quot;)" office:value-type="currency" office:currency="EUR" office:value="0.501" calcext:value-type="currency">
            <text:p>0,501 €</text:p>
          </table:table-cell>
          <table:table-cell table:style-name="ce112" table:formula="of:=[.B56]" office:value-type="float" office:value="1" calcext:value-type="float">
            <text:p>1</text:p>
          </table:table-cell>
          <table:table-cell table:style-name="ce128" table:formula="of:=[.Z56]*[.AA56]" office:value-type="float" office:value="0.501" calcext:value-type="float">
            <text:p>0,501</text:p>
          </table:table-cell>
          <table:table-cell table:number-columns-repeated="992"/>
        </table:table-row>
        <table:table-row table:style-name="ro6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934MD/2LID</text:p>
          </table:table-cell>
          <table:table-cell table:style-name="ce22" office:value-type="string" calcext:value-type="string">
            <text:p><text:span text:style-name="T2">THT</text:span>, dual (red/red) 3 mm LED</text:p>
          </table:table-cell>
          <table:table-cell table:style-name="ce13" office:value-type="string" calcext:value-type="string">
            <text:p>LED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754-2000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04-WP934MD2LID</text:p>
          </table:table-cell>
          <table:table-cell table:style-name="ce69" office:value-type="float" office:value="1.03" calcext:value-type="float">
            <text:p>1,03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7]" office:value-type="float" office:value="1" calcext:value-type="float">
            <text:p>1</text:p>
          </table:table-cell>
          <table:table-cell table:style-name="ce76" table:formula="of:=IF([.W57]&lt;&gt;&quot;&quot;;&quot;&quot;;[.B57])">
            <text:p/>
          </table:table-cell>
          <table:table-cell table:style-name="ce112" table:formula="of:=IF([.Z57]=[.H57];&quot;Farnell&quot;; IF([.Z57]=[.K57]; &quot;Digikey&quot;; IF([.Z57]=[.N57]; &quot;Mouser&quot;; IF([.Z57]=[.R57]; &quot;RS&quot;; IF([.Z57]=[.U57]; &quot;TME&quot;)))))" office:value-type="string" office:string-value="Digikey" calcext:value-type="string">
            <text:p>Digikey</text:p>
          </table:table-cell>
          <table:table-cell table:style-name="ce118" table:formula="of:=IF([.B57]&lt;&gt;&quot;&quot;;MIN([.H57];[.K57];[.N57];[.R57];[.U57]);&quot;&quot;)" office:value-type="currency" office:currency="EUR" office:value="0.92" calcext:value-type="currency">
            <text:p>0,920 €</text:p>
          </table:table-cell>
          <table:table-cell table:style-name="ce112" table:formula="of:=[.B57]" office:value-type="float" office:value="1" calcext:value-type="float">
            <text:p>1</text:p>
          </table:table-cell>
          <table:table-cell table:style-name="ce128" table:formula="of:=[.Z57]*[.AA57]" office:value-type="float" office:value="0.92" calcext:value-type="float">
            <text:p>0,920</text:p>
          </table:table-cell>
          <table:table-cell table:number-columns-repeated="992"/>
        </table:table-row>
        <table:table-row table:style-name="ro6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3" office:value-type="string" calcext:value-type="string">
            <text:p><text:span text:style-name="T2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2008-ND</text:p>
          </table:table-cell>
          <table:table-cell table:style-name="ce70" office:value-type="float" office:value="0.99" calcext:value-type="float">
            <text:p>0,9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934MDLYLID</text:p>
          </table:table-cell>
          <table:table-cell table:style-name="ce70" office:value-type="float" office:value="0.795" calcext:value-type="float">
            <text:p>0,79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58]" office:value-type="float" office:value="1" calcext:value-type="float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2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18" table:formula="of:=IF([.B58]&lt;&gt;&quot;&quot;;MIN([.H58];[.K58];[.N58];[.R58];[.U58]);&quot;&quot;)" office:value-type="currency" office:currency="EUR" office:value="0.795" calcext:value-type="currency">
            <text:p>0,795 €</text:p>
          </table:table-cell>
          <table:table-cell table:style-name="ce112" table:formula="of:=[.B58]" office:value-type="float" office:value="1" calcext:value-type="float">
            <text:p>1</text:p>
          </table:table-cell>
          <table:table-cell table:style-name="ce128" table:formula="of:=[.Z58]*[.AA58]" office:value-type="float" office:value="0.795" calcext:value-type="float">
            <text:p>0,795</text:p>
          </table:table-cell>
          <table:table-cell table:number-columns-repeated="992"/>
        </table:table-row>
        <table:table-row table:style-name="ro6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DPAK</text:p>
          </table:table-cell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2101465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965" calcext:value-type="float">
            <text:p>0,96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UD19P06-60-GE3CT-ND</text:p>
          </table:table-cell>
          <table:table-cell table:style-name="ce69" office:value-type="float" office:value="1.2" calcext:value-type="float">
            <text:p>1,2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81-SUD19P06-60-GE3 </text:p>
          </table:table-cell>
          <table:table-cell table:style-name="ce69" office:value-type="float" office:value="1.04" calcext:value-type="float">
            <text:p>1,0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7995</text:p>
          </table:table-cell>
          <table:table-cell table:style-name="ce13" office:value-type="string" calcext:value-type="string">
            <text:p>SUD19P06-60-GE3</text:p>
          </table:table-cell>
          <table:table-cell table:style-name="ce69" office:value-type="float" office:value="0.96" calcext:value-type="float">
            <text:p>0,960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74" calcext:value-type="float">
            <text:p>0,74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9]&lt;&gt;&quot;&quot;;&quot;&quot;;[.B59])" office:value-type="float" office:value="1" calcext:value-type="float">
            <text:p>1</text:p>
          </table:table-cell>
          <table:table-cell table:style-name="ce112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18" table:formula="of:=IF([.B59]&lt;&gt;&quot;&quot;;MIN([.H59];[.K59];[.N59];[.R59];[.U59]);&quot;&quot;)" office:value-type="currency" office:currency="EUR" office:value="0.74" calcext:value-type="currency">
            <text:p>0,740 €</text:p>
          </table:table-cell>
          <table:table-cell table:style-name="ce112" table:formula="of:=[.B59]" office:value-type="float" office:value="1" calcext:value-type="float">
            <text:p>1</text:p>
          </table:table-cell>
          <table:table-cell table:style-name="ce128" table:formula="of:=[.Z59]*[.AA59]" office:value-type="float" office:value="0.74" calcext:value-type="float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3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23" office:value-type="string" calcext:value-type="string">
            <text:p>PSMN0R9-25YLC,115 </text:p>
          </table:table-cell>
          <table:table-cell table:style-name="ce44" office:value-type="float" office:value="1.3" calcext:value-type="float">
            <text:p>1,30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5292-1-ND</text:p>
          </table:table-cell>
          <table:table-cell table:style-name="ce70" office:value-type="float" office:value="1.27" calcext:value-type="float">
            <text:p>1,2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R925YLC115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8-2895</text:p>
          </table:table-cell>
          <table:table-cell table:style-name="ce86" office:value-type="string" calcext:value-type="string">
            <text:p>PSMN0R9-25YLC,115</text:p>
          </table:table-cell>
          <table:table-cell table:style-name="ce70" office:value-type="float" office:value="1.537" calcext:value-type="float">
            <text:p>1,537</text:p>
          </table:table-cell>
          <table:table-cell table:style-name="ce77" office:value-type="float" office:value="3" calcext:value-type="float">
            <text:p>3</text:p>
          </table:table-cell>
          <table:table-cell table:style-name="ce95" office:value-type="string" calcext:value-type="string">
            <text:p>PSMN0R9-25YLC.115</text:p>
          </table:table-cell>
          <table:table-cell table:style-name="ce44" office:value-type="float" office:value="0.7088" calcext:value-type="float">
            <text:p>0,709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 table:formula="of:=IF([.W60]&lt;&gt;&quot;&quot;;&quot;&quot;;[.B60])" office:value-type="float" office:value="2" calcext:value-type="float">
            <text:p>2</text:p>
          </table:table-cell>
          <table:table-cell table:style-name="ce112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18" table:formula="of:=IF([.B60]&lt;&gt;&quot;&quot;;MIN([.H60];[.K60];[.N60];[.R60];[.U60]);&quot;&quot;)" office:value-type="currency" office:currency="EUR" office:value="0.7088" calcext:value-type="currency">
            <text:p>0,709 €</text:p>
          </table:table-cell>
          <table:table-cell table:style-name="ce112" table:formula="of:=[.B60]" office:value-type="float" office:value="2" calcext:value-type="float">
            <text:p>2</text:p>
          </table:table-cell>
          <table:table-cell table:style-name="ce128" table:formula="of:=[.Z60]*[.AA60]" office:value-type="float" office:value="1.4176" calcext:value-type="float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2</text:p>
          </table:table-cell>
          <table:table-cell table:style-name="ce13" office:value-type="string" calcext:value-type="string">
            <text:p>1056526</text:p>
          </table:table-cell>
          <table:table-cell table:style-name="ce13" office:value-type="string" calcext:value-type="string">
            <text:p>BSS84PH6327XTSA2</text:p>
          </table:table-cell>
          <table:table-cell table:style-name="ce43" office:value-type="float" office:value="0.224" calcext:value-type="float">
            <text:p>0,2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84PH6433XTMA1CT-ND</text:p>
          </table:table-cell>
          <table:table-cell table:style-name="ce69" office:value-type="float" office:value="0.314" calcext:value-type="float">
            <text:p>0,31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26-BSS84PH6327XTSA2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SS84P</text:p>
          </table:table-cell>
          <table:table-cell table:style-name="ce43" office:value-type="float" office:value="0.0599" calcext:value-type="float">
            <text:p>0,060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1]&lt;&gt;&quot;&quot;;&quot;&quot;;[.B61])" office:value-type="float" office:value="1" calcext:value-type="float">
            <text:p>1</text:p>
          </table:table-cell>
          <table:table-cell table:style-name="ce112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18" table:formula="of:=IF([.B61]&lt;&gt;&quot;&quot;;MIN([.H61];[.K61];[.N61];[.R61];[.U61]);&quot;&quot;)" office:value-type="currency" office:currency="EUR" office:value="0.0599" calcext:value-type="currency">
            <text:p>0,060 €</text:p>
          </table:table-cell>
          <table:table-cell table:style-name="ce112" table:formula="of:=[.B61]" office:value-type="float" office:value="1" calcext:value-type="float">
            <text:p>1</text:p>
          </table:table-cell>
          <table:table-cell table:style-name="ce128" table:formula="of:=[.Z61]*[.AA61]" office:value-type="float" office:value="0.0599" calcext:value-type="float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3" office:value-type="string" calcext:value-type="string">
            <text:p><text:span text:style-name="T2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23" office:value-type="string" calcext:value-type="string">
            <text:p>BTA26-600BRG </text:p>
          </table:table-cell>
          <table:table-cell table:style-name="ce44" office:value-type="float" office:value="3.82" calcext:value-type="float">
            <text:p>3,82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2427-5-ND</text:p>
          </table:table-cell>
          <table:table-cell table:style-name="ce70" office:value-type="float" office:value="3.51" calcext:value-type="float">
            <text:p>3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BTA26-600B</text:p>
          </table:table-cell>
          <table:table-cell table:style-name="ce70" office:value-type="float" office:value="3.44" calcext:value-type="float">
            <text:p>3,4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70" office:value-type="float" office:value="3.71" calcext:value-type="float">
            <text:p>3,7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TA26-600BRG</text:p>
          </table:table-cell>
          <table:table-cell table:style-name="ce44" office:value-type="float" office:value="2.18" calcext:value-type="float">
            <text:p>2,18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62]" office:value-type="float" office:value="1" calcext:value-type="float">
            <text:p>1</text:p>
          </table:table-cell>
          <table:table-cell table:style-name="ce77" table:formula="of:=IF([.W62]&lt;&gt;&quot;&quot;;&quot;&quot;;[.B62])">
            <text:p/>
          </table:table-cell>
          <table:table-cell table:style-name="ce112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18" table:formula="of:=IF([.B62]&lt;&gt;&quot;&quot;;MIN([.H62];[.K62];[.N62];[.R62];[.U62]);&quot;&quot;)" office:value-type="currency" office:currency="EUR" office:value="2.18" calcext:value-type="currency">
            <text:p>2,180 €</text:p>
          </table:table-cell>
          <table:table-cell table:style-name="ce112" table:formula="of:=[.B62]" office:value-type="float" office:value="1" calcext:value-type="float">
            <text:p>1</text:p>
          </table:table-cell>
          <table:table-cell table:style-name="ce128" table:formula="of:=[.Z62]*[.AA62]" office:value-type="float" office:value="2.18" calcext:value-type="float">
            <text:p>2,180</text:p>
          </table:table-cell>
          <table:table-cell table:number-columns-repeated="992"/>
        </table:table-row>
        <table:table-row table:style-name="ro5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MMT493TA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4</text:p>
          </table:table-cell>
          <table:table-cell table:style-name="ce13" office:value-type="string" calcext:value-type="string">
            <text:p>2061448</text:p>
          </table:table-cell>
          <table:table-cell table:style-name="ce13" office:value-type="string" calcext:value-type="string">
            <text:p>FMMT493ATA</text:p>
          </table:table-cell>
          <table:table-cell table:style-name="ce43" office:value-type="float" office:value="0.348" calcext:value-type="float">
            <text:p>0,34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FMMT493CT-ND 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22-FMMT493TA</text:p>
          </table:table-cell>
          <table:table-cell table:style-name="ce69" office:value-type="float" office:value="0.376" calcext:value-type="float">
            <text:p>0,3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274-885</text:p>
          </table:table-cell>
          <table:table-cell table:style-name="ce13" office:value-type="string" calcext:value-type="string">
            <text:p>FMMT493TA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FMMT493TA</text:p>
          </table:table-cell>
          <table:table-cell table:style-name="ce43" office:value-type="float" office:value="0.125" calcext:value-type="float">
            <text:p>0,12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3]&lt;&gt;&quot;&quot;;&quot;&quot;;[.B63])" office:value-type="float" office:value="1" calcext:value-type="float">
            <text:p>1</text:p>
          </table:table-cell>
          <table:table-cell table:style-name="ce112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18" table:formula="of:=IF([.B63]&lt;&gt;&quot;&quot;;MIN([.H63];[.K63];[.N63];[.R63];[.U63]);&quot;&quot;)" office:value-type="currency" office:currency="EUR" office:value="0.125" calcext:value-type="currency">
            <text:p>0,125 €</text:p>
          </table:table-cell>
          <table:table-cell table:style-name="ce112" table:formula="of:=[.B63]" office:value-type="float" office:value="1" calcext:value-type="float">
            <text:p>1</text:p>
          </table:table-cell>
          <table:table-cell table:style-name="ce128" table:formula="of:=[.Z63]*[.AA63]" office:value-type="float" office:value="0.125" calcext:value-type="float">
            <text:p>0,125</text:p>
          </table:table-cell>
          <table:table-cell table:number-columns-repeated="992"/>
        </table:table-row>
        <table:table-row table:style-name="ro6">
          <table:table-cell table:style-name="ce3" table:formula="of:=[.A63]+1" office:value-type="float" office:value="62" calcext:value-type="float">
            <text:p>6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5, Q16, Q17, Q23, Q27</text:p>
          </table:table-cell>
          <table:table-cell table:style-name="ce14" office:value-type="string" calcext:value-type="string">
            <text:p>1713825</text:p>
          </table:table-cell>
          <table:table-cell table:style-name="ce23" office:value-type="string" calcext:value-type="string">
            <text:p>2N7002K-7 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86" office:value-type="string" calcext:value-type="string">
            <text:p>2N7002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2N7002LT1G</text:p>
          </table:table-cell>
          <table:table-cell table:style-name="ce44" office:value-type="float" office:value="0.0192" calcext:value-type="float">
            <text:p>0,019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4]&lt;&gt;&quot;&quot;;&quot;&quot;;[.B64])" office:value-type="float" office:value="5" calcext:value-type="float">
            <text:p>5</text:p>
          </table:table-cell>
          <table:table-cell table:style-name="ce11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18" table:formula="of:=IF([.B64]&lt;&gt;&quot;&quot;;MIN([.H64];[.K64];[.N64];[.R64];[.U64]);&quot;&quot;)" office:value-type="currency" office:currency="EUR" office:value="0.0192" calcext:value-type="currency">
            <text:p>0,019 €</text:p>
          </table:table-cell>
          <table:table-cell table:style-name="ce112" table:formula="of:=[.B64]" office:value-type="float" office:value="5" calcext:value-type="float">
            <text:p>5</text:p>
          </table:table-cell>
          <table:table-cell table:style-name="ce128" table:formula="of:=[.Z64]*[.AA64]" office:value-type="float" office:value="0.096" calcext:value-type="float">
            <text:p>0,096</text:p>
          </table:table-cell>
          <table:table-cell table:number-columns-repeated="992"/>
        </table:table-row>
        <table:table-row table:style-name="ro6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SMN013-60YL</text:p>
          </table:table-cell>
          <table:table-cell table:style-name="ce22" office:value-type="string" calcext:value-type="string">
            <text:p>SOT-669</text:p>
          </table:table-cell>
          <table:table-cell table:style-name="ce13" office:value-type="string" calcext:value-type="string">
            <text:p>Q18</text:p>
          </table:table-cell>
          <table:table-cell table:style-name="ce13" office:value-type="string" calcext:value-type="string">
            <text:p>2617064</text:p>
          </table:table-cell>
          <table:table-cell table:style-name="ce13" office:value-type="string" calcext:value-type="string">
            <text:p>PSMN013-60YLX </text:p>
          </table:table-cell>
          <table:table-cell table:style-name="ce43" office:value-type="float" office:value="0.706" calcext:value-type="float">
            <text:p>0,706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2589-1-ND</text:p>
          </table:table-cell>
          <table:table-cell table:style-name="ce69" office:value-type="float" office:value="0.6" calcext:value-type="float">
            <text:p>0,6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PSMN013-60YLX</text:p>
          </table:table-cell>
          <table:table-cell table:style-name="ce69" office:value-type="float" office:value="0.576" calcext:value-type="float">
            <text:p>0,5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 calcext:value-type="float">
            <text:p>1</text:p>
          </table:table-cell>
          <table:table-cell table:style-name="ce112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18" table:formula="of:=IF([.B65]&lt;&gt;&quot;&quot;;MIN([.H65];[.K65];[.N65];[.R65];[.U65]);&quot;&quot;)" office:value-type="currency" office:currency="EUR" office:value="0.576" calcext:value-type="currency">
            <text:p>0,576 €</text:p>
          </table:table-cell>
          <table:table-cell table:style-name="ce112" table:formula="of:=[.B65]" office:value-type="float" office:value="1" calcext:value-type="float">
            <text:p>1</text:p>
          </table:table-cell>
          <table:table-cell table:style-name="ce128" table:formula="of:=[.Z65]*[.AA65]" office:value-type="float" office:value="0.576" calcext:value-type="float">
            <text:p>0,576</text:p>
          </table:table-cell>
          <table:table-cell table:number-columns-repeated="992"/>
        </table:table-row>
        <table:table-row table:style-name="ro6">
          <table:table-cell table:style-name="ce3" table:formula="of:=[.A65]+1" office:value-type="float" office:value="64" calcext:value-type="float">
            <text:p>6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BT5551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9, Q21, Q22</text:p>
          </table:table-cell>
          <table:table-cell table:style-name="ce14" office:value-type="float" office:value="1459109" calcext:value-type="float">
            <text:p>1459109</text:p>
          </table:table-cell>
          <table:table-cell table:style-name="ce2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BT5551LT1GOSCT-ND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BT5551L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70" office:value-type="float" office:value="0.146" calcext:value-type="float">
            <text:p>0,146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6]&lt;&gt;&quot;&quot;;&quot;&quot;;[.B66])" office:value-type="float" office:value="3" calcext:value-type="float">
            <text:p>3</text:p>
          </table:table-cell>
          <table:table-cell table:style-name="ce112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18" table:formula="of:=IF([.B66]&lt;&gt;&quot;&quot;;MIN([.H66];[.K66];[.N66];[.R66];[.U66]);&quot;&quot;)" office:value-type="currency" office:currency="EUR" office:value="0.0242" calcext:value-type="currency">
            <text:p>0,024 €</text:p>
          </table:table-cell>
          <table:table-cell table:style-name="ce112" table:formula="of:=[.B66]" office:value-type="float" office:value="3" calcext:value-type="float">
            <text:p>3</text:p>
          </table:table-cell>
          <table:table-cell table:style-name="ce128" table:formula="of:=[.Z66]*[.AA66]" office:value-type="float" office:value="0.0726" calcext:value-type="float">
            <text:p>0,073</text:p>
          </table:table-cell>
          <table:table-cell table:number-columns-repeated="992"/>
        </table:table-row>
        <table:table-row table:style-name="ro6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2, Q7, Q20 </text:p>
          </table:table-cell>
          <table:table-cell table:style-name="ce13" office:value-type="string" calcext:value-type="string">
            <text:p>2533333</text:p>
          </table:table-cell>
          <table:table-cell table:style-name="ce13" office:value-type="string" calcext:value-type="string">
            <text:p>MMBT5401LT3G</text:p>
          </table:table-cell>
          <table:table-cell table:style-name="ce43" office:value-type="float" office:value="0.181" calcext:value-type="float">
            <text:p>0,181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BT5401-FDICT-ND</text:p>
          </table:table-cell>
          <table:table-cell table:style-name="ce69" office:value-type="float" office:value="0.154" calcext:value-type="float">
            <text:p>0,15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21-MMBT5401-F</text:p>
          </table:table-cell>
          <table:table-cell table:style-name="ce69" office:value-type="float" office:value="0.135" calcext:value-type="float">
            <text:p>0,13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39-0546</text:p>
          </table:table-cell>
          <table:table-cell table:style-name="ce13" office:value-type="string" calcext:value-type="string">
            <text:p>MMBT5401</text:p>
          </table:table-cell>
          <table:table-cell table:style-name="ce69" office:value-type="float" office:value="0.157" calcext:value-type="float">
            <text:p>0,157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MMBT5401</text:p>
          </table:table-cell>
          <table:table-cell table:style-name="ce43" office:value-type="float" office:value="0.02358" calcext:value-type="float">
            <text:p>0,024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67]&lt;&gt;&quot;&quot;;&quot;&quot;;[.B67])" office:value-type="float" office:value="3" calcext:value-type="float">
            <text:p>3</text:p>
          </table:table-cell>
          <table:table-cell table:style-name="ce112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18" table:formula="of:=IF([.B67]&lt;&gt;&quot;&quot;;MIN([.H67];[.K67];[.N67];[.R67];[.U67]);&quot;&quot;)" office:value-type="currency" office:currency="EUR" office:value="0.02358" calcext:value-type="currency">
            <text:p>0,024 €</text:p>
          </table:table-cell>
          <table:table-cell table:style-name="ce112" table:formula="of:=[.B67]" office:value-type="float" office:value="3" calcext:value-type="float">
            <text:p>3</text:p>
          </table:table-cell>
          <table:table-cell table:style-name="ce128" table:formula="of:=[.Z67]*[.AA67]" office:value-type="float" office:value="0.07074" calcext:value-type="float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67]+1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3" office:value-type="string" calcext:value-type="string">
            <text:p><text:span text:style-name="T2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9557164</text:p>
          </table:table-cell>
          <table:table-cell table:style-name="ce23" office:value-type="string" calcext:value-type="string">
            <text:p>D45H11G</text:p>
          </table:table-cell>
          <table:table-cell table:style-name="ce44" office:value-type="float" office:value="0.865" calcext:value-type="float">
            <text:p>0,865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2578-5-ND </text:p>
          </table:table-cell>
          <table:table-cell table:style-name="ce70" office:value-type="float" office:value="0.98" calcext:value-type="float">
            <text:p>0,9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D45H11G</text:p>
          </table:table-cell>
          <table:table-cell table:style-name="ce70" office:value-type="float" office:value="0.742" calcext:value-type="float">
            <text:p>0,74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179</text:p>
          </table:table-cell>
          <table:table-cell table:style-name="ce86" office:value-type="string" calcext:value-type="string">
            <text:p>D45H11G</text:p>
          </table:table-cell>
          <table:table-cell table:style-name="ce70" office:value-type="float" office:value="0.74" calcext:value-type="float">
            <text:p>0,7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D45H11 </text:p>
          </table:table-cell>
          <table:table-cell table:style-name="ce44" office:value-type="float" office:value="0.57" calcext:value-type="float">
            <text:p>0,57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68]" office:value-type="float" office:value="2" calcext:value-type="float">
            <text:p>2</text:p>
          </table:table-cell>
          <table:table-cell table:style-name="ce77" table:formula="of:=IF([.W68]&lt;&gt;&quot;&quot;;&quot;&quot;;[.B68])">
            <text:p/>
          </table:table-cell>
          <table:table-cell table:style-name="ce112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18" table:formula="of:=IF([.B68]&lt;&gt;&quot;&quot;;MIN([.H68];[.K68];[.N68];[.R68];[.U68]);&quot;&quot;)" office:value-type="currency" office:currency="EUR" office:value="0.57" calcext:value-type="currency">
            <text:p>0,570 €</text:p>
          </table:table-cell>
          <table:table-cell table:style-name="ce112" table:formula="of:=[.B68]" office:value-type="float" office:value="2" calcext:value-type="float">
            <text:p>2</text:p>
          </table:table-cell>
          <table:table-cell table:style-name="ce128" table:formula="of:=[.Z68]*[.AA68]" office:value-type="float" office:value="1.14" calcext:value-type="float">
            <text:p>1,140</text:p>
          </table:table-cell>
          <table:table-cell table:number-columns-repeated="992"/>
        </table:table-row>
        <table:table-row table:style-name="ro6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QPF11P06</text:p>
          </table:table-cell>
          <table:table-cell table:style-name="ce22" office:value-type="string" calcext:value-type="string">
            <text:p><text:span text:style-name="T2">THT</text:span>, TO-220FP</text:p>
          </table:table-cell>
          <table:table-cell table:style-name="ce13" office:value-type="string" calcext:value-type="string">
            <text:p>Q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FQPF11P06FS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2-FQPF11P06</text:p>
          </table:table-cell>
          <table:table-cell table:style-name="ce69" office:value-type="float" office:value="0.873" calcext:value-type="float">
            <text:p>0,87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07-5885</text:p>
          </table:table-cell>
          <table:table-cell table:style-name="ce13" office:value-type="string" calcext:value-type="string">
            <text:p>FQPF11P06</text:p>
          </table:table-cell>
          <table:table-cell table:style-name="ce69" office:value-type="float" office:value="0.715" calcext:value-type="float">
            <text:p>0,71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69]" office:value-type="float" office:value="1" calcext:value-type="float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2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18" table:formula="of:=IF([.B69]&lt;&gt;&quot;&quot;;MIN([.H69];[.K69];[.N69];[.R69];[.U69]);&quot;&quot;)" office:value-type="currency" office:currency="EUR" office:value="0.715" calcext:value-type="currency">
            <text:p>0,715 €</text:p>
          </table:table-cell>
          <table:table-cell table:style-name="ce112" table:formula="of:=[.B69]" office:value-type="float" office:value="1" calcext:value-type="float">
            <text:p>1</text:p>
          </table:table-cell>
          <table:table-cell table:style-name="ce128" table:formula="of:=[.Z69]*[.AA69]" office:value-type="float" office:value="0.715" calcext:value-type="float">
            <text:p>0,715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23" office:value-type="string" calcext:value-type="string">
            <text:p>FQPF27P06</text:p>
          </table:table-cell>
          <table:table-cell table:style-name="ce44" office:value-type="float" office:value="1.53" calcext:value-type="float">
            <text:p>1,5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FQPF27P06FS-ND</text:p>
          </table:table-cell>
          <table:table-cell table:style-name="ce70" office:value-type="float" office:value="1.38" calcext:value-type="float">
            <text:p>1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FQPF27P06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7-5901</text:p>
          </table:table-cell>
          <table:table-cell table:style-name="ce86" office:value-type="string" calcext:value-type="string">
            <text:p>FQPF27P06</text:p>
          </table:table-cell>
          <table:table-cell table:style-name="ce70" office:value-type="float" office:value="1.363" calcext:value-type="float">
            <text:p>1,363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FQPF27P06</text:p>
          </table:table-cell>
          <table:table-cell table:style-name="ce44" office:value-type="float" office:value="0.82" calcext:value-type="float">
            <text:p>0,820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70]" office:value-type="float" office:value="0" calcext:value-type="float">
            <text:p>0</text:p>
          </table:table-cell>
          <table:table-cell table:style-name="ce77" table:formula="of:=IF([.W70]&lt;&gt;&quot;&quot;;&quot;&quot;;[.B70])">
            <text:p/>
          </table:table-cell>
          <table:table-cell table:style-name="ce112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18" table:formula="of:=IF([.B70]&lt;&gt;&quot;&quot;;MIN([.H70];[.K70];[.N70];[.R70];[.U70]);&quot;&quot;)" office:value-type="currency" office:currency="EUR" office:value="0.82" calcext:value-type="currency">
            <text:p>0,820 €</text:p>
          </table:table-cell>
          <table:table-cell table:style-name="ce112" table:formula="of:=[.B70]" office:value-type="float" office:value="0" calcext:value-type="float">
            <text:p>0</text:p>
          </table:table-cell>
          <table:table-cell table:style-name="ce128" table:formula="of:=[.Z70]*[.AA70]" office:value-type="float" office:value="0" calcext:value-type="float">
            <text:p>0,000</text:p>
          </table:table-cell>
          <table:table-cell table:number-columns-repeated="992"/>
        </table:table-row>
        <table:table-row table:style-name="ro6">
          <table:table-cell table:style-name="ce3" table:formula="of:=[.A69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</text:p>
          </table:table-cell>
          <table:table-cell table:style-name="ce22" office:value-type="string" calcext:value-type="string">
            <text:p>SOT-223</text:p>
          </table:table-cell>
          <table:table-cell table:style-name="ce13" office:value-type="string" calcext:value-type="string">
            <text:p>Q6</text:p>
          </table:table-cell>
          <table:table-cell table:style-name="ce13" office:value-type="string" calcext:value-type="string">
            <text:p>2628083</text:p>
          </table:table-cell>
          <table:table-cell table:style-name="ce13" office:value-type="string" calcext:value-type="string">
            <text:p>BCP56TX</text:p>
          </table:table-cell>
          <table:table-cell table:style-name="ce43" office:value-type="float" office:value="0.263" calcext:value-type="float">
            <text:p>0,263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CP5616QTADICT-ND</text:p>
          </table:table-cell>
          <table:table-cell table:style-name="ce69" office:value-type="float" office:value="0.35" calcext:value-type="float">
            <text:p>0,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21-BCP5616QTA</text:p>
          </table:table-cell>
          <table:table-cell table:style-name="ce69" office:value-type="float" office:value="0.297" calcext:value-type="float">
            <text:p>0,29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73-7633</text:p>
          </table:table-cell>
          <table:table-cell table:style-name="ce13" office:value-type="string" calcext:value-type="string">
            <text:p>BCP56-16T3G</text:p>
          </table:table-cell>
          <table:table-cell table:style-name="ce69" office:value-type="float" office:value="0.138" calcext:value-type="float">
            <text:p>0,138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BCP56-16T1G</text:p>
          </table:table-cell>
          <table:table-cell table:style-name="ce43" office:value-type="float" office:value="0.153" calcext:value-type="float">
            <text:p>0,15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1]&lt;&gt;&quot;&quot;;&quot;&quot;;[.B71])" office:value-type="float" office:value="1" calcext:value-type="float">
            <text:p>1</text:p>
          </table:table-cell>
          <table:table-cell table:style-name="ce112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18" table:formula="of:=IF([.B71]&lt;&gt;&quot;&quot;;MIN([.H71];[.K71];[.N71];[.R71];[.U71]);&quot;&quot;)" office:value-type="currency" office:currency="EUR" office:value="0.138" calcext:value-type="currency">
            <text:p>0,138 €</text:p>
          </table:table-cell>
          <table:table-cell table:style-name="ce112" table:formula="of:=[.B71]" office:value-type="float" office:value="1" calcext:value-type="float">
            <text:p>1</text:p>
          </table:table-cell>
          <table:table-cell table:style-name="ce128" table:formula="of:=[.Z71]*[.AA71]" office:value-type="float" office:value="0.138" calcext:value-type="float">
            <text:p>0,138</text:p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3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23" office:value-type="string" calcext:value-type="string">
            <text:p>NZT605</text:p>
          </table:table-cell>
          <table:table-cell table:style-name="ce44" office:value-type="float" office:value="0.334" calcext:value-type="float">
            <text:p>0,33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NZT605CT-ND </text:p>
          </table:table-cell>
          <table:table-cell table:style-name="ce70" office:value-type="float" office:value="0.38" calcext:value-type="float">
            <text:p>0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NZT605 </text:p>
          </table:table-cell>
          <table:table-cell table:style-name="ce70" office:value-type="float" office:value="0.341" calcext:value-type="float">
            <text:p>0,34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6-1268</text:p>
          </table:table-cell>
          <table:table-cell table:style-name="ce86" office:value-type="string" calcext:value-type="string">
            <text:p>NZT605</text:p>
          </table:table-cell>
          <table:table-cell table:style-name="ce70" office:value-type="float" office:value="0.284" calcext:value-type="float">
            <text:p>0,284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NZT605</text:p>
          </table:table-cell>
          <table:table-cell table:style-name="ce44" office:value-type="float" office:value="0.222" calcext:value-type="float">
            <text:p>0,222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72]&lt;&gt;&quot;&quot;;&quot;&quot;;[.B72])" office:value-type="float" office:value="1" calcext:value-type="float">
            <text:p>1</text:p>
          </table:table-cell>
          <table:table-cell table:style-name="ce11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18" table:formula="of:=IF([.B72]&lt;&gt;&quot;&quot;;MIN([.H72];[.K72];[.N72];[.R72];[.U72]);&quot;&quot;)" office:value-type="currency" office:currency="EUR" office:value="0.222" calcext:value-type="currency">
            <text:p>0,222 €</text:p>
          </table:table-cell>
          <table:table-cell table:style-name="ce112" table:formula="of:=[.B72]" office:value-type="float" office:value="1" calcext:value-type="float">
            <text:p>1</text:p>
          </table:table-cell>
          <table:table-cell table:style-name="ce128" table:formula="of:=[.Z72]*[.AA72]" office:value-type="float" office:value="0.222" calcext:value-type="float">
            <text:p>0,222</text:p>
          </table:table-cell>
          <table:table-cell table:number-columns-repeated="992"/>
        </table:table-row>
        <table:table-row table:style-name="ro6">
          <table:table-cell table:style-name="ce3" table:formula="of:=[.A72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205NH6327XTSA1</text:p>
            <text:p/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9</text:p>
          </table:table-cell>
          <table:table-cell table:style-name="ce13" office:value-type="string" calcext:value-type="string">
            <text:p>2480648</text:p>
          </table:table-cell>
          <table:table-cell table:style-name="ce13" office:value-type="string" calcext:value-type="string">
            <text:p>BSS205NH6327XTSA1 </text:p>
          </table:table-cell>
          <table:table-cell table:style-name="ce43" office:value-type="float" office:value="0.257" calcext:value-type="float">
            <text:p>0,257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205NH6327XTSA1CT-ND </text:p>
          </table:table-cell>
          <table:table-cell table:style-name="ce69" office:value-type="float" office:value="0.274" calcext:value-type="float">
            <text:p>0,27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BSS205NH6327XTSA1</text:p>
          </table:table-cell>
          <table:table-cell table:style-name="ce69" office:value-type="float" office:value="0.236" calcext:value-type="float">
            <text:p>0,2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92-2374</text:p>
          </table:table-cell>
          <table:table-cell table:style-name="ce13" office:value-type="string" calcext:value-type="string">
            <text:p>BSS205NH6327XTSA1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BSS205NH6327XTSA1</text:p>
          </table:table-cell>
          <table:table-cell table:style-name="ce43" office:value-type="float" office:value="0.0968" calcext:value-type="float">
            <text:p>0,097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73]&lt;&gt;&quot;&quot;;&quot;&quot;;[.B73])" office:value-type="float" office:value="1" calcext:value-type="float">
            <text:p>1</text:p>
          </table:table-cell>
          <table:table-cell table:style-name="ce112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18" table:formula="of:=IF([.B73]&lt;&gt;&quot;&quot;;MIN([.H73];[.K73];[.N73];[.R73];[.U73]);&quot;&quot;)" office:value-type="currency" office:currency="EUR" office:value="0.0968" calcext:value-type="currency">
            <text:p>0,097 €</text:p>
          </table:table-cell>
          <table:table-cell table:style-name="ce112" table:formula="of:=[.B73]" office:value-type="float" office:value="1" calcext:value-type="float">
            <text:p>1</text:p>
          </table:table-cell>
          <table:table-cell table:style-name="ce128" table:formula="of:=[.Z73]*[.AA73]" office:value-type="float" office:value="0.0968" calcext:value-type="float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73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05, R110 </text:p>
          </table:table-cell>
          <table:table-cell table:style-name="ce14" office:value-type="string" calcext:value-type="string">
            <text:p>2447719</text:p>
          </table:table-cell>
          <table:table-cell table:style-name="ce23" office:value-type="string" calcext:value-type="string">
            <text:p>MCWR08X7500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85CT-ND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750RFKEB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15-2298</text:p>
          </table:table-cell>
          <table:table-cell table:style-name="ce86" office:value-type="string" calcext:value-type="string">
            <text:p>RN73C2A750RB</text:p>
          </table:table-cell>
          <table:table-cell table:style-name="ce70" office:value-type="float" office:value="0.666" calcext:value-type="float">
            <text:p>0,666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0805S8F75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4]&lt;&gt;&quot;&quot;;&quot;&quot;;[.B74])" office:value-type="float" office:value="2" calcext:value-type="float">
            <text:p>2</text:p>
          </table:table-cell>
          <table:table-cell table:style-name="ce112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18" table:formula="of:=IF([.B74]&lt;&gt;&quot;&quot;;MIN([.H74];[.K74];[.N74];[.R74];[.U74]);&quot;&quot;)" office:value-type="currency" office:currency="EUR" office:value="0.0097" calcext:value-type="currency">
            <text:p>0,010 €</text:p>
          </table:table-cell>
          <table:table-cell table:style-name="ce112" table:formula="of:=[.B74]" office:value-type="float" office:value="2" calcext:value-type="float">
            <text:p>2</text:p>
          </table:table-cell>
          <table:table-cell table:style-name="ce128" table:formula="of:=[.Z74]*[.AA74]" office:value-type="float" office:value="0.0194" calcext:value-type="float">
            <text:p>0,019</text:p>
          </table:table-cell>
          <table:table-cell table:number-columns-repeated="992"/>
        </table:table-row>
        <table:table-row table:style-name="ro6">
          <table:table-cell table:style-name="ce3" table:formula="of:=[.A74]+1"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1, R27, R30, R32, R36, R70, R84, R88, R98, R100 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3" office:value-type="float" office:value="0.0117" calcext:value-type="float">
            <text:p>0,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4.70KCRCT-ND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4K7L</text:p>
          </table:table-cell>
          <table:table-cell table:style-name="ce69" office:value-type="float" office:value="0.027" calcext:value-type="float">
            <text:p>0,0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69" office:value-type="float" office:value="0.023" calcext:value-type="float">
            <text:p>0,023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3" office:value-type="float" office:value="0.02282" calcext:value-type="float">
            <text:p>0,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5]&lt;&gt;&quot;&quot;;&quot;&quot;;[.B75])" office:value-type="float" office:value="10" calcext:value-type="float">
            <text:p>10</text:p>
          </table:table-cell>
          <table:table-cell table:style-name="ce112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18" table:formula="of:=IF([.B75]&lt;&gt;&quot;&quot;;MIN([.H75];[.K75];[.N75];[.R75];[.U75]);&quot;&quot;)" office:value-type="currency" office:currency="EUR" office:value="0.0117" calcext:value-type="currency">
            <text:p>0,012 €</text:p>
          </table:table-cell>
          <table:table-cell table:style-name="ce112" table:formula="of:=[.B75]" office:value-type="float" office:value="10" calcext:value-type="float">
            <text:p>10</text:p>
          </table:table-cell>
          <table:table-cell table:style-name="ce128" table:formula="of:=[.Z75]*[.AA75]" office:value-type="float" office:value="0.117" calcext:value-type="float">
            <text:p>0,117</text:p>
          </table:table-cell>
          <table:table-cell table:number-columns-repeated="992"/>
        </table:table-row>
        <table:table-row table:style-name="ro6">
          <table:table-cell table:style-name="ce3" table:formula="of:=[.A75]+1" office:value-type="float" office:value="73" calcext:value-type="float">
            <text:p>73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3, R60, R62, R65, R111</text:p>
          </table:table-cell>
          <table:table-cell table:style-name="ce14" office:value-type="string" calcext:value-type="string">
            <text:p>2447664</text:p>
          </table:table-cell>
          <table:table-cell table:style-name="ce23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HM47KKCT-ND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5" calcext:value-type="float">
            <text:p>5</text:p>
          </table:table-cell>
          <table:table-cell table:style-name="ce112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18" table:formula="of:=IF([.B76]&lt;&gt;&quot;&quot;;MIN([.H76];[.K76];[.N76];[.R76];[.U76]);&quot;&quot;)" office:value-type="currency" office:currency="EUR" office:value="0.0094" calcext:value-type="currency">
            <text:p>0,009 €</text:p>
          </table:table-cell>
          <table:table-cell table:style-name="ce112" table:formula="of:=[.B76]" office:value-type="float" office:value="5" calcext:value-type="float">
            <text:p>5</text:p>
          </table:table-cell>
          <table:table-cell table:style-name="ce128" table:formula="of:=[.Z76]*[.AA76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6, R33, R40, R48, R56, R57, R74, R77, R78, R80, R81 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3" office:value-type="float" office:value="0.0373" calcext:value-type="float">
            <text:p>0,03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2.20KCRCT-ND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2K2L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3" office:value-type="float" office:value="0.02234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1" calcext:value-type="float">
            <text:p>11</text:p>
          </table:table-cell>
          <table:table-cell table:style-name="ce11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18" table:formula="of:=IF([.B77]&lt;&gt;&quot;&quot;;MIN([.H77];[.K77];[.N77];[.R77];[.U77]);&quot;&quot;)" office:value-type="currency" office:currency="EUR" office:value="0.02234" calcext:value-type="currency">
            <text:p>0,022 €</text:p>
          </table:table-cell>
          <table:table-cell table:style-name="ce112" table:formula="of:=[.B77]" office:value-type="float" office:value="11" calcext:value-type="float">
            <text:p>11</text:p>
          </table:table-cell>
          <table:table-cell table:style-name="ce128" table:formula="of:=[.Z77]*[.AA77]" office:value-type="float" office:value="0.24574" calcext:value-type="float">
            <text:p>0,246</text:p>
          </table:table-cell>
          <table:table-cell table:number-columns-repeated="992"/>
        </table:table-row>
        <table:table-row table:style-name="ro7">
          <table:table-cell table:style-name="ce3" table:formula="of:=[.A77]+1" office:value-type="float" office:value="75" calcext:value-type="float">
            <text:p>75</text:p>
          </table:table-cell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4, R47, R52, R53, R71, R86, R87, R89, R94, R95, R99, R107, R108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86" office:value-type="string" calcext:value-type="string">
            <text:p>CRG0805F10K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8]&lt;&gt;&quot;&quot;;&quot;&quot;;[.B78])" office:value-type="float" office:value="21" calcext:value-type="float">
            <text:p>21</text:p>
          </table:table-cell>
          <table:table-cell table:style-name="ce112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18" table:formula="of:=IF([.B78]&lt;&gt;&quot;&quot;;MIN([.H78];[.K78];[.N78];[.R78];[.U78]);&quot;&quot;)" office:value-type="currency" office:currency="EUR" office:value="0.002" calcext:value-type="currency">
            <text:p>0,002 €</text:p>
          </table:table-cell>
          <table:table-cell table:style-name="ce112" table:formula="of:=[.B78]" office:value-type="float" office:value="21" calcext:value-type="float">
            <text:p>21</text:p>
          </table:table-cell>
          <table:table-cell table:style-name="ce128" table:formula="of:=[.Z78]*[.AA78]" office:value-type="float" office:value="0.042" calcext:value-type="float">
            <text:p>0,042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6K6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0</text:p>
          </table:table-cell>
          <table:table-cell table:style-name="ce13" office:value-type="string" calcext:value-type="string">
            <text:p>2303750RL</text:p>
          </table:table-cell>
          <table:table-cell table:style-name="ce13" office:value-type="string" calcext:value-type="string">
            <text:p>ERJ6ENF8662V</text:p>
          </table:table-cell>
          <table:table-cell table:style-name="ce43" office:value-type="float" office:value="0.0581" calcext:value-type="float">
            <text:p>0,05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6.6KCRCT-ND 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86K6L 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CRCW080586K6FKTABC</text:p>
          </table:table-cell>
          <table:table-cell table:style-name="ce43" office:value-type="float" office:value="0.02506" calcext:value-type="float">
            <text:p>0,02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9]&lt;&gt;&quot;&quot;;&quot;&quot;;[.B79])" office:value-type="float" office:value="1" calcext:value-type="float">
            <text:p>1</text:p>
          </table:table-cell>
          <table:table-cell table:style-name="ce112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18" table:formula="of:=IF([.B79]&lt;&gt;&quot;&quot;;MIN([.H79];[.K79];[.N79];[.R79];[.U79]);&quot;&quot;)" office:value-type="currency" office:currency="EUR" office:value="0.02506" calcext:value-type="currency">
            <text:p>0,025 €</text:p>
          </table:table-cell>
          <table:table-cell table:style-name="ce112" table:formula="of:=[.B79]" office:value-type="float" office:value="1" calcext:value-type="float">
            <text:p>1</text:p>
          </table:table-cell>
          <table:table-cell table:style-name="ce128" table:formula="of:=[.Z79]*[.AA79]" office:value-type="float" office:value="0.02506" calcext:value-type="float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79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25, R26</text:p>
          </table:table-cell>
          <table:table-cell table:style-name="ce14" office:value-type="string" calcext:value-type="string">
            <text:p>2828391</text:p>
          </table:table-cell>
          <table:table-cell table:style-name="ce23" office:value-type="string" calcext:value-type="string">
            <text:p>MCLRP12JTWSR100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696-1680-1-ND </text:p>
          </table:table-cell>
          <table:table-cell table:style-name="ce70" office:value-type="float" office:value="0.465" calcext:value-type="float">
            <text:p>0,46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RCWE2512R100FKEA</text:p>
          </table:table-cell>
          <table:table-cell table:style-name="ce70" office:value-type="float" office:value="0.418" calcext:value-type="float">
            <text:p>0,41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3-4394</text:p>
          </table:table-cell>
          <table:table-cell table:style-name="ce86" office:value-type="string" calcext:value-type="string">
            <text:p>CRA2512-FZ-R100ELF</text:p>
          </table:table-cell>
          <table:table-cell table:style-name="ce70" office:value-type="float" office:value="0.644" calcext:value-type="float">
            <text:p>0,64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LRP12FTDRR100</text:p>
          </table:table-cell>
          <table:table-cell table:style-name="ce44" office:value-type="float" office:value="0.15514" calcext:value-type="float">
            <text:p>0,15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0]&lt;&gt;&quot;&quot;;&quot;&quot;;[.B80])" office:value-type="float" office:value="2" calcext:value-type="float">
            <text:p>2</text:p>
          </table:table-cell>
          <table:table-cell table:style-name="ce11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18" table:formula="of:=IF([.B80]&lt;&gt;&quot;&quot;;MIN([.H80];[.K80];[.N80];[.R80];[.U80]);&quot;&quot;)" office:value-type="currency" office:currency="EUR" office:value="0.15514" calcext:value-type="currency">
            <text:p>0,155 €</text:p>
          </table:table-cell>
          <table:table-cell table:style-name="ce112" table:formula="of:=[.B80]" office:value-type="float" office:value="2" calcext:value-type="float">
            <text:p>2</text:p>
          </table:table-cell>
          <table:table-cell table:style-name="ce128" table:formula="of:=[.Z80]*[.AA80]" office:value-type="float" office:value="0.31028" calcext:value-type="float">
            <text:p>0,310</text:p>
          </table:table-cell>
          <table:table-cell table:number-columns-repeated="992"/>
        </table:table-row>
        <table:table-row table:style-name="ro6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R2/2-3W</text:p>
          </table:table-cell>
          <table:table-cell table:style-name="ce22" office:value-type="string" calcext:value-type="string">
            <text:p>2512</text:p>
          </table:table-cell>
          <table:table-cell table:style-name="ce13" office:value-type="string" calcext:value-type="string">
            <text:p>R29</text:p>
          </table:table-cell>
          <table:table-cell table:style-name="ce13" office:value-type="string" calcext:value-type="string">
            <text:p>1265193</text:p>
          </table:table-cell>
          <table:table-cell table:style-name="ce13" office:value-type="string" calcext:value-type="string">
            <text:p>35202R2JT</text:p>
          </table:table-cell>
          <table:table-cell table:style-name="ce43" office:value-type="float" office:value="0.143" calcext:value-type="float">
            <text:p>0,14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CRM2512-JW-2R2ELFCT-ND </text:p>
          </table:table-cell>
          <table:table-cell table:style-name="ce69" office:value-type="float" office:value="0.342" calcext:value-type="float">
            <text:p>0,34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35222R2JT</text:p>
          </table:table-cell>
          <table:table-cell table:style-name="ce69" office:value-type="float" office:value="0.296" calcext:value-type="float">
            <text:p>0,2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71-1023</text:p>
          </table:table-cell>
          <table:table-cell table:style-name="ce13" office:value-type="string" calcext:value-type="string">
            <text:p>35222R2JT</text:p>
          </table:table-cell>
          <table:table-cell table:style-name="ce69" office:value-type="float" office:value="0.449" calcext:value-type="float">
            <text:p>0,449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WF25P2R2JTL</text:p>
          </table:table-cell>
          <table:table-cell table:style-name="ce43" office:value-type="float" office:value="0.0429" calcext:value-type="float">
            <text:p>0,043</text:p>
          </table:table-cell>
          <table:table-cell table:style-name="ce76" office:value-type="float" office:value="50" calcext:value-type="float">
            <text:p>50</text:p>
          </table:table-cell>
          <table:table-cell table:style-name="ce102"/>
          <table:table-cell table:style-name="ce76" table:formula="of:=IF([.W81]&lt;&gt;&quot;&quot;;&quot;&quot;;[.B81])" office:value-type="float" office:value="1" calcext:value-type="float">
            <text:p>1</text:p>
          </table:table-cell>
          <table:table-cell table:style-name="ce11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18" table:formula="of:=IF([.B81]&lt;&gt;&quot;&quot;;MIN([.H81];[.K81];[.N81];[.R81];[.U81]);&quot;&quot;)" office:value-type="currency" office:currency="EUR" office:value="0.0429" calcext:value-type="currency">
            <text:p>0,043 €</text:p>
          </table:table-cell>
          <table:table-cell table:style-name="ce112" table:formula="of:=[.B81]" office:value-type="float" office:value="1" calcext:value-type="float">
            <text:p>1</text:p>
          </table:table-cell>
          <table:table-cell table:style-name="ce128" table:formula="of:=[.Z81]*[.AA81]" office:value-type="float" office:value="0.0429" calcext:value-type="float">
            <text:p>0,043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008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2828273</text:p>
          </table:table-cell>
          <table:table-cell table:style-name="ce23" office:value-type="string" calcext:value-type="string">
            <text:p>MCLRP12FTWSR008 </text:p>
          </table:table-cell>
          <table:table-cell table:style-name="ce44" office:value-type="float" office:value="0.272" calcext:value-type="float">
            <text:p>0,27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2162CT-ND </text:p>
          </table:table-cell>
          <table:table-cell table:style-name="ce70" office:value-type="float" office:value="0.463" calcext:value-type="float">
            <text:p>0,46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5-PMR100HZPFU8L00</text:p>
          </table:table-cell>
          <table:table-cell table:style-name="ce70" office:value-type="float" office:value="0.397" calcext:value-type="float">
            <text:p>0,3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24-0329</text:p>
          </table:table-cell>
          <table:table-cell table:style-name="ce86" office:value-type="string" calcext:value-type="string">
            <text:p>CRE2512-FZ-R008E-2</text:p>
          </table:table-cell>
          <table:table-cell table:style-name="ce70" office:value-type="float" office:value="0.498" calcext:value-type="float">
            <text:p>0,498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RP12FTWRR008</text:p>
          </table:table-cell>
          <table:table-cell table:style-name="ce44" office:value-type="float" office:value="0.14928" calcext:value-type="float">
            <text:p>0,14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 calcext:value-type="float">
            <text:p>1</text:p>
          </table:table-cell>
          <table:table-cell table:style-name="ce11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18" table:formula="of:=IF([.B82]&lt;&gt;&quot;&quot;;MIN([.H82];[.K82];[.N82];[.R82];[.U82]);&quot;&quot;)" office:value-type="currency" office:currency="EUR" office:value="0.14928" calcext:value-type="currency">
            <text:p>0,149 €</text:p>
          </table:table-cell>
          <table:table-cell table:style-name="ce112" table:formula="of:=[.B82]" office:value-type="float" office:value="1" calcext:value-type="float">
            <text:p>1</text:p>
          </table:table-cell>
          <table:table-cell table:style-name="ce128" table:formula="of:=[.Z82]*[.AA82]" office:value-type="float" office:value="0.14928" calcext:value-type="float">
            <text:p>0,149</text:p>
          </table:table-cell>
          <table:table-cell table:number-columns-repeated="992"/>
        </table:table-row>
        <table:table-row table:style-name="ro6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37, R39, R54, R115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20RCT-ND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13220RL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69" office:value-type="float" office:value="0.018" calcext:value-type="float">
            <text:p>0,01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0T5E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3]&lt;&gt;&quot;&quot;;&quot;&quot;;[.B83])" office:value-type="float" office:value="4" calcext:value-type="float">
            <text:p>4</text:p>
          </table:table-cell>
          <table:table-cell table:style-name="ce112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18" table:formula="of:=IF([.B83]&lt;&gt;&quot;&quot;;MIN([.H83];[.K83];[.N83];[.R83];[.U83]);&quot;&quot;)" office:value-type="currency" office:currency="EUR" office:value="0.018" calcext:value-type="currency">
            <text:p>0,018 €</text:p>
          </table:table-cell>
          <table:table-cell table:style-name="ce112" table:formula="of:=[.B83]" office:value-type="float" office:value="4" calcext:value-type="float">
            <text:p>4</text:p>
          </table:table-cell>
          <table:table-cell table:style-name="ce128" table:formula="of:=[.Z83]*[.AA83]" office:value-type="float" office:value="0.072" calcext:value-type="float">
            <text:p>0,072</text:p>
          </table:table-cell>
          <table:table-cell table:number-columns-repeated="992"/>
        </table:table-row>
        <table:table-row table:style-name="ro6">
          <table:table-cell table:style-name="ce3" table:formula="of:=[.A83]+1" office:value-type="float" office:value="81" calcext:value-type="float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2025</text:p>
          </table:table-cell>
          <table:table-cell table:style-name="ce23" office:value-type="string" calcext:value-type="string">
            <text:p>CRGCQ2010J15R </text:p>
          </table:table-cell>
          <table:table-cell table:style-name="ce44" office:value-type="float" office:value="0.0761" calcext:value-type="float">
            <text:p>0,0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910CT-ND 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2010FK-0715RL</text:p>
          </table:table-cell>
          <table:table-cell table:style-name="ce70" office:value-type="float" office:value="0.166" calcext:value-type="float">
            <text:p>0,16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4428</text:p>
          </table:table-cell>
          <table:table-cell table:style-name="ce86" office:value-type="string" calcext:value-type="string">
            <text:p>RK73HW2HTTE15R0F</text:p>
          </table:table-cell>
          <table:table-cell table:style-name="ce70" office:value-type="float" office:value="0.061" calcext:value-type="float">
            <text:p>0,06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201007J0150T4E</text:p>
          </table:table-cell>
          <table:table-cell table:style-name="ce44" office:value-type="float" office:value="0.02453" calcext:value-type="float">
            <text:p>0,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4]&lt;&gt;&quot;&quot;;&quot;&quot;;[.B84])" office:value-type="float" office:value="2" calcext:value-type="float">
            <text:p>2</text:p>
          </table:table-cell>
          <table:table-cell table:style-name="ce112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18" table:formula="of:=IF([.B84]&lt;&gt;&quot;&quot;;MIN([.H84];[.K84];[.N84];[.R84];[.U84]);&quot;&quot;)" office:value-type="currency" office:currency="EUR" office:value="0.02453" calcext:value-type="currency">
            <text:p>0,025 €</text:p>
          </table:table-cell>
          <table:table-cell table:style-name="ce112" table:formula="of:=[.B84]" office:value-type="float" office:value="2" calcext:value-type="float">
            <text:p>2</text:p>
          </table:table-cell>
          <table:table-cell table:style-name="ce128" table:formula="of:=[.Z84]*[.AA84]" office:value-type="float" office:value="0.04906" calcext:value-type="float">
            <text:p>0,049</text:p>
          </table:table-cell>
          <table:table-cell table:number-columns-repeated="992"/>
        </table:table-row>
        <table:table-row table:style-name="ro8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7K5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1, R50</text:p>
          </table:table-cell>
          <table:table-cell table:style-name="ce13" office:value-type="string" calcext:value-type="string">
            <text:p>1575887</text:p>
          </table:table-cell>
          <table:table-cell table:style-name="ce13" office:value-type="string" calcext:value-type="string">
            <text:p>MCTC0525B7501T5E</text:p>
          </table:table-cell>
          <table:table-cell table:style-name="ce43" office:value-type="float" office:value="0.203" calcext:value-type="float">
            <text:p>0,20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4CT-ND</text:p>
          </table:table-cell>
          <table:table-cell table:style-name="ce69" office:value-type="float" office:value="0.265" calcext:value-type="float">
            <text:p>0,26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CPF0805B7K5E1</text:p>
          </table:table-cell>
          <table:table-cell table:style-name="ce69" office:value-type="float" office:value="0.249" calcext:value-type="float">
            <text:p>0,24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AR05BTCW7501</text:p>
          </table:table-cell>
          <table:table-cell table:style-name="ce43" office:value-type="float" office:value="0.10516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5]&lt;&gt;&quot;&quot;;&quot;&quot;;[.B85])" office:value-type="float" office:value="2" calcext:value-type="float">
            <text:p>2</text:p>
          </table:table-cell>
          <table:table-cell table:style-name="ce112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18" table:formula="of:=IF([.B85]&lt;&gt;&quot;&quot;;MIN([.H85];[.K85];[.N85];[.R85];[.U85]);&quot;&quot;)" office:value-type="currency" office:currency="EUR" office:value="0.10516" calcext:value-type="currency">
            <text:p>0,105 €</text:p>
          </table:table-cell>
          <table:table-cell table:style-name="ce112" table:formula="of:=[.B85]" office:value-type="float" office:value="2" calcext:value-type="float">
            <text:p>2</text:p>
          </table:table-cell>
          <table:table-cell table:style-name="ce128" table:formula="of:=[.Z85]*[.AA85]" office:value-type="float" office:value="0.21032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 calcext:value-type="float">
            <text:p>8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2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2, R102, R103, R118 </text:p>
          </table:table-cell>
          <table:table-cell table:style-name="ce14" office:value-type="string" calcext:value-type="string">
            <text:p>2447607</text:p>
          </table:table-cell>
          <table:table-cell table:style-name="ce23" office:value-type="string" calcext:value-type="string">
            <text:p>MCWR08X2202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2K0CT-ND 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22K0FKEAC</text:p>
          </table:table-cell>
          <table:table-cell table:style-name="ce70" office:value-type="float" office:value="0.018" calcext:value-type="float">
            <text:p>0,018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679-1109</text:p>
          </table:table-cell>
          <table:table-cell table:style-name="ce86" office:value-type="string" calcext:value-type="string">
            <text:p>CRCW080522K0FKEA</text:p>
          </table:table-cell>
          <table:table-cell table:style-name="ce70" office:value-type="float" office:value="0.034" calcext:value-type="float">
            <text:p>0,03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J0223T5E</text:p>
          </table:table-cell>
          <table:table-cell table:style-name="ce44" office:value-type="float" office:value="0.0131" calcext:value-type="float">
            <text:p>0,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4" calcext:value-type="float">
            <text:p>4</text:p>
          </table:table-cell>
          <table:table-cell table:style-name="ce112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18" table:formula="of:=IF([.B86]&lt;&gt;&quot;&quot;;MIN([.H86];[.K86];[.N86];[.R86];[.U86]);&quot;&quot;)" office:value-type="currency" office:currency="EUR" office:value="0.0097" calcext:value-type="currency">
            <text:p>0,010 €</text:p>
          </table:table-cell>
          <table:table-cell table:style-name="ce112" table:formula="of:=[.B86]" office:value-type="float" office:value="4" calcext:value-type="float">
            <text:p>4</text:p>
          </table:table-cell>
          <table:table-cell table:style-name="ce128" table:formula="of:=[.Z86]*[.AA86]" office:value-type="float" office:value="0.0388" calcext:value-type="float">
            <text:p>0,039</text:p>
          </table:table-cell>
          <table:table-cell table:number-columns-repeated="992"/>
        </table:table-row>
        <table:table-row table:style-name="ro2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4, R53</text:p>
          </table:table-cell>
          <table:table-cell table:style-name="ce13" office:value-type="string" calcext:value-type="string">
            <text:p>2447578</text:p>
          </table:table-cell>
          <table:table-cell table:style-name="ce13" office:value-type="string" calcext:value-type="string">
            <text:p>MCWR08X1602FTL</text:p>
          </table:table-cell>
          <table:table-cell table:style-name="ce43" office:value-type="float" office:value="0.062" calcext:value-type="float">
            <text:p>0,06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16.0KCRCT-ND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16KL</text:p>
          </table:table-cell>
          <table:table-cell table:style-name="ce69" office:value-type="float" office:value="0.058" calcext:value-type="float">
            <text:p>0,05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0920</text:p>
          </table:table-cell>
          <table:table-cell table:style-name="ce13" office:value-type="string" calcext:value-type="string">
            <text:p>CRCW080516K0FKEA</text:p>
          </table:table-cell>
          <table:table-cell table:style-name="ce69" office:value-type="float" office:value="0.029" calcext:value-type="float">
            <text:p>0,02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1602T5E</text:p>
          </table:table-cell>
          <table:table-cell table:style-name="ce43" office:value-type="float" office:value="0.01476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7]&lt;&gt;&quot;&quot;;&quot;&quot;;[.B87])" office:value-type="float" office:value="2" calcext:value-type="float">
            <text:p>2</text:p>
          </table:table-cell>
          <table:table-cell table:style-name="ce112" table:formula="of:=IF([.Z87]=[.H87];&quot;Farnell&quot;; IF([.Z87]=[.K87]; &quot;Digikey&quot;; IF([.Z87]=[.N87]; &quot;Mouser&quot;; IF([.Z87]=[.R87]; &quot;RS&quot;; IF([.Z87]=[.U87]; &quot;TME&quot;)))))" office:value-type="string" office:string-value="TME" calcext:value-type="string">
            <text:p>TME</text:p>
          </table:table-cell>
          <table:table-cell table:style-name="ce118" table:formula="of:=IF([.B87]&lt;&gt;&quot;&quot;;MIN([.H87];[.K87];[.N87];[.R87];[.U87]);&quot;&quot;)" office:value-type="currency" office:currency="EUR" office:value="0.01476" calcext:value-type="currency">
            <text:p>0,015 €</text:p>
          </table:table-cell>
          <table:table-cell table:style-name="ce112" table:formula="of:=[.B87]" office:value-type="float" office:value="2" calcext:value-type="float">
            <text:p>2</text:p>
          </table:table-cell>
          <table:table-cell table:style-name="ce128" table:formula="of:=[.Z87]*[.AA87]" office:value-type="float" office:value="0.02952" calcext:value-type="float">
            <text:p>0,030</text:p>
          </table:table-cell>
          <table:table-cell table:number-columns-repeated="992"/>
        </table:table-row>
        <table:table-row table:style-name="ro6">
          <table:table-cell table:style-name="ce3" table:formula="of:=[.A87]+1" office:value-type="float" office:value="85" calcext:value-type="float">
            <text:p>8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24K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5, R46</text:p>
            <text:p/>
          </table:table-cell>
          <table:table-cell table:style-name="ce14" office:value-type="string" calcext:value-type="string">
            <text:p>2670132</text:p>
          </table:table-cell>
          <table:table-cell table:style-name="ce23" office:value-type="string" calcext:value-type="string">
            <text:p>WF08U1243BTL</text:p>
          </table:table-cell>
          <table:table-cell table:style-name="ce44" office:value-type="float" office:value="0.0248" calcext:value-type="float">
            <text:p>0,02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124KDACT-ND </text:p>
          </table:table-cell>
          <table:table-cell table:style-name="ce70" office:value-type="float" office:value="0.269" calcext:value-type="float">
            <text:p>0,2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67-ERJ-PB6B1243V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1601</text:p>
          </table:table-cell>
          <table:table-cell table:style-name="ce86" office:value-type="string" calcext:value-type="string">
            <text:p>CPF0805B124KE1</text:p>
          </table:table-cell>
          <table:table-cell table:style-name="ce70" office:value-type="float" office:value="0.223" calcext:value-type="float">
            <text:p>0,22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ERA6AEB1243V</text:p>
          </table:table-cell>
          <table:table-cell table:style-name="ce44" office:value-type="float" office:value="0.089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8]&lt;&gt;&quot;&quot;;&quot;&quot;;[.B88])" office:value-type="float" office:value="2" calcext:value-type="float">
            <text:p>2</text:p>
          </table:table-cell>
          <table:table-cell table:style-name="ce112" table:formula="of:=IF([.Z88]=[.H88];&quot;Farnell&quot;; IF([.Z88]=[.K88]; &quot;Digikey&quot;; IF([.Z88]=[.N88]; &quot;Mouser&quot;; IF([.Z88]=[.R88]; &quot;RS&quot;; IF([.Z88]=[.U88]; &quot;TME&quot;)))))" office:value-type="string" office:string-value="Farnell" calcext:value-type="string">
            <text:p>Farnell</text:p>
          </table:table-cell>
          <table:table-cell table:style-name="ce118" table:formula="of:=IF([.B88]&lt;&gt;&quot;&quot;;MIN([.H88];[.K88];[.N88];[.R88];[.U88]);&quot;&quot;)" office:value-type="currency" office:currency="EUR" office:value="0.0248" calcext:value-type="currency">
            <text:p>0,025 €</text:p>
          </table:table-cell>
          <table:table-cell table:style-name="ce112" table:formula="of:=[.B88]" office:value-type="float" office:value="2" calcext:value-type="float">
            <text:p>2</text:p>
          </table:table-cell>
          <table:table-cell table:style-name="ce128" table:formula="of:=[.Z88]*[.AA88]" office:value-type="float" office:value="0.0496" calcext:value-type="float">
            <text:p>0,050</text:p>
          </table:table-cell>
          <table:table-cell table:number-columns-repeated="992"/>
        </table:table-row>
        <table:table-row table:style-name="ro6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R5, R12, R14, R15, R34, R35, R82 </text:p>
          </table:table-cell>
          <table:table-cell table:style-name="ce13" office:value-type="string" calcext:value-type="string">
            <text:p>9236643</text:p>
          </table:table-cell>
          <table:table-cell table:style-name="ce13" office:value-type="string" calcext:value-type="string">
            <text:p>RC1206FR-0710RL</text:p>
          </table:table-cell>
          <table:table-cell table:style-name="ce43" office:value-type="float" office:value="0.0503" calcext:value-type="float">
            <text:p>0,05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10.0CRCT-ND</text:p>
          </table:table-cell>
          <table:table-cell table:style-name="ce69" office:value-type="float" office:value="0.071" calcext:value-type="float">
            <text:p>0,0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1206FR-0710RL</text:p>
          </table:table-cell>
          <table:table-cell table:style-name="ce69" office:value-type="float" office:value="0.034" calcext:value-type="float">
            <text:p>0,03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0-9085</text:p>
          </table:table-cell>
          <table:table-cell table:style-name="ce13" office:value-type="string" calcext:value-type="string">
            <text:p>CR1206-FX-10R0ELF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1206S4J0100T5E</text:p>
          </table:table-cell>
          <table:table-cell table:style-name="ce43" office:value-type="float" office:value="0.01244" calcext:value-type="float">
            <text:p>0,01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9]&lt;&gt;&quot;&quot;;&quot;&quot;;[.B89])" office:value-type="float" office:value="7" calcext:value-type="float">
            <text:p>7</text:p>
          </table:table-cell>
          <table:table-cell table:style-name="ce112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18" table:formula="of:=IF([.B89]&lt;&gt;&quot;&quot;;MIN([.H89];[.K89];[.N89];[.R89];[.U89]);&quot;&quot;)" office:value-type="currency" office:currency="EUR" office:value="0.01244" calcext:value-type="currency">
            <text:p>0,012 €</text:p>
          </table:table-cell>
          <table:table-cell table:style-name="ce112" table:formula="of:=[.B89]" office:value-type="float" office:value="7" calcext:value-type="float">
            <text:p>7</text:p>
          </table:table-cell>
          <table:table-cell table:style-name="ce128" table:formula="of:=[.Z89]*[.AA89]" office:value-type="float" office:value="0.08708" calcext:value-type="float">
            <text:p>0,087</text:p>
          </table:table-cell>
          <table:table-cell table:number-columns-repeated="992"/>
        </table:table-row>
        <table:table-row table:style-name="ro8">
          <table:table-cell table:style-name="ce3" table:formula="of:=[.A89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9K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58, R64</text:p>
          </table:table-cell>
          <table:table-cell table:style-name="ce14" office:value-type="string" calcext:value-type="string">
            <text:p>2337828</text:p>
          </table:table-cell>
          <table:table-cell table:style-name="ce23" office:value-type="string" calcext:value-type="string">
            <text:p>MCWF08R3902BTL</text:p>
          </table:table-cell>
          <table:table-cell table:style-name="ce44" office:value-type="float" office:value="0.276" calcext:value-type="float">
            <text:p>0,2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20774CT-ND</text:p>
          </table:table-cell>
          <table:table-cell table:style-name="ce70" office:value-type="float" office:value="0.268" calcext:value-type="float">
            <text:p>0,26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PF0805B39KE1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6-7418</text:p>
          </table:table-cell>
          <table:table-cell table:style-name="ce86" office:value-type="string" calcext:value-type="string">
            <text:p>CPF-A-0805B39KE1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AR05BTCW3902</text:p>
          </table:table-cell>
          <table:table-cell table:style-name="ce44" office:value-type="float" office:value="0.10543" calcext:value-type="float">
            <text:p>0,10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0]&lt;&gt;&quot;&quot;;&quot;&quot;;[.B90])" office:value-type="float" office:value="2" calcext:value-type="float">
            <text:p>2</text:p>
          </table:table-cell>
          <table:table-cell table:style-name="ce112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18" table:formula="of:=IF([.B90]&lt;&gt;&quot;&quot;;MIN([.H90];[.K90];[.N90];[.R90];[.U90]);&quot;&quot;)" office:value-type="currency" office:currency="EUR" office:value="0.10543" calcext:value-type="currency">
            <text:p>0,105 €</text:p>
          </table:table-cell>
          <table:table-cell table:style-name="ce112" table:formula="of:=[.B90]" office:value-type="float" office:value="2" calcext:value-type="float">
            <text:p>2</text:p>
          </table:table-cell>
          <table:table-cell table:style-name="ce128" table:formula="of:=[.Z90]*[.AA90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820R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59, R68</text:p>
          </table:table-cell>
          <table:table-cell table:style-name="ce13" office:value-type="string" calcext:value-type="string">
            <text:p>2338010</text:p>
          </table:table-cell>
          <table:table-cell table:style-name="ce13" office:value-type="string" calcext:value-type="string">
            <text:p>MCWF08R8200BTL</text:p>
          </table:table-cell>
          <table:table-cell table:style-name="ce43" office:value-type="float" office:value="0.276" calcext:value-type="float">
            <text:p>0,276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9CT-ND </text:p>
          </table:table-cell>
          <table:table-cell table:style-name="ce69" office:value-type="float" office:value="0.262" calcext:value-type="float">
            <text:p>0,2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BRD07820RL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66-7484</text:p>
          </table:table-cell>
          <table:table-cell table:style-name="ce13" office:value-type="string" calcext:value-type="string">
            <text:p>CPF-A-0805B820RE1</text:p>
          </table:table-cell>
          <table:table-cell table:style-name="ce69" office:value-type="float" office:value="0.265" calcext:value-type="float">
            <text:p>0,26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AR05BTCW8200</text:p>
          </table:table-cell>
          <table:table-cell table:style-name="ce43" office:value-type="float" office:value="0.10543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91]&lt;&gt;&quot;&quot;;&quot;&quot;;[.B91])" office:value-type="float" office:value="2" calcext:value-type="float">
            <text:p>2</text:p>
          </table:table-cell>
          <table:table-cell table:style-name="ce112" table:formula="of:=IF([.Z91]=[.H91];&quot;Farnell&quot;; IF([.Z91]=[.K91]; &quot;Digikey&quot;; IF([.Z91]=[.N91]; &quot;Mouser&quot;; IF([.Z91]=[.R90]; &quot;RS&quot;; IF([.Z91]=[.U91]; &quot;TME&quot;)))))" office:value-type="string" office:string-value="TME" calcext:value-type="string">
            <text:p>TME</text:p>
          </table:table-cell>
          <table:table-cell table:style-name="ce118" table:formula="of:=IF([.B91]&lt;&gt;&quot;&quot;;MIN([.H91];[.K91];[.N91];[.R90];[.U91]);&quot;&quot;)" office:value-type="currency" office:currency="EUR" office:value="0.10543" calcext:value-type="currency">
            <text:p>0,105 €</text:p>
          </table:table-cell>
          <table:table-cell table:style-name="ce112" table:formula="of:=[.B91]" office:value-type="float" office:value="2" calcext:value-type="float">
            <text:p>2</text:p>
          </table:table-cell>
          <table:table-cell table:style-name="ce128" table:formula="of:=[.Z91]*[.AA91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6">
          <table:table-cell table:style-name="ce3" table:formula="of:=[.A91]+1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61, R109 </text:p>
          </table:table-cell>
          <table:table-cell table:style-name="ce14" office:value-type="string" calcext:value-type="string">
            <text:p>2447479</text:p>
          </table:table-cell>
          <table:table-cell table:style-name="ce23" office:value-type="string" calcext:value-type="string">
            <text:p>MCWR12W1R00FTL</text:p>
          </table:table-cell>
          <table:table-cell table:style-name="ce44" office:value-type="float" office:value="0.0166" calcext:value-type="float">
            <text:p>0,01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NCP1206FTD1R00</text:p>
          </table:table-cell>
          <table:table-cell table:style-name="ce70" office:value-type="float" office:value="0.093" calcext:value-type="float">
            <text:p>0,09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6-GWCR1206-1R0FT5</text:p>
          </table:table-cell>
          <table:table-cell table:style-name="ce70" office:value-type="float" office:value="0.022" calcext:value-type="float">
            <text:p>0,022</text:p>
          </table:table-cell>
          <table:table-cell table:style-name="ce77" office:value-type="float" office:value="25" calcext:value-type="float">
            <text:p>25</text:p>
          </table:table-cell>
          <table:table-cell table:style-name="ce86" office:value-type="string" calcext:value-type="string">
            <text:p>794-4180</text:p>
          </table:table-cell>
          <table:table-cell table:style-name="ce86" office:value-type="string" calcext:value-type="string">
            <text:p>CRL1206-FW-1R00ELF</text:p>
          </table:table-cell>
          <table:table-cell table:style-name="ce70" office:value-type="float" office:value="0.054" calcext:value-type="float">
            <text:p>0,054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Q06S4J010JT5E</text:p>
          </table:table-cell>
          <table:table-cell table:style-name="ce44" office:value-type="float" office:value="0.01161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2]&lt;&gt;&quot;&quot;;&quot;&quot;;[.B92])" office:value-type="float" office:value="2" calcext:value-type="float">
            <text:p>2</text:p>
          </table:table-cell>
          <table:table-cell table:style-name="ce112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18" table:formula="of:=IF([.B92]&lt;&gt;&quot;&quot;;MIN([.H92];[.K92];[.N92];[.R92];[.U92]);&quot;&quot;)" office:value-type="currency" office:currency="EUR" office:value="0.01161" calcext:value-type="currency">
            <text:p>0,012 €</text:p>
          </table:table-cell>
          <table:table-cell table:style-name="ce112" table:formula="of:=[.B92]" office:value-type="float" office:value="2" calcext:value-type="float">
            <text:p>2</text:p>
          </table:table-cell>
          <table:table-cell table:style-name="ce128" table:formula="of:=[.Z92]*[.AA92]" office:value-type="float" office:value="0.02322" calcext:value-type="float">
            <text:p>0,023</text:p>
          </table:table-cell>
          <table:table-cell table:number-columns-repeated="992"/>
        </table:table-row>
        <table:table-row table:style-name="ro6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63</text:p>
          </table:table-cell>
          <table:table-cell table:style-name="ce13" office:value-type="string" calcext:value-type="string">
            <text:p>2447732</text:p>
          </table:table-cell>
          <table:table-cell table:style-name="ce13" office:value-type="string" calcext:value-type="string">
            <text:p>MCWR08X8201FTL</text:p>
          </table:table-cell>
          <table:table-cell table:style-name="ce43" office:value-type="float" office:value="0.0078" calcext:value-type="float">
            <text:p>0,00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.20KCRCT-ND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8201ELF</text:p>
          </table:table-cell>
          <table:table-cell table:style-name="ce69" office:value-type="float" office:value="0.014" calcext:value-type="float">
            <text:p>0,01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56</text:p>
          </table:table-cell>
          <table:table-cell table:style-name="ce13" office:value-type="string" calcext:value-type="string">
            <text:p>CRG0805F8K2</text:p>
          </table:table-cell>
          <table:table-cell table:style-name="ce69" office:value-type="float" office:value="0.021" calcext:value-type="float">
            <text:p>0,021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0805S8J0822T5E</text:p>
          </table:table-cell>
          <table:table-cell table:style-name="ce43" office:value-type="float" office:value="0.01305" calcext:value-type="float">
            <text:p>0,01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3]&lt;&gt;&quot;&quot;;&quot;&quot;;[.B93])" office:value-type="float" office:value="1" calcext:value-type="float">
            <text:p>1</text:p>
          </table:table-cell>
          <table:table-cell table:style-name="ce112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18" table:formula="of:=IF([.B93]&lt;&gt;&quot;&quot;;MIN([.H93];[.K93];[.N93];[.R93];[.U93]);&quot;&quot;)" office:value-type="currency" office:currency="EUR" office:value="0.0078" calcext:value-type="currency">
            <text:p>0,008 €</text:p>
          </table:table-cell>
          <table:table-cell table:style-name="ce112" table:formula="of:=[.B93]" office:value-type="float" office:value="1" calcext:value-type="float">
            <text:p>1</text:p>
          </table:table-cell>
          <table:table-cell table:style-name="ce128" table:formula="of:=[.Z93]*[.AA93]" office:value-type="float" office:value="0.0078" calcext:value-type="float">
            <text:p>0,008</text:p>
          </table:table-cell>
          <table:table-cell table:number-columns-repeated="992"/>
        </table:table-row>
        <table:table-row table:style-name="ro6">
          <table:table-cell table:style-name="ce3" table:formula="of:=[.A93]+1" office:value-type="float" office:value="91" calcext:value-type="float">
            <text:p>9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K3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66, R106 </text:p>
          </table:table-cell>
          <table:table-cell table:style-name="ce14" office:value-type="string" calcext:value-type="string">
            <text:p>2447651</text:p>
          </table:table-cell>
          <table:table-cell table:style-name="ce23" office:value-type="string" calcext:value-type="string">
            <text:p>MCWR08X3301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55CT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1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499</text:p>
          </table:table-cell>
          <table:table-cell table:style-name="ce86" office:value-type="string" calcext:value-type="string">
            <text:p>CRG0805F3K3</text:p>
          </table:table-cell>
          <table:table-cell table:style-name="ce70" office:value-type="float" office:value="0.027" calcext:value-type="float">
            <text:p>0,027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1T5E</text:p>
          </table:table-cell>
          <table:table-cell table:style-name="ce44" office:value-type="float" office:value="0.0147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4]&lt;&gt;&quot;&quot;;&quot;&quot;;[.B94])" office:value-type="float" office:value="2" calcext:value-type="float">
            <text:p>2</text:p>
          </table:table-cell>
          <table:table-cell table:style-name="ce112" table:formula="of:=IF([.Z94]=[.H94];&quot;Farnell&quot;; IF([.Z94]=[.K94]; &quot;Digikey&quot;; IF([.Z94]=[.N94]; &quot;Mouser&quot;; IF([.Z94]=[.R92]; &quot;RS&quot;; IF([.Z94]=[.U94]; &quot;TME&quot;)))))" office:value-type="string" office:string-value="Farnell" calcext:value-type="string">
            <text:p>Farnell</text:p>
          </table:table-cell>
          <table:table-cell table:style-name="ce118" table:formula="of:=IF([.B94]&lt;&gt;&quot;&quot;;MIN([.H94];[.K94];[.N94];[.R92];[.U94]);&quot;&quot;)" office:value-type="currency" office:currency="EUR" office:value="0.0078" calcext:value-type="currency">
            <text:p>0,008 €</text:p>
          </table:table-cell>
          <table:table-cell table:style-name="ce112" table:formula="of:=[.B94]" office:value-type="float" office:value="2" calcext:value-type="float">
            <text:p>2</text:p>
          </table:table-cell>
          <table:table-cell table:style-name="ce128" table:formula="of:=[.Z94]*[.AA94]" office:value-type="float" office:value="0.0156" calcext:value-type="float">
            <text:p>0,016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0R010</text:p>
          </table:table-cell>
          <table:table-cell table:style-name="ce22" office:value-type="string" calcext:value-type="string">
            <text:p>2512, low TCR</text:p>
          </table:table-cell>
          <table:table-cell table:style-name="ce13" office:value-type="string" calcext:value-type="string">
            <text:p>R67</text:p>
          </table:table-cell>
          <table:table-cell table:style-name="ce13" office:value-type="string" calcext:value-type="string">
            <text:p>2808330</text:p>
          </table:table-cell>
          <table:table-cell table:style-name="ce13" office:value-type="string" calcext:value-type="string">
            <text:p>GMR100HTBFA10L0</text:p>
          </table:table-cell>
          <table:table-cell table:style-name="ce43" office:value-type="float" office:value="1.13" calcext:value-type="float">
            <text:p>1,13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11-1686-1-ND</text:p>
          </table:table-cell>
          <table:table-cell table:style-name="ce69" office:value-type="float" office:value="1.35" calcext:value-type="float">
            <text:p>1,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55-GMR100HTBFA10L0</text:p>
          </table:table-cell>
          <table:table-cell table:style-name="ce69" office:value-type="float" office:value="1.08" calcext:value-type="float">
            <text:p>1,08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95]&lt;&gt;&quot;&quot;;&quot;&quot;;[.B95])" office:value-type="float" office:value="1" calcext:value-type="float">
            <text:p>1</text:p>
          </table:table-cell>
          <table:table-cell table:style-name="ce112" table:formula="of:=IF([.Z95]=[.H95];&quot;Farnell&quot;; IF([.Z95]=[.K95]; &quot;Digikey&quot;; IF([.Z95]=[.N95]; &quot;Mouser&quot;; IF([.Z95]=[.R95]; &quot;RS&quot;; IF([.Z95]=[.U95]; &quot;TME&quot;)))))" office:value-type="string" office:string-value="Mouser" calcext:value-type="string">
            <text:p>Mouser</text:p>
          </table:table-cell>
          <table:table-cell table:style-name="ce118" table:formula="of:=IF([.B95]&lt;&gt;&quot;&quot;;MIN([.H95];[.K95];[.N95];[.R95];[.U95]);&quot;&quot;)" office:value-type="currency" office:currency="EUR" office:value="1.08" calcext:value-type="currency">
            <text:p>1,080 €</text:p>
          </table:table-cell>
          <table:table-cell table:style-name="ce112" table:formula="of:=[.B95]" office:value-type="float" office:value="1" calcext:value-type="float">
            <text:p>1</text:p>
          </table:table-cell>
          <table:table-cell table:style-name="ce128" table:formula="of:=[.Z95]*[.AA95]" office:value-type="float" office:value="1.08" calcext:value-type="float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93" calcext:value-type="float">
            <text:p>93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, R10, R18, R55, R72, R96, R114 </text:p>
          </table:table-cell>
          <table:table-cell table:style-name="ce14" office:value-type="string" calcext:value-type="string">
            <text:p>2447551</text:p>
          </table:table-cell>
          <table:table-cell table:style-name="ce23" office:value-type="string" calcext:value-type="string">
            <text:p>MCWR08X1003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100KCT-ND 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00KFKEAC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1003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6]&lt;&gt;&quot;&quot;;&quot;&quot;;[.B96])" office:value-type="float" office:value="7" calcext:value-type="float">
            <text:p>7</text:p>
          </table:table-cell>
          <table:table-cell table:style-name="ce112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18" table:formula="of:=IF([.B96]&lt;&gt;&quot;&quot;;MIN([.H96];[.K96];[.N96];[.R96];[.U96]);&quot;&quot;)" office:value-type="currency" office:currency="EUR" office:value="0.0097" calcext:value-type="currency">
            <text:p>0,010 €</text:p>
          </table:table-cell>
          <table:table-cell table:style-name="ce112" table:formula="of:=[.B96]" office:value-type="float" office:value="7" calcext:value-type="float">
            <text:p>7</text:p>
          </table:table-cell>
          <table:table-cell table:style-name="ce128" table:formula="of:=[.Z96]*[.AA96]" office:value-type="float" office:value="0.0679" calcext:value-type="float">
            <text:p>0,068</text:p>
          </table:table-cell>
          <table:table-cell table:number-columns-repeated="992"/>
        </table:table-row>
        <table:table-row table:style-name="ro6">
          <table:table-cell table:style-name="ce3" table:formula="of:=[.A96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7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73</text:p>
          </table:table-cell>
          <table:table-cell table:style-name="ce13" office:value-type="string" calcext:value-type="string">
            <text:p>2073716</text:p>
          </table:table-cell>
          <table:table-cell table:style-name="ce13" office:value-type="string" calcext:value-type="string">
            <text:p>MCMR08X271 JTL</text:p>
          </table:table-cell>
          <table:table-cell table:style-name="ce43" office:value-type="float" office:value="0.009" calcext:value-type="float">
            <text:p>0,00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70RCT-ND</text:p>
          </table:table-cell>
          <table:table-cell table:style-name="ce69" office:value-type="float" office:value="0.025" calcext:value-type="float">
            <text:p>0,02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2700ELF</text:p>
          </table:table-cell>
          <table:table-cell table:style-name="ce69" office:value-type="float" office:value="0.013" calcext:value-type="float">
            <text:p>0,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48</text:p>
          </table:table-cell>
          <table:table-cell table:style-name="ce13" office:value-type="string" calcext:value-type="string">
            <text:p>CRG0805F270R</text:p>
          </table:table-cell>
          <table:table-cell table:style-name="ce69" office:value-type="float" office:value="0.025" calcext:value-type="float">
            <text:p>0,025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700T5E</text:p>
          </table:table-cell>
          <table:table-cell table:style-name="ce43" office:value-type="float" office:value="0.02269" calcext:value-type="float">
            <text:p>0,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7]&lt;&gt;&quot;&quot;;&quot;&quot;;[.B97])" office:value-type="float" office:value="1" calcext:value-type="float">
            <text:p>1</text:p>
          </table:table-cell>
          <table:table-cell table:style-name="ce112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18" table:formula="of:=IF([.B97]&lt;&gt;&quot;&quot;;MIN([.H97];[.K97];[.N97];[.R97];[.U97]);&quot;&quot;)" office:value-type="currency" office:currency="EUR" office:value="0.009" calcext:value-type="currency">
            <text:p>0,009 €</text:p>
          </table:table-cell>
          <table:table-cell table:style-name="ce112" table:formula="of:=[.B97]" office:value-type="float" office:value="1" calcext:value-type="float">
            <text:p>1</text:p>
          </table:table-cell>
          <table:table-cell table:style-name="ce128" table:formula="of:=[.Z97]*[.AA97]" office:value-type="float" office:value="0.009" calcext:value-type="float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47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5, R76, R79, R85, R113, R116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470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470RFKEB</text:p>
          </table:table-cell>
          <table:table-cell table:style-name="ce70" office:value-type="float" office:value="0.041" calcext:value-type="float">
            <text:p>0,04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8]&lt;&gt;&quot;&quot;;&quot;&quot;;[.B98])" office:value-type="float" office:value="6" calcext:value-type="float">
            <text:p>6</text:p>
          </table:table-cell>
          <table:table-cell table:style-name="ce112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18" table:formula="of:=IF([.B98]&lt;&gt;&quot;&quot;;MIN([.H98];[.K98];[.N98];[.R98];[.U98]);&quot;&quot;)" office:value-type="currency" office:currency="EUR" office:value="0.0189" calcext:value-type="currency">
            <text:p>0,019 €</text:p>
          </table:table-cell>
          <table:table-cell table:style-name="ce112" table:formula="of:=[.B98]" office:value-type="float" office:value="6" calcext:value-type="float">
            <text:p>6</text:p>
          </table:table-cell>
          <table:table-cell table:style-name="ce128" table:formula="of:=[.Z98]*[.AA98]" office:value-type="float" office:value="0.1134" calcext:value-type="float">
            <text:p>0,113</text:p>
          </table:table-cell>
          <table:table-cell table:number-columns-repeated="992"/>
        </table:table-row>
        <table:table-row table:style-name="ro6">
          <table:table-cell table:style-name="ce3" table:formula="of:=[.A98]+1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8, R38, R43, R69, R91, R101 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13" office:value-type="string" calcext:value-type="string">
            <text:p>WCR0805-1K0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C0805FR-071KL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1KL</text:p>
          </table:table-cell>
          <table:table-cell table:style-name="ce69" office:value-type="float" office:value="0.015" calcext:value-type="float">
            <text:p>0,01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427</text:p>
          </table:table-cell>
          <table:table-cell table:style-name="ce13" office:value-type="string" calcext:value-type="string">
            <text:p>CRG0805F1K0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RC0805FR-071K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9]&lt;&gt;&quot;&quot;;&quot;&quot;;[.B99])" office:value-type="float" office:value="6" calcext:value-type="float">
            <text:p>6</text:p>
          </table:table-cell>
          <table:table-cell table:style-name="ce112" table:formula="of:=IF([.Z99]=[.H99];&quot;Farnell&quot;; IF([.Z99]=[.K99]; &quot;Digikey&quot;; IF([.Z99]=[.N99]; &quot;Mouser&quot;; IF([.Z99]=[.R99]; &quot;RS&quot;; IF([.Z99]=[.U99]; &quot;TME&quot;)))))" office:value-type="string" office:string-value="Mouser" calcext:value-type="string">
            <text:p>Mouser</text:p>
          </table:table-cell>
          <table:table-cell table:style-name="ce118" table:formula="of:=IF([.B99]&lt;&gt;&quot;&quot;;MIN([.H99];[.K99];[.N99];[.R99];[.U99]);&quot;&quot;)" office:value-type="currency" office:currency="EUR" office:value="0.015" calcext:value-type="currency">
            <text:p>0,015 €</text:p>
          </table:table-cell>
          <table:table-cell table:style-name="ce112" table:formula="of:=[.B99]" office:value-type="float" office:value="6" calcext:value-type="float">
            <text:p>6</text:p>
          </table:table-cell>
          <table:table-cell table:style-name="ce128" table:formula="of:=[.Z99]*[.AA99]" office:value-type="float" office:value="0.09" calcext:value-type="float">
            <text:p>0,090</text:p>
          </table:table-cell>
          <table:table-cell table:number-columns-repeated="992"/>
        </table:table-row>
        <table:table-row table:style-name="ro6">
          <table:table-cell table:style-name="ce3" table:formula="of:=[.A99]+1" office:value-type="float" office:value="97" calcext:value-type="float">
            <text:p>97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33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83, R90, R92, R104, R112 </text:p>
          </table:table-cell>
          <table:table-cell table:style-name="ce14" office:value-type="string" calcext:value-type="string">
            <text:p>2695037</text:p>
          </table:table-cell>
          <table:table-cell table:style-name="ce23" office:value-type="string" calcext:value-type="string">
            <text:p>MCWR08X331 J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43CT-ND</text:p>
          </table:table-cell>
          <table:table-cell table:style-name="ce70" office:value-type="float" office:value="0.045" calcext:value-type="float">
            <text:p>0,04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0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54</text:p>
          </table:table-cell>
          <table:table-cell table:style-name="ce86" office:value-type="string" calcext:value-type="string">
            <text:p>CRG0805F330R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0]&lt;&gt;&quot;&quot;;&quot;&quot;;[.B100])" office:value-type="float" office:value="5" calcext:value-type="float">
            <text:p>5</text:p>
          </table:table-cell>
          <table:table-cell table:style-name="ce112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18" table:formula="of:=IF([.B100]&lt;&gt;&quot;&quot;;MIN([.H100];[.K100];[.N100];[.R100];[.U100]);&quot;&quot;)" office:value-type="currency" office:currency="EUR" office:value="0.0094" calcext:value-type="currency">
            <text:p>0,009 €</text:p>
          </table:table-cell>
          <table:table-cell table:style-name="ce112" table:formula="of:=[.B100]" office:value-type="float" office:value="5" calcext:value-type="float">
            <text:p>5</text:p>
          </table:table-cell>
          <table:table-cell table:style-name="ce128" table:formula="of:=[.Z100]*[.AA100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6">
          <table:table-cell table:style-name="ce3" table:formula="of:=[.A100]+1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9, R19</text:p>
            <text:p/>
          </table:table-cell>
          <table:table-cell table:style-name="ce13" office:value-type="string" calcext:value-type="string">
            <text:p>2447637</text:p>
          </table:table-cell>
          <table:table-cell table:style-name="ce13" office:value-type="string" calcext:value-type="string">
            <text:p>MCWR08X3303FTL</text:p>
          </table:table-cell>
          <table:table-cell table:style-name="ce43" office:value-type="float" office:value="0.01" calcext:value-type="float">
            <text:p>0,01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A126361CT-ND </text:p>
          </table:table-cell>
          <table:table-cell table:style-name="ce69" office:value-type="float" office:value="0.046" calcext:value-type="float">
            <text:p>0,04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3303ELF</text:p>
          </table:table-cell>
          <table:table-cell table:style-name="ce69" office:value-type="float" office:value="0.013" calcext:value-type="float">
            <text:p>0,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72</text:p>
          </table:table-cell>
          <table:table-cell table:style-name="ce13" office:value-type="string" calcext:value-type="string">
            <text:p>CRCW0805330KFKEA</text:p>
          </table:table-cell>
          <table:table-cell table:style-name="ce69" office:value-type="float" office:value="0.038" calcext:value-type="float">
            <text:p>0,03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3303T5E</text:p>
          </table:table-cell>
          <table:table-cell table:style-name="ce43" office:value-type="float" office:value="0.01451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1]&lt;&gt;&quot;&quot;;&quot;&quot;;[.B101])" office:value-type="float" office:value="2" calcext:value-type="float">
            <text:p>2</text:p>
          </table:table-cell>
          <table:table-cell table:style-name="ce112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18" table:formula="of:=IF([.B101]&lt;&gt;&quot;&quot;;MIN([.H101];[.K101];[.N101];[.R101];[.U101]);&quot;&quot;)" office:value-type="currency" office:currency="EUR" office:value="0.01" calcext:value-type="currency">
            <text:p>0,010 €</text:p>
          </table:table-cell>
          <table:table-cell table:style-name="ce112" table:formula="of:=[.B101]" office:value-type="float" office:value="2" calcext:value-type="float">
            <text:p>2</text:p>
          </table:table-cell>
          <table:table-cell table:style-name="ce128" table:formula="of:=[.Z101]*[.AA101]" office:value-type="float" office:value="0.02" calcext:value-type="float">
            <text:p>0,020</text:p>
          </table:table-cell>
          <table:table-cell table:number-columns-repeated="992"/>
        </table:table-row>
        <table:table-row table:style-name="ro6">
          <table:table-cell table:style-name="ce3" table:formula="of:=[.A101]+1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C01000001007JA100</text:p>
          </table:table-cell>
          <table:table-cell table:style-name="ce23" office:value-type="string" calcext:value-type="string">
            <text:p><text:span text:style-name="T2">THT</text:span>; power resistor</text:p>
          </table:table-cell>
          <table:table-cell table:style-name="ce14" office:value-type="string" calcext:value-type="string">
            <text:p>R93</text:p>
          </table:table-cell>
          <table:table-cell table:style-name="ce14" office:value-type="string" calcext:value-type="string">
            <text:p>1735022</text:p>
          </table:table-cell>
          <table:table-cell table:style-name="ce23" office:value-type="string" calcext:value-type="string">
            <text:p>AC01000001007JA100</text:p>
          </table:table-cell>
          <table:table-cell table:style-name="ce44" office:value-type="float" office:value="0.441" calcext:value-type="float">
            <text:p>0,44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PC1W.10CT-ND</text:p>
          </table:table-cell>
          <table:table-cell table:style-name="ce70" office:value-type="float" office:value="0.5" calcext:value-type="float">
            <text:p>0,5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4-AC01W0R100J </text:p>
          </table:table-cell>
          <table:table-cell table:style-name="ce70" office:value-type="float" office:value="0.349" calcext:value-type="float">
            <text:p>0,34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46-9836</text:p>
          </table:table-cell>
          <table:table-cell table:style-name="ce86" office:value-type="string" calcext:value-type="string">
            <text:p>AC01000001007JA100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02]" office:value-type="float" office:value="1" calcext:value-type="float">
            <text:p>1</text:p>
          </table:table-cell>
          <table:table-cell table:style-name="ce77" table:formula="of:=IF([.W102]&lt;&gt;&quot;&quot;;&quot;&quot;;[.B102])">
            <text:p/>
          </table:table-cell>
          <table:table-cell table:style-name="ce112" table:formula="of:=IF([.Z102]=[.H102];&quot;Farnell&quot;; IF([.Z102]=[.K102]; &quot;Digikey&quot;; IF([.Z102]=[.N102]; &quot;Mouser&quot;; IF([.Z102]=[.R102]; &quot;RS&quot;; IF([.Z102]=[.U102]; &quot;TME&quot;)))))" office:value-type="string" office:string-value="Mouser" calcext:value-type="string">
            <text:p>Mouser</text:p>
          </table:table-cell>
          <table:table-cell table:style-name="ce118" table:formula="of:=IF([.B102]&lt;&gt;&quot;&quot;;MIN([.H102];[.K102];[.N102];[.R102];[.U102]);&quot;&quot;)" office:value-type="currency" office:currency="EUR" office:value="0.349" calcext:value-type="currency">
            <text:p>0,349 €</text:p>
          </table:table-cell>
          <table:table-cell table:style-name="ce112" table:formula="of:=[.B102]" office:value-type="float" office:value="1" calcext:value-type="float">
            <text:p>1</text:p>
          </table:table-cell>
          <table:table-cell table:style-name="ce128" table:formula="of:=[.Z102]*[.AA102]" office:value-type="float" office:value="0.349" calcext:value-type="float">
            <text:p>0,349</text:p>
          </table:table-cell>
          <table:table-cell table:style-name="ce138" table:number-columns-repeated="983"/>
          <table:table-cell table:number-columns-repeated="9"/>
        </table:table-row>
        <table:table-row table:style-name="ro6">
          <table:table-cell table:style-name="ce3" table:formula="of:=[.A102]+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R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97</text:p>
          </table:table-cell>
          <table:table-cell table:style-name="ce13" office:value-type="string" calcext:value-type="string">
            <text:p>2447714</text:p>
          </table:table-cell>
          <table:table-cell table:style-name="ce13" office:value-type="string" calcext:value-type="string">
            <text:p>MCWR08W6R20FTL</text:p>
          </table:table-cell>
          <table:table-cell table:style-name="ce43" office:value-type="float" office:value="0.0116" calcext:value-type="float">
            <text:p>0,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6.20CRCT-ND</text:p>
          </table:table-cell>
          <table:table-cell table:style-name="ce69" office:value-type="float" office:value="0.07" calcext:value-type="float">
            <text:p>0,07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6R2L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RC0805JR-076R2</text:p>
          </table:table-cell>
          <table:table-cell table:style-name="ce43" office:value-type="float" office:value="0.03422" calcext:value-type="float">
            <text:p>0,034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3]&lt;&gt;&quot;&quot;;&quot;&quot;;[.B103])" office:value-type="float" office:value="1" calcext:value-type="float">
            <text:p>1</text:p>
          </table:table-cell>
          <table:table-cell table:style-name="ce112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18" table:formula="of:=IF([.B103]&lt;&gt;&quot;&quot;;MIN([.H103];[.K103];[.N103];[.R103];[.U103]);&quot;&quot;)" office:value-type="currency" office:currency="EUR" office:value="0.0116" calcext:value-type="currency">
            <text:p>0,012 €</text:p>
          </table:table-cell>
          <table:table-cell table:style-name="ce112" table:formula="of:=[.B103]" office:value-type="float" office:value="1" calcext:value-type="float">
            <text:p>1</text:p>
          </table:table-cell>
          <table:table-cell table:style-name="ce128" table:formula="of:=[.Z103]*[.AA103]" office:value-type="float" office:value="0.0116" calcext:value-type="float">
            <text:p>0,012</text:p>
          </table:table-cell>
          <table:table-cell table:number-columns-repeated="992"/>
        </table:table-row>
        <table:table-row table:style-name="ro6">
          <table:table-cell table:style-name="ce3" table:formula="of:=[.A103]+1" office:value-type="float" office:value="101" calcext:value-type="float">
            <text:p>10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4" office:value-type="string" calcext:value-type="string">
            <text:p>RN1, RN2</text:p>
          </table:table-cell>
          <table:table-cell table:style-name="ce14" office:value-type="string" calcext:value-type="string">
            <text:p>1770128</text:p>
          </table:table-cell>
          <table:table-cell table:style-name="ce2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CAY16-330J4LFCT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CAY16-330J4LF</text:p>
          </table:table-cell>
          <table:table-cell table:style-name="ce70" office:value-type="float" office:value="0.085" calcext:value-type="float">
            <text:p>0,08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22-5670</text:p>
          </table:table-cell>
          <table:table-cell table:style-name="ce86" office:value-type="string" calcext:value-type="string">
            <text:p>CAY16-330J4LF</text:p>
          </table:table-cell>
          <table:table-cell table:style-name="ce70" office:value-type="float" office:value="0.004" calcext:value-type="float">
            <text:p>0,00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4]&lt;&gt;&quot;&quot;;&quot;&quot;;[.B104])" office:value-type="float" office:value="2" calcext:value-type="float">
            <text:p>2</text:p>
          </table:table-cell>
          <table:table-cell table:style-name="ce112" table:formula="of:=IF([.Z104]=[.H104];&quot;Farnell&quot;; IF([.Z104]=[.K104]; &quot;Digikey&quot;; IF([.Z104]=[.N104]; &quot;Mouser&quot;; IF([.Z104]=[.R104]; &quot;RS&quot;; IF([.Z104]=[.U104]; &quot;TME&quot;)))))" office:value-type="string" office:string-value="RS" calcext:value-type="string">
            <text:p>RS</text:p>
          </table:table-cell>
          <table:table-cell table:style-name="ce118" table:formula="of:=IF([.B104]&lt;&gt;&quot;&quot;;MIN([.H104];[.K104];[.N104];[.R104];[.U104]);&quot;&quot;)" office:value-type="currency" office:currency="EUR" office:value="0.004" calcext:value-type="currency">
            <text:p>0,004 €</text:p>
          </table:table-cell>
          <table:table-cell table:style-name="ce112" table:formula="of:=[.B104]" office:value-type="float" office:value="2" calcext:value-type="float">
            <text:p>2</text:p>
          </table:table-cell>
          <table:table-cell table:style-name="ce128" table:formula="of:=[.Z104]*[.AA104]" office:value-type="float" office:value="0.008" calcext:value-type="float">
            <text:p>0,008</text:p>
          </table:table-cell>
          <table:table-cell table:number-columns-repeated="992"/>
        </table:table-row>
        <table:table-row table:style-name="ro6">
          <table:table-cell table:style-name="ce3" table:formula="of:=[.A104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0703</text:p>
          </table:table-cell>
          <table:table-cell table:style-name="ce13" office:value-type="string" calcext:value-type="string">
            <text:p>TR1</text:p>
          </table:table-cell>
          <table:table-cell table:style-name="ce13" office:value-type="string" calcext:value-type="string">
            <text:p>1852832</text:p>
          </table:table-cell>
          <table:table-cell table:style-name="ce13" office:value-type="string" calcext:value-type="string">
            <text:p>SRF0703-821M</text:p>
          </table:table-cell>
          <table:table-cell table:style-name="ce43" office:value-type="float" office:value="0.827" calcext:value-type="float">
            <text:p>0,827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RF0703-821MCT-ND</text:p>
          </table:table-cell>
          <table:table-cell table:style-name="ce69" office:value-type="float" office:value="0.9" calcext:value-type="float">
            <text:p>0,9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52-SRF0703-821M</text:p>
          </table:table-cell>
          <table:table-cell table:style-name="ce69" office:value-type="float" office:value="0.681" calcext:value-type="float">
            <text:p>0,68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105]&lt;&gt;&quot;&quot;;&quot;&quot;;[.B105])" office:value-type="float" office:value="1" calcext:value-type="float">
            <text:p>1</text:p>
          </table:table-cell>
          <table:table-cell table:style-name="ce112" table:formula="of:=IF([.Z105]=[.H105];&quot;Farnell&quot;; IF([.Z105]=[.K105]; &quot;Digikey&quot;; IF([.Z105]=[.N105]; &quot;Mouser&quot;; IF([.Z105]=[.R105]; &quot;RS&quot;; IF([.Z105]=[.U105]; &quot;TME&quot;)))))" office:value-type="string" office:string-value="Mouser" calcext:value-type="string">
            <text:p>Mouser</text:p>
          </table:table-cell>
          <table:table-cell table:style-name="ce118" table:formula="of:=IF([.B105]&lt;&gt;&quot;&quot;;MIN([.H105];[.K105];[.N105];[.R105];[.U105]);&quot;&quot;)" office:value-type="currency" office:currency="EUR" office:value="0.681" calcext:value-type="currency">
            <text:p>0,681 €</text:p>
          </table:table-cell>
          <table:table-cell table:style-name="ce112" table:formula="of:=[.B105]" office:value-type="float" office:value="1" calcext:value-type="float">
            <text:p>1</text:p>
          </table:table-cell>
          <table:table-cell table:style-name="ce128" table:formula="of:=[.Z105]*[.AA105]" office:value-type="float" office:value="0.681" calcext:value-type="float">
            <text:p>0,681</text:p>
          </table:table-cell>
          <table:table-cell table:number-columns-repeated="992"/>
        </table:table-row>
        <table:table-row table:style-name="ro6">
          <table:table-cell table:style-name="ce3" table:formula="of:=[.A105]+1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3" office:value-type="string" calcext:value-type="string">
            <text:p><text:span text:style-name="T2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23" office:value-type="string" calcext:value-type="string">
            <text:p>39-30-1020</text:p>
          </table:table-cell>
          <table:table-cell table:style-name="ce44" office:value-type="float" office:value="0.408" calcext:value-type="float">
            <text:p>0,4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WM135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38-39-30-1020 </text:p>
          </table:table-cell>
          <table:table-cell table:style-name="ce70" office:value-type="float" office:value="0.498" calcext:value-type="float">
            <text:p>0,49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10-9837</text:p>
          </table:table-cell>
          <table:table-cell table:style-name="ce86" office:value-type="string" calcext:value-type="string">
            <text:p>39-30-1020</text:p>
          </table:table-cell>
          <table:table-cell table:style-name="ce70" office:value-type="float" office:value="0.352" calcext:value-type="float">
            <text:p>0,352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X-39-30-1020 </text:p>
          </table:table-cell>
          <table:table-cell table:style-name="ce44" office:value-type="float" office:value="0.3394" calcext:value-type="float">
            <text:p>0,339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106]" office:value-type="float" office:value="1" calcext:value-type="float">
            <text:p>1</text:p>
          </table:table-cell>
          <table:table-cell table:style-name="ce77" table:formula="of:=IF([.W106]&lt;&gt;&quot;&quot;;&quot;&quot;;[.B106])">
            <text:p/>
          </table:table-cell>
          <table:table-cell table:style-name="ce112" table:formula="of:=IF([.Z106]=[.H106];&quot;Farnell&quot;; IF([.Z106]=[.K106]; &quot;Digikey&quot;; IF([.Z106]=[.N106]; &quot;Mouser&quot;; IF([.Z106]=[.R106]; &quot;RS&quot;; IF([.Z106]=[.U106]; &quot;TME&quot;)))))" office:value-type="string" office:string-value="TME" calcext:value-type="string">
            <text:p>TME</text:p>
          </table:table-cell>
          <table:table-cell table:style-name="ce118" table:formula="of:=IF([.B106]&lt;&gt;&quot;&quot;;MIN([.H106];[.K106];[.N106];[.R106];[.U106]);&quot;&quot;)" office:value-type="currency" office:currency="EUR" office:value="0.3394" calcext:value-type="currency">
            <text:p>0,339 €</text:p>
          </table:table-cell>
          <table:table-cell table:style-name="ce112" table:formula="of:=[.B106]" office:value-type="float" office:value="1" calcext:value-type="float">
            <text:p>1</text:p>
          </table:table-cell>
          <table:table-cell table:style-name="ce128" table:formula="of:=[.Z106]*[.AA106]" office:value-type="float" office:value="0.3394" calcext:value-type="float">
            <text:p>0,339</text:p>
          </table:table-cell>
          <table:table-cell table:number-columns-repeated="992"/>
        </table:table-row>
        <table:table-row table:style-name="ro6">
          <table:table-cell table:style-name="ce3" table:formula="of:=[.A106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0LF</text:p>
          </table:table-cell>
          <table:table-cell table:style-name="ce22" office:value-type="string" calcext:value-type="string">
            <text:p><text:span text:style-name="T2">THT</text:span>, 20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S2111EC-10-ND</text:p>
          </table:table-cell>
          <table:table-cell table:style-name="ce69" office:value-type="float" office:value="0.82" calcext:value-type="float">
            <text:p>0,8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49-77317-104-20LF</text:p>
          </table:table-cell>
          <table:table-cell table:style-name="ce69" office:value-type="float" office:value="1.22" calcext:value-type="float">
            <text:p>1,22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L212-20KG</text:p>
          </table:table-cell>
          <table:table-cell table:style-name="ce43" office:value-type="float" office:value="0.13973" calcext:value-type="float">
            <text:p>0,140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107]" office:value-type="float" office:value="1" calcext:value-type="float">
            <text:p>1</text:p>
          </table:table-cell>
          <table:table-cell table:style-name="ce76" table:formula="of:=IF([.W107]&lt;&gt;&quot;&quot;;&quot;&quot;;[.B107])">
            <text:p/>
          </table:table-cell>
          <table:table-cell table:style-name="ce112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18" table:formula="of:=IF([.B107]&lt;&gt;&quot;&quot;;MIN([.H107];[.K107];[.N107];[.R107];[.U107]);&quot;&quot;)" office:value-type="currency" office:currency="EUR" office:value="0.13973" calcext:value-type="currency">
            <text:p>0,140 €</text:p>
          </table:table-cell>
          <table:table-cell table:style-name="ce112" table:formula="of:=[.B107]" office:value-type="float" office:value="1" calcext:value-type="float">
            <text:p>1</text:p>
          </table:table-cell>
          <table:table-cell table:style-name="ce128" table:formula="of:=[.Z107]*[.AA107]" office:value-type="float" office:value="0.13973" calcext:value-type="float">
            <text:p>0,140</text:p>
          </table:table-cell>
          <table:table-cell table:number-columns-repeated="992"/>
        </table:table-row>
        <table:table-row table:style-name="ro6">
          <table:table-cell table:style-name="ce3" table:formula="of:=[.A107]+1" office:value-type="float" office:value="105" calcext:value-type="float">
            <text:p>10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3" office:value-type="string" calcext:value-type="string">
            <text:p><text:span text:style-name="T3">THT</text:span><text:span text:style-name="T4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2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2772-ND</text:p>
          </table:table-cell>
          <table:table-cell table:style-name="ce70" office:value-type="float" office:value="1.01" calcext:value-type="float">
            <text:p>1,0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10-691322110005</text:p>
          </table:table-cell>
          <table:table-cell table:style-name="ce70" office:value-type="float" office:value="1" calcext:value-type="float">
            <text:p>1,00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4-6642</text:p>
          </table:table-cell>
          <table:table-cell table:style-name="ce86" office:value-type="string" calcext:value-type="string">
            <text:p>691322110005</text:p>
          </table:table-cell>
          <table:table-cell table:style-name="ce70" office:value-type="float" office:value="0.96" calcext:value-type="float">
            <text:p>0,96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08]" office:value-type="float" office:value="1" calcext:value-type="float">
            <text:p>1</text:p>
          </table:table-cell>
          <table:table-cell table:style-name="ce77" table:formula="of:=IF([.W108]&lt;&gt;&quot;&quot;;&quot;&quot;;[.B108])">
            <text:p/>
          </table:table-cell>
          <table:table-cell table:style-name="ce112" table:formula="of:=IF([.Z108]=[.H108];&quot;Farnell&quot;; IF([.Z108]=[.K108]; &quot;Digikey&quot;; IF([.Z108]=[.N108]; &quot;Mouser&quot;; IF([.Z108]=[.R108]; &quot;RS&quot;; IF([.Z108]=[.U108]; &quot;TME&quot;)))))" office:value-type="string" office:string-value="Farnell" calcext:value-type="string">
            <text:p>Farnell</text:p>
          </table:table-cell>
          <table:table-cell table:style-name="ce118" table:formula="of:=IF([.B108]&lt;&gt;&quot;&quot;;MIN([.H108];[.K108];[.N108];[.R108];[.U108]);&quot;&quot;)" office:value-type="currency" office:currency="EUR" office:value="0.373" calcext:value-type="currency">
            <text:p>0,373 €</text:p>
          </table:table-cell>
          <table:table-cell table:style-name="ce112" table:formula="of:=[.B108]" office:value-type="float" office:value="1" calcext:value-type="float">
            <text:p>1</text:p>
          </table:table-cell>
          <table:table-cell table:style-name="ce128" table:formula="of:=[.Z108]*[.AA108]" office:value-type="float" office:value="0.373" calcext:value-type="float">
            <text:p>0,373</text:p>
          </table:table-cell>
          <table:table-cell table:number-columns-repeated="992"/>
        </table:table-row>
        <table:table-row table:style-name="ro6">
          <table:table-cell table:style-name="ce3" table:formula="of:=[.A108]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S1024-2*10R0</text:p>
          </table:table-cell>
          <table:table-cell table:style-name="ce22" office:value-type="string" calcext:value-type="string">
            <text:p><text:span text:style-name="T2">THT</text:span>, 20-pin 0.1" receptacle right angled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1668376</text:p>
          </table:table-cell>
          <table:table-cell table:style-name="ce13" office:value-type="string" calcext:value-type="string">
            <text:p>SSW-110-02-G-D-RA</text:p>
          </table:table-cell>
          <table:table-cell table:style-name="ce43" office:value-type="float" office:value="2.64" calcext:value-type="float">
            <text:p>2,6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AM10030-ND</text:p>
          </table:table-cell>
          <table:table-cell table:style-name="ce69" office:value-type="float" office:value="1.77" calcext:value-type="float">
            <text:p>1,77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200-SSW11002TDRA</text:p>
          </table:table-cell>
          <table:table-cell table:style-name="ce69" office:value-type="float" office:value="1.75" calcext:value-type="float">
            <text:p>1,7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0986</text:p>
          </table:table-cell>
          <table:table-cell table:style-name="ce13" office:value-type="string" calcext:value-type="string">
            <text:p>SSW-110-02-T-D-RA</text:p>
          </table:table-cell>
          <table:table-cell table:style-name="ce69" office:value-type="float" office:value="2.1" calcext:value-type="float">
            <text:p>2,10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ZL263-20DG</text:p>
          </table:table-cell>
          <table:table-cell table:style-name="ce43" office:value-type="float" office:value="0.3353" calcext:value-type="float">
            <text:p>0,335</text:p>
          </table:table-cell>
          <table:table-cell table:style-name="ce76" office:value-type="float" office:value="2" calcext:value-type="float">
            <text:p>2</text:p>
          </table:table-cell>
          <table:table-cell table:style-name="ce102" table:formula="of:=[.B109]" office:value-type="float" office:value="1" calcext:value-type="float">
            <text:p>1</text:p>
          </table:table-cell>
          <table:table-cell table:style-name="ce76" table:formula="of:=IF([.W109]&lt;&gt;&quot;&quot;;&quot;&quot;;[.B109])">
            <text:p/>
          </table:table-cell>
          <table:table-cell table:style-name="ce112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18" table:formula="of:=IF([.B109]&lt;&gt;&quot;&quot;;MIN([.H109];[.K109];[.N109];[.R109];[.U109]);&quot;&quot;)" office:value-type="currency" office:currency="EUR" office:value="0.3353" calcext:value-type="currency">
            <text:p>0,335 €</text:p>
          </table:table-cell>
          <table:table-cell table:style-name="ce112" table:formula="of:=[.B109]" office:value-type="float" office:value="1" calcext:value-type="float">
            <text:p>1</text:p>
          </table:table-cell>
          <table:table-cell table:style-name="ce128" table:formula="of:=[.Z109]*[.AA109]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6">
          <table:table-cell table:style-name="ce3" table:formula="of:=[.A109]+1" office:value-type="float" office:value="107" calcext:value-type="float">
            <text:p>10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MAJ51A</text:p>
          </table:table-cell>
          <table:table-cell table:style-name="ce23" office:value-type="string" calcext:value-type="string">
            <text:p>SMA</text:p>
          </table:table-cell>
          <table:table-cell table:style-name="ce14" office:value-type="string" calcext:value-type="string">
            <text:p>ZD1, ZD5</text:p>
          </table:table-cell>
          <table:table-cell table:style-name="ce14" office:value-type="string" calcext:value-type="string">
            <text:p>2677667</text:p>
          </table:table-cell>
          <table:table-cell table:style-name="ce23" office:value-type="string" calcext:value-type="string">
            <text:p>SMAJ51A</text:p>
          </table:table-cell>
          <table:table-cell table:style-name="ce44" office:value-type="float" office:value="0.144" calcext:value-type="float">
            <text:p>0,14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MAJ51ALFCT-ND</text:p>
          </table:table-cell>
          <table:table-cell table:style-name="ce70" office:value-type="float" office:value="0.37" calcext:value-type="float">
            <text:p>0,3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MAJ51A</text:p>
          </table:table-cell>
          <table:table-cell table:style-name="ce70" office:value-type="float" office:value="0.463" calcext:value-type="float">
            <text:p>0,46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71-4238</text:p>
          </table:table-cell>
          <table:table-cell table:style-name="ce86" office:value-type="string" calcext:value-type="string">
            <text:p>SMAJ51A</text:p>
          </table:table-cell>
          <table:table-cell table:style-name="ce70" office:value-type="float" office:value="0.32" calcext:value-type="float">
            <text:p>0,32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SMAJ51A-LF</text:p>
          </table:table-cell>
          <table:table-cell table:style-name="ce44" office:value-type="float" office:value="0.2013" calcext:value-type="float">
            <text:p>0,201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110]&lt;&gt;&quot;&quot;;&quot;&quot;;[.B110])" office:value-type="float" office:value="2" calcext:value-type="float">
            <text:p>2</text:p>
          </table:table-cell>
          <table:table-cell table:style-name="ce112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18" table:formula="of:=IF([.B110]&lt;&gt;&quot;&quot;;MIN([.H110];[.K110];[.N110];[.R110];[.U110]);&quot;&quot;)" office:value-type="currency" office:currency="EUR" office:value="0.144" calcext:value-type="currency">
            <text:p>0,144 €</text:p>
          </table:table-cell>
          <table:table-cell table:style-name="ce112" table:formula="of:=[.B110]" office:value-type="float" office:value="2" calcext:value-type="float">
            <text:p>2</text:p>
          </table:table-cell>
          <table:table-cell table:style-name="ce128" table:formula="of:=[.Z110]*[.AA110]" office:value-type="float" office:value="0.288" calcext:value-type="float">
            <text:p>0,288</text:p>
          </table:table-cell>
          <table:table-cell table:style-name="ce138" table:number-columns-repeated="983"/>
          <table:table-cell table:number-columns-repeated="9"/>
        </table:table-row>
        <table:table-row table:style-name="ro6">
          <table:table-cell table:style-name="ce3" table:formula="of:=[.A110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3Z9V1T1G</text:p>
          </table:table-cell>
          <table:table-cell table:style-name="ce22" office:value-type="string" calcext:value-type="string">
            <text:p>SOD-323</text:p>
          </table:table-cell>
          <table:table-cell table:style-name="ce13" office:value-type="string" calcext:value-type="string">
            <text:p>ZD2</text:p>
          </table:table-cell>
          <table:table-cell table:style-name="ce13" office:value-type="string" calcext:value-type="string">
            <text:p>2463517</text:p>
          </table:table-cell>
          <table:table-cell table:style-name="ce13" office:value-type="string" calcext:value-type="string">
            <text:p>MM3Z9V1T1G </text:p>
          </table:table-cell>
          <table:table-cell table:style-name="ce43" office:value-type="float" office:value="0.124" calcext:value-type="float">
            <text:p>0,1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3Z9V1T1GOSCT-ND</text:p>
          </table:table-cell>
          <table:table-cell table:style-name="ce69" office:value-type="float" office:value="0.12" calcext:value-type="float">
            <text:p>0,1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M3Z9V1T1G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02-4653</text:p>
          </table:table-cell>
          <table:table-cell table:style-name="ce13" office:value-type="string" calcext:value-type="string">
            <text:p>MM3Z9V1T1G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MM3Z9V1T1G</text:p>
          </table:table-cell>
          <table:table-cell table:style-name="ce43" office:value-type="float" office:value="0.0204" calcext:value-type="float">
            <text:p>0,020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111]&lt;&gt;&quot;&quot;;&quot;&quot;;[.B111])" office:value-type="float" office:value="1" calcext:value-type="float">
            <text:p>1</text:p>
          </table:table-cell>
          <table:table-cell table:style-name="ce112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18" table:formula="of:=IF([.B111]&lt;&gt;&quot;&quot;;MIN([.H111];[.K111];[.N111];[.R111];[.U111]);&quot;&quot;)" office:value-type="currency" office:currency="EUR" office:value="0.0204" calcext:value-type="currency">
            <text:p>0,020 €</text:p>
          </table:table-cell>
          <table:table-cell table:style-name="ce112" table:formula="of:=[.B111]" office:value-type="float" office:value="1" calcext:value-type="float">
            <text:p>1</text:p>
          </table:table-cell>
          <table:table-cell table:style-name="ce128" table:formula="of:=[.Z111]*[.AA111]" office:value-type="float" office:value="0.0204" calcext:value-type="float">
            <text:p>0,020</text:p>
          </table:table-cell>
          <table:table-cell table:style-name="ce138" table:number-columns-repeated="983"/>
          <table:table-cell table:number-columns-repeated="9"/>
        </table:table-row>
        <table:table-row table:style-name="ro6">
          <table:table-cell table:style-name="ce3" table:formula="of:=[.A111]+1" office:value-type="float" office:value="109" calcext:value-type="float">
            <text:p>10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3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23" office:value-type="string" calcext:value-type="string">
            <text:p>SLVU2.8HTG</text:p>
          </table:table-cell>
          <table:table-cell table:style-name="ce44" office:value-type="float" office:value="0.929" calcext:value-type="float">
            <text:p>0,92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LVU2.8-TPMSCT-ND</text:p>
          </table:table-cell>
          <table:table-cell table:style-name="ce70" office:value-type="float" office:value="0.69" calcext:value-type="float">
            <text:p>0,6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33-SLVU2.8-TP </text:p>
          </table:table-cell>
          <table:table-cell table:style-name="ce70" office:value-type="float" office:value="0.664" calcext:value-type="float">
            <text:p>0,66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3-1942</text:p>
          </table:table-cell>
          <table:table-cell table:style-name="ce86" office:value-type="string" calcext:value-type="string">
            <text:p>SLVU2.8HTG </text:p>
          </table:table-cell>
          <table:table-cell table:style-name="ce70" office:value-type="float" office:value="1" calcext:value-type="float">
            <text:p>1,00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12]&lt;&gt;&quot;&quot;;&quot;&quot;;[.B112])" office:value-type="float" office:value="1" calcext:value-type="float">
            <text:p>1</text:p>
          </table:table-cell>
          <table:table-cell table:style-name="ce112" table:formula="of:=IF([.Z112]=[.H112];&quot;Farnell&quot;; IF([.Z112]=[.K112]; &quot;Digikey&quot;; IF([.Z112]=[.N112]; &quot;Mouser&quot;; IF([.Z112]=[.R112]; &quot;RS&quot;; IF([.Z112]=[.U112]; &quot;TME&quot;)))))" office:value-type="string" office:string-value="Mouser" calcext:value-type="string">
            <text:p>Mouser</text:p>
          </table:table-cell>
          <table:table-cell table:style-name="ce118" table:formula="of:=IF([.B112]&lt;&gt;&quot;&quot;;MIN([.H112];[.K112];[.N112];[.R112];[.U112]);&quot;&quot;)" office:value-type="currency" office:currency="EUR" office:value="0.664" calcext:value-type="currency">
            <text:p>0,664 €</text:p>
          </table:table-cell>
          <table:table-cell table:style-name="ce112" table:formula="of:=[.B112]" office:value-type="float" office:value="1" calcext:value-type="float">
            <text:p>1</text:p>
          </table:table-cell>
          <table:table-cell table:style-name="ce128" table:formula="of:=[.Z112]*[.AA112]" office:value-type="float" office:value="0.664" calcext:value-type="float">
            <text:p>0,664</text:p>
          </table:table-cell>
          <table:table-cell table:style-name="ce138" table:number-columns-repeated="983"/>
          <table:table-cell table:number-columns-repeated="9"/>
        </table:table-row>
        <table:table-row table:style-name="ro6">
          <table:table-cell table:style-name="ce3" table:formula="of:=[.A112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SZ5230BT1G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ZD4</text:p>
          </table:table-cell>
          <table:table-cell table:style-name="ce13" office:value-type="string" calcext:value-type="string">
            <text:p>1431272</text:p>
          </table:table-cell>
          <table:table-cell table:style-name="ce13" office:value-type="string" calcext:value-type="string">
            <text:p>MMSZ5230BT1G</text:p>
          </table:table-cell>
          <table:table-cell table:style-name="ce43" office:value-type="float" office:value="0.177" calcext:value-type="float">
            <text:p>0,17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MMSZ5230BT1GOSCT-ND </text:p>
          </table:table-cell>
          <table:table-cell table:style-name="ce69" office:value-type="float" office:value="0.148" calcext:value-type="float">
            <text:p>0,148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63-MMSZ5230BT1G</text:p>
          </table:table-cell>
          <table:table-cell table:style-name="ce69" office:value-type="float" office:value="0.17" calcext:value-type="float">
            <text:p>0,17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545-3033</text:p>
          </table:table-cell>
          <table:table-cell table:style-name="ce13" office:value-type="string" calcext:value-type="string">
            <text:p>MMSZ5230BT1G</text:p>
          </table:table-cell>
          <table:table-cell table:style-name="ce69" office:value-type="float" office:value="0.173" calcext:value-type="float">
            <text:p>0,173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MMSZ5230BT1G</text:p>
          </table:table-cell>
          <table:table-cell table:style-name="ce43" office:value-type="float" office:value="0.0326" calcext:value-type="float">
            <text:p>0,033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113]&lt;&gt;&quot;&quot;;&quot;&quot;;[.B113])" office:value-type="float" office:value="1" calcext:value-type="float">
            <text:p>1</text:p>
          </table:table-cell>
          <table:table-cell table:style-name="ce112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18" table:formula="of:=IF([.B113]&lt;&gt;&quot;&quot;;MIN([.H113];[.K113];[.N113];[.R113];[.U113]);&quot;&quot;)" office:value-type="currency" office:currency="EUR" office:value="0.0326" calcext:value-type="currency">
            <text:p>0,033 €</text:p>
          </table:table-cell>
          <table:table-cell table:style-name="ce112" table:formula="of:=[.B113]" office:value-type="float" office:value="1" calcext:value-type="float">
            <text:p>1</text:p>
          </table:table-cell>
          <table:table-cell table:style-name="ce128" table:formula="of:=[.Z113]*[.AA113]" office:value-type="float" office:value="0.0326" calcext:value-type="float">
            <text:p>0,033</text:p>
          </table:table-cell>
          <table:table-cell table:style-name="ce138" table:number-columns-repeated="983"/>
          <table:table-cell table:number-columns-repeated="9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4:.W113])" office:value-type="float" office:value="18" calcext:value-type="float">
            <text:p>18</text:p>
          </table:table-cell>
          <table:table-cell table:style-name="ce104" table:formula="of:=SUM([.X4:.X113])" office:value-type="float" office:value="271" calcext:value-type="float">
            <text:p>271</text:p>
          </table:table-cell>
          <table:table-cell table:style-name="ce113"/>
          <table:table-cell table:style-name="ce119"/>
          <table:table-cell table:style-name="ce113"/>
          <table:table-cell table:style-name="ce129" table:formula="of:=SUM([.AB4:.AB113])" office:value-type="currency" office:currency="EUR" office:value="65.13156" calcext:value-type="currency">
            <text:p>65,13 €</text:p>
          </table:table-cell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7]&lt;&gt;&quot;&quot;;&quot;&quot;;[.B117])" office:value-type="float" office:value="1" calcext:value-type="float">
            <text:p>1</text:p>
          </table:table-cell>
          <table:table-cell table:style-name="ce112" table:formula="of:=IF([.Z117]=[.H117];&quot;Farnell&quot;; IF([.Z117]=[.K117]; &quot;Digikey&quot;; IF([.Z117]=[.N117]; &quot;Mouser&quot;; IF([.Z117]=[.R117]; &quot;RS&quot;; IF([.Z117]=[.U117]; &quot;TME&quot;)))))" office:value-type="string" office:string-value="Farnell" calcext:value-type="string">
            <text:p>Farnell</text:p>
          </table:table-cell>
          <table:table-cell table:style-name="ce118" table:formula="of:=IF([.B117]&lt;&gt;&quot;&quot;;MIN([.H117];[.K117];[.N117];[.R117];[.U117]);&quot;&quot;)" office:value-type="currency" office:currency="EUR" office:value="0" calcext:value-type="currency">
            <text:p>0,000 €</text:p>
          </table:table-cell>
          <table:table-cell table:style-name="ce112" table:formula="of:=[.B117]" office:value-type="float" office:value="1" calcext:value-type="float">
            <text:p>1</text:p>
          </table:table-cell>
          <table:table-cell table:style-name="ce128" table:formula="of:=[.Z117]*[.AA117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40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8]&lt;&gt;&quot;&quot;;&quot;&quot;;[.B118])" office:value-type="float" office:value="1" calcext:value-type="float">
            <text:p>1</text:p>
          </table:table-cell>
          <table:table-cell table:style-name="ce112" table:formula="of:=IF([.Z118]=[.H118];&quot;Farnell&quot;; IF([.Z118]=[.K118]; &quot;Digikey&quot;; IF([.Z118]=[.N118]; &quot;Mouser&quot;; IF([.Z118]=[.R118]; &quot;RS&quot;; IF([.Z118]=[.U118]; &quot;TME&quot;)))))" office:value-type="string" office:string-value="TME" calcext:value-type="string">
            <text:p>TME</text:p>
          </table:table-cell>
          <table:table-cell table:style-name="ce118" table:formula="of:=IF([.B118]&lt;&gt;&quot;&quot;;MIN([.H118];[.K118];[.N118];[.R118];[.U118]);&quot;&quot;)" office:value-type="currency" office:currency="EUR" office:value="0.0241" calcext:value-type="currency">
            <text:p>0,024 €</text:p>
          </table:table-cell>
          <table:table-cell table:style-name="ce112" table:formula="of:=[.B118]" office:value-type="float" office:value="1" calcext:value-type="float">
            <text:p>1</text:p>
          </table:table-cell>
          <table:table-cell table:style-name="ce128" table:formula="of:=[.Z118]*[.AA118]" office:value-type="float" office:value="0.0241" calcext:value-type="float">
            <text:p>0,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43, C44, C45, C62, C95, C9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9]&lt;&gt;&quot;&quot;;&quot;&quot;;[.B119])" office:value-type="float" office:value="6" calcext:value-type="float">
            <text:p>6</text:p>
          </table:table-cell>
          <table:table-cell table:style-name="ce112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18" table:formula="of:=IF([.B119]&lt;&gt;&quot;&quot;;MIN([.H119];[.K119];[.N119];[.R119];[.U119]);&quot;&quot;)" office:value-type="currency" office:currency="EUR" office:value="0" calcext:value-type="currency">
            <text:p>0,000 €</text:p>
          </table:table-cell>
          <table:table-cell table:style-name="ce112" table:formula="of:=[.B119]" office:value-type="float" office:value="6" calcext:value-type="float">
            <text:p>6</text:p>
          </table:table-cell>
          <table:table-cell table:style-name="ce128" table:formula="of:=[.Z119]*[.AA119]" office:value-type="float" office:value="0" calcext:value-type="float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4</text:p>
          </table:table-cell>
          <table:table-cell table:style-name="ce14" office:value-type="string" calcext:value-type="string">
            <text:p>2896566</text:p>
          </table:table-cell>
          <table:table-cell table:style-name="ce2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86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20]&lt;&gt;&quot;&quot;;&quot;&quot;;[.B120])" office:value-type="float" office:value="1" calcext:value-type="float">
            <text:p>1</text:p>
          </table:table-cell>
          <table:table-cell table:style-name="ce112" table:formula="of:=IF([.Z120]=[.H120];&quot;Farnell&quot;; IF([.Z120]=[.K120]; &quot;Digikey&quot;; IF([.Z120]=[.N120]; &quot;Mouser&quot;; IF([.Z120]=[.R120]; &quot;RS&quot;; IF([.Z120]=[.U120]; &quot;TME&quot;)))))" office:value-type="string" office:string-value="TME" calcext:value-type="string">
            <text:p>TME</text:p>
          </table:table-cell>
          <table:table-cell table:style-name="ce118" table:formula="of:=IF([.B120]&lt;&gt;&quot;&quot;;MIN([.H120];[.K120];[.N120];[.R120];[.U120]);&quot;&quot;)" office:value-type="currency" office:currency="EUR" office:value="0.01039" calcext:value-type="currency">
            <text:p>0,010 €</text:p>
          </table:table-cell>
          <table:table-cell table:style-name="ce112" table:formula="of:=[.B120]" office:value-type="float" office:value="1" calcext:value-type="float">
            <text:p>1</text:p>
          </table:table-cell>
          <table:table-cell table:style-name="ce128" table:formula="of:=[.Z120]*[.AA120]" office:value-type="float" office:value="0.01039" calcext:value-type="float">
            <text:p>0,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8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1]&lt;&gt;&quot;&quot;;&quot;&quot;;[.B121])" office:value-type="float" office:value="1" calcext:value-type="float">
            <text:p>1</text:p>
          </table:table-cell>
          <table:table-cell table:style-name="ce112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18" table:formula="of:=IF([.B121]&lt;&gt;&quot;&quot;;MIN([.H121];[.K121];[.N121];[.R121];[.U121]);&quot;&quot;)" office:value-type="currency" office:currency="EUR" office:value="0" calcext:value-type="currency">
            <text:p>0,000 €</text:p>
          </table:table-cell>
          <table:table-cell table:style-name="ce112" table:formula="of:=[.B121]" office:value-type="float" office:value="1" calcext:value-type="float">
            <text:p>1</text:p>
          </table:table-cell>
          <table:table-cell table:style-name="ce128" table:formula="of:=[.Z121]*[.AA121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22]&lt;&gt;&quot;&quot;;&quot;&quot;;[.B122])" office:value-type="float" office:value="1" calcext:value-type="float">
            <text:p>1</text:p>
          </table:table-cell>
          <table:table-cell table:style-name="ce112" table:formula="of:=IF([.Z122]=[.H122];&quot;Farnell&quot;; IF([.Z122]=[.K122]; &quot;Digikey&quot;; IF([.Z122]=[.N122]; &quot;Mouser&quot;; IF([.Z122]=[.R122]; &quot;RS&quot;; IF([.Z122]=[.U122]; &quot;TME&quot;)))))" office:value-type="string" office:string-value="Farnell" calcext:value-type="string">
            <text:p>Farnell</text:p>
          </table:table-cell>
          <table:table-cell table:style-name="ce118" table:formula="of:=IF([.B122]&lt;&gt;&quot;&quot;;MIN([.H122];[.K122];[.N122];[.R122];[.U122]);&quot;&quot;)" office:value-type="currency" office:currency="EUR" office:value="0" calcext:value-type="currency">
            <text:p>0,000 €</text:p>
          </table:table-cell>
          <table:table-cell table:style-name="ce112" table:formula="of:=[.B122]" office:value-type="float" office:value="1" calcext:value-type="float">
            <text:p>1</text:p>
          </table:table-cell>
          <table:table-cell table:style-name="ce128" table:formula="of:=[.Z122]*[.AA122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3]&lt;&gt;&quot;&quot;;&quot;&quot;;[.B123])" office:value-type="float" office:value="1" calcext:value-type="float">
            <text:p>1</text:p>
          </table:table-cell>
          <table:table-cell table:style-name="ce112" table:formula="of:=IF([.Z123]=[.H123];&quot;Farnell&quot;; IF([.Z123]=[.K123]; &quot;Digikey&quot;; IF([.Z123]=[.N123]; &quot;Mouser&quot;; IF([.Z123]=[.R123]; &quot;RS&quot;; IF([.Z123]=[.U123]; &quot;TME&quot;)))))" office:value-type="string" office:string-value="Farnell" calcext:value-type="string">
            <text:p>Farnell</text:p>
          </table:table-cell>
          <table:table-cell table:style-name="ce118" table:formula="of:=IF([.B123]&lt;&gt;&quot;&quot;;MIN([.H123];[.K123];[.N123];[.R123];[.U123]);&quot;&quot;)" office:value-type="currency" office:currency="EUR" office:value="0" calcext:value-type="currency">
            <text:p>0,000 €</text:p>
          </table:table-cell>
          <table:table-cell table:style-name="ce112" table:formula="of:=[.B123]" office:value-type="float" office:value="1" calcext:value-type="float">
            <text:p>1</text:p>
          </table:table-cell>
          <table:table-cell table:style-name="ce128" table:formula="of:=[.Z123]*[.AA123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23" office:value-type="string" calcext:value-type="string">
            <text:p>ASC2512-4K7FT4 </text:p>
          </table:table-cell>
          <table:table-cell table:style-name="ce44" office:value-type="float" office:value="0.195" calcext:value-type="float">
            <text:p>0,19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30729CT-ND</text:p>
          </table:table-cell>
          <table:table-cell table:style-name="ce70" office:value-type="float" office:value="0.331" calcext:value-type="float">
            <text:p>0,33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RGP2512F4K7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4-0424</text:p>
          </table:table-cell>
          <table:table-cell table:style-name="ce86" office:value-type="string" calcext:value-type="string">
            <text:p>35204K7JT</text:p>
          </table:table-cell>
          <table:table-cell table:style-name="ce70" office:value-type="float" office:value="1.37" calcext:value-type="float">
            <text:p>1,37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RCW25124K70FKTHBC</text:p>
          </table:table-cell>
          <table:table-cell table:style-name="ce44" office:value-type="float" office:value="0.11315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24]&lt;&gt;&quot;&quot;;&quot;&quot;;[.B124])" office:value-type="float" office:value="1" calcext:value-type="float">
            <text:p>1</text:p>
          </table:table-cell>
          <table:table-cell table:style-name="ce112" table:formula="of:=IF([.Z124]=[.H124];&quot;Farnell&quot;; IF([.Z124]=[.K124]; &quot;Digikey&quot;; IF([.Z124]=[.N124]; &quot;Mouser&quot;; IF([.Z124]=[.R124]; &quot;RS&quot;; IF([.Z124]=[.U124]; &quot;TME&quot;)))))" office:value-type="string" office:string-value="TME" calcext:value-type="string">
            <text:p>TME</text:p>
          </table:table-cell>
          <table:table-cell table:style-name="ce118" table:formula="of:=IF([.B124]&lt;&gt;&quot;&quot;;MIN([.H124];[.K124];[.N124];[.R124];[.U124]);&quot;&quot;)" office:value-type="currency" office:currency="EUR" office:value="0.11315" calcext:value-type="currency">
            <text:p>0,113 €</text:p>
          </table:table-cell>
          <table:table-cell table:style-name="ce112" table:formula="of:=[.B124]" office:value-type="float" office:value="1" calcext:value-type="float">
            <text:p>1</text:p>
          </table:table-cell>
          <table:table-cell table:style-name="ce128" table:formula="of:=[.Z124]*[.AA124]" office:value-type="float" office:value="0.11315" calcext:value-type="float">
            <text:p>0,113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8, R5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2"/>
          <table:table-cell table:style-name="ce118"/>
          <table:table-cell table:style-name="ce112"/>
          <table:table-cell table:style-name="ce128"/>
          <table:table-cell table:number-columns-repeated="992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2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PMB-1</text:p>
          </table:table-cell>
          <table:table-cell table:style-name="ce43" office:value-type="float" office:value="0.0723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/>
          <table:table-cell table:style-name="ce112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18" table:formula="of:=IF([.B128]&lt;&gt;&quot;&quot;;MIN([.H128];[.K128];[.N128];[.R128];[.U128]);&quot;&quot;)" office:value-type="currency" office:currency="EUR" office:value="0.0723" calcext:value-type="currency">
            <text:p>0,072 €</text:p>
          </table:table-cell>
          <table:table-cell table:style-name="ce112" table:formula="of:=[.B128]" office:value-type="float" office:value="2" calcext:value-type="float">
            <text:p>2</text:p>
          </table:table-cell>
          <table:table-cell table:style-name="ce128" table:formula="of:=[.Z128]*[.AA128]" office:value-type="float" office:value="0.1446" calcext:value-type="float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96/84/SA</text:p>
          </table:table-cell>
          <table:table-cell table:style-name="ce23" office:value-type="string" calcext:value-type="string">
            <text:p>Heatsink 84 x 55 x 28 mm</text:p>
          </table:table-cell>
          <table:table-cell table:style-name="ce14" office:value-type="string" calcext:value-type="string">
            <text:p>KK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SK96/84SA</text:p>
          </table:table-cell>
          <table:table-cell table:style-name="ce44" office:value-type="float" office:value="2.36" calcext:value-type="float">
            <text:p>2,3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18" table:formula="of:=IF([.B129]&lt;&gt;&quot;&quot;;MIN([.H129];[.K129];[.N129];[.R129];[.U129]);&quot;&quot;)" office:value-type="currency" office:currency="EUR" office:value="2.36" calcext:value-type="currency">
            <text:p>2,360 €</text:p>
          </table:table-cell>
          <table:table-cell table:style-name="ce112" table:formula="of:=[.B129]" office:value-type="float" office:value="1" calcext:value-type="float">
            <text:p>1</text:p>
          </table:table-cell>
          <table:table-cell table:style-name="ce128" table:formula="of:=[.Z129]*[.AA129]" office:value-type="float" office:value="2.36" calcext:value-type="float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3X5/BN661</text:p>
          </table:table-cell>
          <table:table-cell table:style-name="ce22" office:value-type="string" calcext:value-type="string">
            <text:p>Screw; M3x5; countersunk; Phillips; A2 stainless steel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3X5/BN661</text:p>
          </table:table-cell>
          <table:table-cell table:style-name="ce43" office:value-type="float" office:value="0.0147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18" table:formula="of:=IF([.B130]&lt;&gt;&quot;&quot;;MIN([.H130];[.K130];[.N130];[.R130];[.U130]);&quot;&quot;)" office:value-type="currency" office:currency="EUR" office:value="0.0147" calcext:value-type="currency">
            <text:p>0,015 €</text:p>
          </table:table-cell>
          <table:table-cell table:style-name="ce112" table:formula="of:=[.B130]" office:value-type="float" office:value="2" calcext:value-type="float">
            <text:p>2</text:p>
          </table:table-cell>
          <table:table-cell table:style-name="ce128" table:formula="of:=[.Z130]*[.AA130]" office:value-type="float" office:value="0.0294" calcext:value-type="float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5/D7985</text:p>
          </table:table-cell>
          <table:table-cell table:style-name="ce23" office:value-type="string" calcext:value-type="string">
            <text:p>Screw; M3x5; cheese head; Phillips for PCB bracke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M3X5/D7985</text:p>
          </table:table-cell>
          <table:table-cell table:style-name="ce44" office:value-type="float" office:value="0.01192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18" table:formula="of:=IF([.B131]&lt;&gt;&quot;&quot;;MIN([.H131];[.K131];[.N131];[.R131];[.U131]);&quot;&quot;)" office:value-type="currency" office:currency="EUR" office:value="0.01192" calcext:value-type="currency">
            <text:p>0,012 €</text:p>
          </table:table-cell>
          <table:table-cell table:style-name="ce112" table:formula="of:=[.B131]" office:value-type="float" office:value="2" calcext:value-type="float">
            <text:p>2</text:p>
          </table:table-cell>
          <table:table-cell table:style-name="ce128" table:formula="of:=[.Z131]*[.AA131]" office:value-type="float" office:value="0.02384" calcext:value-type="float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3X8/D7985B</text:p>
          </table:table-cell>
          <table:table-cell table:style-name="ce22" office:value-type="string" calcext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M3X8/D7985B</text:p>
          </table:table-cell>
          <table:table-cell table:style-name="ce43" office:value-type="float" office:value="0.01777" calcext:value-type="float">
            <text:p>0,01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18" table:formula="of:=IF([.B132]&lt;&gt;&quot;&quot;;MIN([.H132];[.K132];[.N132];[.R132];[.U132]);&quot;&quot;)" office:value-type="currency" office:currency="EUR" office:value="0.01777" calcext:value-type="currency">
            <text:p>0,018 €</text:p>
          </table:table-cell>
          <table:table-cell table:style-name="ce112" table:formula="of:=[.B132]" office:value-type="float" office:value="5" calcext:value-type="float">
            <text:p>5</text:p>
          </table:table-cell>
          <table:table-cell table:style-name="ce128" table:formula="of:=[.Z132]*[.AA132]" office:value-type="float" office:value="0.08885" calcext:value-type="float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3/BN789</text:p>
          </table:table-cell>
          <table:table-cell table:style-name="ce23" office:value-type="string" calcext:value-type="string">
            <text:p>Washer; externally serrated; M3; D=6mm; h=0.4mm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B3/BN789</text:p>
          </table:table-cell>
          <table:table-cell table:style-name="ce44" office:value-type="float" office:value="0.01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18" table:formula="of:=IF([.B133]&lt;&gt;&quot;&quot;;MIN([.H133];[.K133];[.N133];[.R133];[.U133]);&quot;&quot;)" office:value-type="currency" office:currency="EUR" office:value="0.01" calcext:value-type="currency">
            <text:p>0,010 €</text:p>
          </table:table-cell>
          <table:table-cell table:style-name="ce112" table:formula="of:=[.B133]" office:value-type="float" office:value="3" calcext:value-type="float">
            <text:p>3</text:p>
          </table:table-cell>
          <table:table-cell table:style-name="ce128" table:formula="of:=[.Z133]*[.AA133]" office:value-type="float" office:value="0.03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522.725</text:p>
          </table:table-cell>
          <table:table-cell table:style-name="ce22" office:value-type="string" calcext:value-type="string">
            <text:p>20 x 5 mm, 6.3A fuse; time lag; ceramic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CT-6.3A</text:p>
          </table:table-cell>
          <table:table-cell table:style-name="ce43" office:value-type="float" office:value="0.152" calcext:value-type="float">
            <text:p>0,152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/>
          <table:table-cell table:style-name="ce112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18" table:formula="of:=IF([.B134]&lt;&gt;&quot;&quot;;MIN([.H134];[.K134];[.N134];[.R134];[.U134]);&quot;&quot;)" office:value-type="currency" office:currency="EUR" office:value="0.152" calcext:value-type="currency">
            <text:p>0,152 €</text:p>
          </table:table-cell>
          <table:table-cell table:style-name="ce112" table:formula="of:=[.B134]" office:value-type="float" office:value="2" calcext:value-type="float">
            <text:p>2</text:p>
          </table:table-cell>
          <table:table-cell table:style-name="ce128" table:formula="of:=[.Z134]*[.AA134]" office:value-type="float" office:value="0.304" calcext:value-type="float">
            <text:p>0,30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3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3" office:value-type="string" calcext:value-type="string">
            <text:p>LRS-150F-48</text:p>
          </table:table-cell>
          <table:table-cell table:style-name="ce44" office:value-type="float" office:value="21.15" calcext:value-type="float">
            <text:p>21,1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866-3328-ND</text:p>
          </table:table-cell>
          <table:table-cell table:style-name="ce70" office:value-type="float" office:value="23.46" calcext:value-type="float">
            <text:p>23,4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LRS150F-48</text:p>
          </table:table-cell>
          <table:table-cell table:style-name="ce70" office:value-type="float" office:value="23.33" calcext:value-type="float">
            <text:p>23,3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06-5854</text:p>
          </table:table-cell>
          <table:table-cell table:style-name="ce86" office:value-type="string" calcext:value-type="string">
            <text:p>LRS-150F-48</text:p>
          </table:table-cell>
          <table:table-cell table:style-name="ce70" office:value-type="float" office:value="21.73" calcext:value-type="float">
            <text:p>21,730</text:p>
          </table:table-cell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44" office:value-type="float" office:value="15.65" calcext:value-type="float">
            <text:p>15,6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35]=[.H135];&quot;Farnell&quot;; IF([.Z135]=[.K135]; &quot;Digikey&quot;; IF([.Z135]=[.N135]; &quot;Mouser&quot;; IF([.Z135]=[.R135]; &quot;RS&quot;; IF([.Z135]=[.U135]; &quot;TME&quot;)))))" office:value-type="string" office:string-value="TME" calcext:value-type="string">
            <text:p>TME</text:p>
          </table:table-cell>
          <table:table-cell table:style-name="ce118" table:formula="of:=IF([.B135]&lt;&gt;&quot;&quot;;MIN([.H135];[.K135];[.N135];[.R135];[.U135]);&quot;&quot;)" office:value-type="currency" office:currency="EUR" office:value="15.65" calcext:value-type="currency">
            <text:p>15,650 €</text:p>
          </table:table-cell>
          <table:table-cell table:style-name="ce112" table:formula="of:=[.B135]" office:value-type="float" office:value="1" calcext:value-type="float">
            <text:p>1</text:p>
          </table:table-cell>
          <table:table-cell table:style-name="ce128" table:formula="of:=[.Z135]*[.AA135]" office:value-type="float" office:value="15.65" calcext:value-type="float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22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186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09-TBC-07</text:p>
          </table:table-cell>
          <table:table-cell table:style-name="ce69" office:value-type="float" office:value="0.292" calcext:value-type="float">
            <text:p>0,29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TBC-07</text:p>
          </table:table-cell>
          <table:table-cell table:style-name="ce43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/>
          <table:table-cell table:style-name="ce112" table:formula="of:=IF([.Z136]=[.H136];&quot;Farnell&quot;; IF([.Z136]=[.K136]; &quot;Digikey&quot;; IF([.Z136]=[.N136]; &quot;Mouser&quot;; IF([.Z136]=[.R136]; &quot;RS&quot;; IF([.Z136]=[.U136]; &quot;TME&quot;)))))" office:value-type="string" office:string-value="Digikey" calcext:value-type="string">
            <text:p>Digikey</text:p>
          </table:table-cell>
          <table:table-cell table:style-name="ce118" table:formula="of:=IF([.B136]&lt;&gt;&quot;&quot;;MIN([.H136];[.K136];[.N136];[.R136];[.U136]);&quot;&quot;)" office:value-type="currency" office:currency="EUR" office:value="0.26" calcext:value-type="currency">
            <text:p>0,260 €</text:p>
          </table:table-cell>
          <table:table-cell table:style-name="ce112" table:formula="of:=[.B136]" office:value-type="float" office:value="1" calcext:value-type="float">
            <text:p>1</text:p>
          </table:table-cell>
          <table:table-cell table:style-name="ce128" table:formula="of:=[.Z136]*[.AA136]" office:value-type="float" office:value="0.26" calcext:value-type="float">
            <text:p>0,2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CKSMDB13SA</text:p>
          </table:table-cell>
          <table:table-cell table:style-name="ce23" office:value-type="string" calcext:value-type="string">
            <text:p>Heatsink extruded black; 13 x 19mm x 4.8mm; 29K/W</text:p>
          </table:table-cell>
          <table:table-cell table:style-name="ce14"/>
          <table:table-cell table:style-name="ce14" office:value-type="string" calcext:value-type="string">
            <text:p>4302254</text:p>
          </table:table-cell>
          <table:table-cell table:style-name="ce23" office:value-type="string" calcext:value-type="string">
            <text:p>ICK SMD B 13 SA</text:p>
          </table:table-cell>
          <table:table-cell table:style-name="ce44" office:value-type="float" office:value="0.92" calcext:value-type="float">
            <text:p>0,92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ICKSMDB13SA</text:p>
          </table:table-cell>
          <table:table-cell table:style-name="ce44" office:value-type="float" office:value="0.57" calcext:value-type="float">
            <text:p>0,570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/>
          <table:table-cell table:style-name="ce112" table:formula="of:=IF([.Z137]=[.H137];&quot;Farnell&quot;; IF([.Z137]=[.K137]; &quot;Digikey&quot;; IF([.Z137]=[.N137]; &quot;Mouser&quot;; IF([.Z137]=[.R137]; &quot;RS&quot;; IF([.Z137]=[.U137]; &quot;TME&quot;)))))" office:value-type="string" office:string-value="TME" calcext:value-type="string">
            <text:p>TME</text:p>
          </table:table-cell>
          <table:table-cell table:style-name="ce118" table:formula="of:=IF([.B137]&lt;&gt;&quot;&quot;;MIN([.H137];[.K137];[.N137];[.R137];[.U137]);&quot;&quot;)" office:value-type="currency" office:currency="EUR" office:value="0.57" calcext:value-type="currency">
            <text:p>0,570 €</text:p>
          </table:table-cell>
          <table:table-cell table:style-name="ce112" table:formula="of:=[.B137]" office:value-type="float" office:value="1" calcext:value-type="float">
            <text:p>1</text:p>
          </table:table-cell>
          <table:table-cell table:style-name="ce128" table:formula="of:=[.Z137]*[.AA137]" office:value-type="float" office:value="0.57" calcext:value-type="float">
            <text:p>0,57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29" table:formula="of:=SUM([.AB128:.AB137])" office:value-type="currency" office:currency="EUR" office:value="19.46069" calcext:value-type="currency">
            <text:p>19,46 €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10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3">
          <table:table-cell table:style-name="ce3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22" office:value-type="string" calcext:value-type="string">
            <text:p>2-layer 180 x 95 mm, 1 oz. Cu thickness</text:p>
          </table:table-cell>
          <table:table-cell table:style-name="ce35" office:value-type="string" calcext:value-type="string">
            <text:p>-</text:p>
          </table:table-cell>
          <table:table-cell table:style-name="ce163" table:number-columns-spanned="19" table:number-rows-spanned="1"/>
          <table:covered-table-cell table:style-name="ce163"/>
          <table:covered-table-cell table:style-name="ce37"/>
          <table:covered-table-cell table:style-name="ce54"/>
          <table:covered-table-cell table:style-name="ce65"/>
          <table:covered-table-cell table:style-name="ce37"/>
          <table:covered-table-cell table:style-name="ce80"/>
          <table:covered-table-cell table:style-name="ce65"/>
          <table:covered-table-cell table:style-name="ce37"/>
          <table:covered-table-cell table:style-name="ce80"/>
          <table:covered-table-cell table:number-columns-repeated="2" table:style-name="ce65"/>
          <table:covered-table-cell table:style-name="ce37"/>
          <table:covered-table-cell table:style-name="ce91"/>
          <table:covered-table-cell table:style-name="ce163"/>
          <table:covered-table-cell table:style-name="ce37"/>
          <table:covered-table-cell table:number-columns-repeated="3" table:style-name="ce91"/>
          <table:table-cell table:style-name="ce112" office:value-type="string" calcext:value-type="string">
            <text:p>ALLPCB</text:p>
          </table:table-cell>
          <table:table-cell table:style-name="ce118" table:formula="of:=49/5/1.11" office:value-type="currency" office:currency="EUR" office:value="8.82882882882883" calcext:value-type="currency">
            <text:p>8,829 €</text:p>
          </table:table-cell>
          <table:table-cell table:style-name="ce112" office:value-type="float" office:value="1" calcext:value-type="float">
            <text:p>1</text:p>
          </table:table-cell>
          <table:table-cell table:style-name="ce128" table:formula="of:=[.Z141]*[.AA141]" office:value-type="float" office:value="8.82882882882883" calcext:value-type="float">
            <text:p>8,829</text:p>
          </table:table-cell>
          <table:table-cell table:number-columns-repeated="992"/>
        </table:table-row>
        <table:table-row table:style-name="ro9">
          <table:table-cell table:style-name="ce37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3"/>
          <table:table-cell table:style-name="ce119"/>
          <table:table-cell table:style-name="ce113"/>
          <table:table-cell table:style-name="ce129" table:formula="of:=SUM([.AB141:.AB141])" office:value-type="currency" office:currency="EUR" office:value="8.82882882882883" calcext:value-type="currency">
            <text:p>8,83 €</text:p>
          </table:table-cell>
          <table:table-cell table:number-columns-repeated="992"/>
        </table:table-row>
        <table:table-row table:style-name="ro10">
          <table:table-cell table:style-name="ce37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1">
          <table:table-cell table:style-name="ce37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5"/>
          <table:table-cell table:style-name="ce121"/>
          <table:table-cell table:style-name="ce124" office:value-type="string" calcext:value-type="string">
            <text:p>Total</text:p>
          </table:table-cell>
          <table:table-cell table:style-name="ce130" table:formula="of:=[.AB114]+[.AB138]+[.AB142]" office:value-type="currency" office:currency="EUR" office:value="93.4210788288288" calcext:value-type="currency">
            <text:p>93,42 €</text:p>
          </table:table-cell>
          <table:table-cell table:number-columns-repeated="992"/>
        </table:table-row>
        <table:table-row table:style-name="ro3">
          <table:table-cell table:style-name="ce37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4"/>
          <table:covered-table-cell table:style-name="ce180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65" table:number-columns-repeated="2"/>
          <table:table-cell table:style-name="Default"/>
          <table:table-cell table:style-name="ce181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5"/>
          <table:covered-table-cell table:style-name="Default"/>
          <table:covered-table-cell table:style-name="ce181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154" table:number-columns-repeated="5"/>
          <table:table-cell table:style-name="ce180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154" table:number-columns-repeated="4"/>
          <table:table-cell table:style-name="ce180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6"/>
          <table:table-cell table:style-name="ce130"/>
          <table:table-cell table:number-columns-repeated="992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2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9">
          <table:table-cell table:number-columns-repeated="2"/>
          <table:table-cell table:style-name="ce15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13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9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9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ce145"/>
          <table:table-cell table:style-name="ce145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ce32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ce34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 table:number-rows-repeated="107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 table:number-rows-repeated="1047712">
          <table:table-cell table:number-columns-repeated="1020"/>
        </table:table-row>
        <table:table-row table:style-name="ro14" table:number-rows-repeated="591">
          <table:table-cell table:number-columns-repeated="1020"/>
        </table:table-row>
        <table:table-row table:style-name="ro14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56:'EEZ DIB DCP405(B)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2mm" fo:margin-left="9.14mm" fo:margin-right="17.78mm" fo:margin-top="3.3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6:37:59.230780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0-02-2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3-23T16:39:33.036400729</dc:date>
    <meta:editing-cycles>3506</meta:editing-cycles>
    <meta:editing-duration>P18DT7H37M51S</meta:editing-duration>
    <meta:generator>LibreOffice/6.2.4.2$Linux_X86_64 LibreOffice_project/2412653d852ce75f65fbfa83fb7e7b669a126d64</meta:generator>
    <dc:creator>Denis Kotlar</dc:creator>
    <meta:document-statistic meta:table-count="1" meta:cell-count="31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